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fae" officeooo:paragraph-rsid="001fefae"/>
    </style:style>
    <style:style style:name="P2" style:family="paragraph" style:parent-style-name="Standard">
      <style:text-properties fo:font-weight="normal" officeooo:rsid="001fefae" officeooo:paragraph-rsid="004e6641" style:font-weight-asian="normal" style:font-weight-complex="normal"/>
    </style:style>
    <style:style style:name="P3" style:family="paragraph" style:parent-style-name="Standard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8e4ae9" officeooo:paragraph-rsid="008e6f3d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4" style:family="paragraph" style:parent-style-name="Preformatted_20_Text">
      <style:text-properties fo:font-weight="bold" officeooo:rsid="0022ab34" officeooo:paragraph-rsid="0022ab34" style:font-weight-asian="bold" style:font-weight-complex="bold"/>
    </style:style>
    <style:style style:name="P5" style:family="paragraph" style:parent-style-name="Preformatted_20_Text">
      <style:text-properties fo:font-weight="bold" officeooo:rsid="00252c96" officeooo:paragraph-rsid="00252c96" style:font-weight-asian="bold" style:font-weight-complex="bold"/>
    </style:style>
    <style:style style:name="P6" style:family="paragraph" style:parent-style-name="Preformatted_20_Text">
      <style:text-properties fo:font-weight="bold" officeooo:rsid="0025d061" officeooo:paragraph-rsid="0025d061" style:font-weight-asian="bold" style:font-weight-complex="bold"/>
    </style:style>
    <style:style style:name="P7" style:family="paragraph" style:parent-style-name="Preformatted_20_Text">
      <style:text-properties fo:font-weight="bold" officeooo:rsid="0025d061" officeooo:paragraph-rsid="0028c2e3" style:font-weight-asian="bold" style:font-weight-complex="bold"/>
    </style:style>
    <style:style style:name="P8" style:family="paragraph" style:parent-style-name="Preformatted_20_Text">
      <style:text-properties fo:font-weight="bold" officeooo:rsid="002a9885" officeooo:paragraph-rsid="002a9885" fo:background-color="#fff200" style:font-weight-asian="bold" style:font-weight-complex="bold"/>
    </style:style>
    <style:style style:name="P9" style:family="paragraph" style:parent-style-name="Preformatted_20_Text">
      <style:text-properties fo:font-weight="normal" officeooo:rsid="0022ab34" officeooo:paragraph-rsid="0022ab34" style:font-weight-asian="normal" style:font-weight-complex="normal"/>
    </style:style>
    <style:style style:name="P10" style:family="paragraph" style:parent-style-name="Preformatted_20_Text">
      <style:text-properties fo:font-weight="normal" officeooo:rsid="0022ff9f" officeooo:paragraph-rsid="0022ff9f" style:font-weight-asian="normal" style:font-weight-complex="normal"/>
    </style:style>
    <style:style style:name="P11" style:family="paragraph" style:parent-style-name="Preformatted_20_Text">
      <style:text-properties fo:font-weight="normal" officeooo:rsid="00252c96" officeooo:paragraph-rsid="00252c96" style:font-weight-asian="normal" style:font-weight-complex="normal"/>
    </style:style>
    <style:style style:name="P12" style:family="paragraph" style:parent-style-name="Preformatted_20_Text">
      <style:text-properties fo:font-weight="normal" officeooo:rsid="0028533e" officeooo:paragraph-rsid="0028c2e3" style:font-weight-asian="normal" style:font-weight-complex="normal"/>
    </style:style>
    <style:style style:name="P13" style:family="paragraph" style:parent-style-name="Preformatted_20_Text">
      <style:text-properties fo:font-weight="normal" officeooo:rsid="002a9885" officeooo:paragraph-rsid="002a9885" fo:background-color="transparent" style:font-weight-asian="normal" style:font-weight-complex="normal"/>
    </style:style>
    <style:style style:name="P14" style:family="paragraph" style:parent-style-name="Preformatted_20_Text">
      <style:text-properties fo:font-weight="normal" officeooo:rsid="002cdb5e" officeooo:paragraph-rsid="002cdb5e" fo:background-color="transparent" style:font-weight-asian="normal" style:font-weight-complex="normal"/>
    </style:style>
    <style:style style:name="P15" style:family="paragraph" style:parent-style-name="Preformatted_20_Text">
      <style:text-properties fo:font-weight="normal" officeooo:rsid="00525f68" officeooo:paragraph-rsid="00711e32" fo:background-color="transparent" style:font-weight-asian="normal" style:font-weight-complex="normal"/>
    </style:style>
    <style:style style:name="P16" style:family="paragraph" style:parent-style-name="Preformatted_20_Text">
      <style:text-properties fo:font-weight="normal" officeooo:rsid="00886340" officeooo:paragraph-rsid="00886340" fo:background-color="transparent" style:font-weight-asian="normal" style:font-weight-complex="normal"/>
    </style:style>
    <style:style style:name="P17" style:family="paragraph" style:parent-style-name="Preformatted_20_Text">
      <style:text-properties fo:font-weight="normal" officeooo:rsid="00886340" officeooo:paragraph-rsid="008e4ae9" fo:background-color="transparent" style:font-weight-asian="normal" style:font-weight-complex="normal"/>
    </style:style>
    <style:style style:name="P18" style:family="paragraph" style:parent-style-name="Preformatted_20_Text">
      <style:text-properties officeooo:paragraph-rsid="0022ab34"/>
    </style:style>
    <style:style style:name="P19" style:family="paragraph" style:parent-style-name="Preformatted_20_Text">
      <style:text-properties fo:color="#ce181e" fo:font-weight="bold" officeooo:rsid="0028533e" officeooo:paragraph-rsid="0028533e" style:font-weight-asian="bold" style:font-weight-complex="bold"/>
    </style:style>
    <style:style style:name="P20" style:family="paragraph" style:parent-style-name="Preformatted_20_Text">
      <style:text-properties fo:color="#ce181e" fo:font-weight="normal" officeooo:rsid="002a5978" officeooo:paragraph-rsid="002a5978" style:font-weight-asian="normal" style:font-weight-complex="normal"/>
    </style:style>
    <style:style style:name="P21" style:family="paragraph" style:parent-style-name="Preformatted_20_Text">
      <style:text-properties fo:color="#ce181e" fo:font-weight="normal" officeooo:rsid="002cdb5e" officeooo:paragraph-rsid="002cdb5e" fo:background-color="transparent" style:font-weight-asian="normal" style:font-weight-complex="normal"/>
    </style:style>
    <style:style style:name="P22" style:family="paragraph" style:parent-style-name="Preformatted_20_Text">
      <style:text-properties fo:color="#ce181e" fo:font-weight="normal" officeooo:rsid="003adb8a" officeooo:paragraph-rsid="003c0942" fo:background-color="transparent" style:font-weight-asian="normal" style:font-weight-complex="normal"/>
    </style:style>
    <style:style style:name="P23" style:family="paragraph" style:parent-style-name="Preformatted_20_Text">
      <style:text-properties fo:color="#ce181e" fo:font-weight="normal" officeooo:rsid="006ab27e" officeooo:paragraph-rsid="006ab27e" fo:background-color="transparent" style:font-weight-asian="normal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ce181e" fo:font-size="8pt" fo:font-weight="normal" officeooo:paragraph-rsid="00a278dc" fo:background-color="transparent" style:font-size-asian="8pt" style:font-size-complex="8pt"/>
    </style:style>
    <style:style style:name="P25" style:family="paragraph" style:parent-style-name="Preformatted_20_Text">
      <style:text-properties fo:color="#407927" fo:font-weight="normal" officeooo:rsid="002a5978" officeooo:paragraph-rsid="002a5978" style:font-weight-asian="normal" style:font-weight-complex="normal"/>
    </style:style>
    <style:style style:name="P26" style:family="paragraph" style:parent-style-name="Preformatted_20_Text">
      <style:text-properties fo:color="#407927" fo:font-weight="normal" officeooo:rsid="0044661b" officeooo:paragraph-rsid="0044661b" fo:background-color="transparent" style:font-weight-asian="normal" style:font-weight-complex="normal"/>
    </style:style>
    <style:style style:name="P27" style:family="paragraph" style:parent-style-name="Preformatted_20_Text">
      <style:text-properties fo:color="#ed1c24" fo:font-weight="normal" officeooo:rsid="00252c96" officeooo:paragraph-rsid="00252c96" style:font-weight-asian="normal" style:font-weight-complex="normal"/>
    </style:style>
    <style:style style:name="P28" style:family="paragraph" style:parent-style-name="Preformatted_20_Text">
      <style:text-properties fo:color="#ed1c24" fo:font-weight="normal" officeooo:rsid="0022ab34" officeooo:paragraph-rsid="0022ab34" style:font-weight-asian="normal" style:font-weight-complex="normal"/>
    </style:style>
    <style:style style:name="P29" style:family="paragraph" style:parent-style-name="Preformatted_20_Text">
      <style:text-properties fo:color="#ed1c24" fo:font-weight="normal" officeooo:rsid="002af03d" officeooo:paragraph-rsid="002af03d" fo:background-color="transparent" style:font-weight-asian="normal" style:font-weight-complex="normal"/>
    </style:style>
    <style:style style:name="P30" style:family="paragraph" style:parent-style-name="Preformatted_20_Text">
      <style:text-properties fo:color="#ed1c24" fo:font-weight="normal" officeooo:rsid="002cdb5e" officeooo:paragraph-rsid="002cdb5e" fo:background-color="transparent" style:font-weight-asian="normal" style:font-weight-complex="normal"/>
    </style:style>
    <style:style style:name="P31" style:family="paragraph" style:parent-style-name="Preformatted_20_Text">
      <style:text-properties fo:color="#ed1c24" fo:font-weight="normal" officeooo:rsid="0044661b" officeooo:paragraph-rsid="0044661b" fo:background-color="transparent" style:font-weight-asian="normal" style:font-weight-complex="normal"/>
    </style:style>
    <style:style style:name="P32" style:family="paragraph" style:parent-style-name="Preformatted_20_Text">
      <style:text-properties fo:color="#ed1c24" fo:font-weight="normal" officeooo:rsid="00641c43" officeooo:paragraph-rsid="00659135" fo:background-color="transparent" style:font-weight-asian="normal" style:font-weight-complex="normal"/>
    </style:style>
    <style:style style:name="P33" style:family="paragraph" style:parent-style-name="Preformatted_20_Text">
      <style:text-properties fo:color="#000000" fo:font-weight="normal" officeooo:rsid="002cdb5e" officeooo:paragraph-rsid="002cdb5e" fo:background-color="transparent" style:font-weight-asian="normal" style:font-weight-complex="normal"/>
    </style:style>
    <style:style style:name="P34" style:family="paragraph" style:parent-style-name="Preformatted_20_Text">
      <style:text-properties fo:color="#000000" fo:font-weight="normal" officeooo:rsid="00323b0e" officeooo:paragraph-rsid="00323b0e" fo:background-color="transparent" style:font-weight-asian="normal" style:font-weight-complex="normal"/>
    </style:style>
    <style:style style:name="P35" style:family="paragraph" style:parent-style-name="Preformatted_20_Text">
      <style:text-properties fo:color="#000000" fo:font-weight="normal" officeooo:rsid="00323b0e" officeooo:paragraph-rsid="00342242" fo:background-color="transparent" style:font-weight-asian="normal" style:font-weight-complex="normal"/>
    </style:style>
    <style:style style:name="P36" style:family="paragraph" style:parent-style-name="Preformatted_20_Text">
      <style:text-properties fo:color="#000000" fo:font-weight="normal" officeooo:rsid="003adb8a" officeooo:paragraph-rsid="003adb8a" fo:background-color="transparent" style:font-weight-asian="normal" style:font-weight-complex="normal"/>
    </style:style>
    <style:style style:name="P37" style:family="paragraph" style:parent-style-name="Preformatted_20_Text">
      <style:text-properties fo:color="#000000" fo:font-weight="normal" officeooo:rsid="003adb8a" officeooo:paragraph-rsid="003c0942" fo:background-color="transparent" style:font-weight-asian="normal" style:font-weight-complex="normal"/>
    </style:style>
    <style:style style:name="P38" style:family="paragraph" style:parent-style-name="Preformatted_20_Text">
      <style:text-properties fo:color="#000000" fo:font-weight="normal" officeooo:rsid="003adb8a" officeooo:paragraph-rsid="0042e8a2" fo:background-color="transparent" style:font-weight-asian="normal" style:font-weight-complex="normal"/>
    </style:style>
    <style:style style:name="P39" style:family="paragraph" style:parent-style-name="Preformatted_20_Text">
      <style:text-properties fo:color="#000000" fo:font-weight="normal" officeooo:rsid="0044661b" officeooo:paragraph-rsid="0044661b" fo:background-color="transparent" style:font-weight-asian="normal" style:font-weight-complex="normal"/>
    </style:style>
    <style:style style:name="P40" style:family="paragraph" style:parent-style-name="Preformatted_20_Text">
      <style:text-properties fo:color="#000000" fo:font-weight="normal" officeooo:rsid="00525f68" officeooo:paragraph-rsid="00564483" fo:background-color="transparent" style:font-weight-asian="normal" style:font-weight-complex="normal"/>
    </style:style>
    <style:style style:name="P41" style:family="paragraph" style:parent-style-name="Preformatted_20_Text">
      <style:text-properties fo:color="#000000" fo:font-weight="normal" officeooo:rsid="00525f68" officeooo:paragraph-rsid="00711e32" fo:background-color="transparent" style:font-weight-asian="normal" style:font-weight-complex="normal"/>
    </style:style>
    <style:style style:name="P42" style:family="paragraph" style:parent-style-name="Preformatted_20_Text">
      <style:text-properties fo:color="#000000" fo:font-weight="normal" officeooo:rsid="00525f68" officeooo:paragraph-rsid="007218ee" fo:background-color="transparent" style:font-weight-asian="normal" style:font-weight-complex="normal"/>
    </style:style>
    <style:style style:name="P43" style:family="paragraph" style:parent-style-name="Preformatted_20_Text">
      <style:text-properties fo:color="#000000" fo:font-weight="normal" officeooo:rsid="00525f68" officeooo:paragraph-rsid="00ce71ea" fo:background-color="transparent" style:font-weight-asian="normal" style:font-weight-complex="normal"/>
    </style:style>
    <style:style style:name="P44" style:family="paragraph" style:parent-style-name="Preformatted_20_Text">
      <style:text-properties fo:color="#000000" fo:font-weight="normal" officeooo:rsid="005ce09b" officeooo:paragraph-rsid="005ce09b" fo:background-color="transparent" style:font-weight-asian="normal" style:font-weight-complex="normal"/>
    </style:style>
    <style:style style:name="P45" style:family="paragraph" style:parent-style-name="Preformatted_20_Text">
      <style:text-properties fo:color="#000000" fo:font-weight="normal" officeooo:rsid="005ce09b" officeooo:paragraph-rsid="00626e59" fo:background-color="transparent" style:font-weight-asian="normal" style:font-weight-complex="normal"/>
    </style:style>
    <style:style style:name="P46" style:family="paragraph" style:parent-style-name="Preformatted_20_Text">
      <style:text-properties fo:color="#000000" fo:font-weight="normal" officeooo:rsid="005ce09b" officeooo:paragraph-rsid="00659135" fo:background-color="transparent" style:font-weight-asian="normal" style:font-weight-complex="normal"/>
    </style:style>
    <style:style style:name="P47" style:family="paragraph" style:parent-style-name="Preformatted_20_Text">
      <style:text-properties fo:color="#000000" fo:font-weight="normal" officeooo:rsid="005ce09b" officeooo:paragraph-rsid="006cf706" fo:background-color="transparent" style:font-weight-asian="normal" style:font-weight-complex="normal"/>
    </style:style>
    <style:style style:name="P48" style:family="paragraph" style:parent-style-name="Preformatted_20_Text">
      <style:text-properties fo:color="#000000" fo:font-weight="normal" officeooo:rsid="0060e3bb" officeooo:paragraph-rsid="0060e3bb" fo:background-color="transparent" style:font-weight-asian="normal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fo:color="#000000" fo:font-weight="normal" officeooo:rsid="0060e3bb" officeooo:paragraph-rsid="0060e3bb" fo:background-color="transparent" style:font-weight-asian="normal" style:font-weight-complex="normal"/>
    </style:style>
    <style:style style:name="P50" style:family="paragraph" style:parent-style-name="Preformatted_20_Text">
      <style:text-properties fo:color="#000000" fo:font-weight="normal" officeooo:rsid="0060e3bb" officeooo:paragraph-rsid="00c42fc9" fo:background-color="transparent" style:font-weight-asian="normal" style:font-weight-complex="normal"/>
    </style:style>
    <style:style style:name="P51" style:family="paragraph" style:parent-style-name="Preformatted_20_Text">
      <style:text-properties fo:color="#000000" fo:font-weight="normal" officeooo:rsid="00659135" officeooo:paragraph-rsid="00659135" fo:background-color="transparent" style:font-weight-asian="normal" style:font-weight-complex="normal"/>
    </style:style>
    <style:style style:name="P52" style:family="paragraph" style:parent-style-name="Preformatted_20_Text">
      <style:text-properties fo:color="#000000" fo:font-weight="normal" officeooo:rsid="0065cb12" officeooo:paragraph-rsid="0065cb12" fo:background-color="transparent" style:font-weight-asian="normal" style:font-weight-complex="normal"/>
    </style:style>
    <style:style style:name="P53" style:family="paragraph" style:parent-style-name="Preformatted_20_Text">
      <style:text-properties fo:color="#000000" fo:font-weight="normal" officeooo:rsid="00641c43" officeooo:paragraph-rsid="00659135" fo:background-color="transparent" style:font-weight-asian="normal" style:font-weight-complex="normal"/>
    </style:style>
    <style:style style:name="P54" style:family="paragraph" style:parent-style-name="Preformatted_20_Text">
      <style:text-properties fo:color="#000000" fo:font-weight="normal" officeooo:rsid="006cbabe" officeooo:paragraph-rsid="006cbabe" fo:background-color="transparent" style:font-weight-asian="normal" style:font-weight-complex="normal"/>
    </style:style>
    <style:style style:name="P55" style:family="paragraph" style:parent-style-name="Preformatted_20_Text">
      <style:text-properties fo:color="#000000" fo:font-weight="normal" officeooo:rsid="006cc470" officeooo:paragraph-rsid="006cc470" fo:background-color="transparent" style:font-weight-asian="normal" style:font-weight-complex="normal"/>
    </style:style>
    <style:style style:name="P56" style:family="paragraph" style:parent-style-name="Preformatted_20_Text">
      <style:text-properties fo:color="#000000" fo:font-weight="normal" officeooo:rsid="006cf706" officeooo:paragraph-rsid="006cf706" fo:background-color="transparent" style:font-weight-asian="normal" style:font-weight-complex="normal"/>
    </style:style>
    <style:style style:name="P57" style:family="paragraph" style:parent-style-name="Preformatted_20_Text">
      <style:text-properties fo:color="#000000" fo:font-weight="normal" officeooo:rsid="006e1286" officeooo:paragraph-rsid="006e9b36" fo:background-color="transparent" style:font-weight-asian="normal" style:font-weight-complex="normal"/>
    </style:style>
    <style:style style:name="P58" style:family="paragraph" style:parent-style-name="Preformatted_20_Text">
      <style:text-properties fo:color="#000000" fo:font-weight="normal" officeooo:rsid="0074c372" officeooo:paragraph-rsid="0074c372" fo:background-color="transparent" style:font-weight-asian="normal" style:font-weight-complex="normal"/>
    </style:style>
    <style:style style:name="P59" style:family="paragraph" style:parent-style-name="Preformatted_20_Text">
      <style:text-properties fo:color="#000000" fo:font-weight="normal" officeooo:rsid="009ca960" officeooo:paragraph-rsid="009ca960" fo:background-color="transparent" style:font-weight-asian="normal" style:font-weight-complex="normal"/>
    </style:style>
    <style:style style:name="P60" style:family="paragraph" style:parent-style-name="Preformatted_20_Text">
      <style:text-properties fo:color="#000000" fo:font-weight="normal" officeooo:rsid="00a184be" officeooo:paragraph-rsid="00a184be" fo:background-color="transparent" style:font-weight-asian="normal" style:font-weight-complex="normal"/>
    </style:style>
    <style:style style:name="P61" style:family="paragraph" style:parent-style-name="Preformatted_20_Text">
      <style:text-properties fo:color="#000000" fo:font-weight="normal" officeooo:rsid="00a2c398" officeooo:paragraph-rsid="00a2c398" fo:background-color="transparent" style:font-weight-asian="normal" style:font-weight-complex="normal"/>
    </style:style>
    <style:style style:name="P62" style:family="paragraph" style:parent-style-name="Preformatted_20_Text">
      <style:text-properties fo:color="#000000" fo:font-weight="normal" officeooo:rsid="00a2c398" officeooo:paragraph-rsid="00a39633" fo:background-color="transparent" style:font-weight-asian="normal" style:font-weight-complex="normal"/>
    </style:style>
    <style:style style:name="P63" style:family="paragraph" style:parent-style-name="Preformatted_20_Text">
      <style:text-properties fo:color="#000000" fo:font-weight="normal" officeooo:rsid="00a7d262" officeooo:paragraph-rsid="00a7d262" fo:background-color="transparent" style:font-weight-asian="normal" style:font-weight-complex="normal"/>
    </style:style>
    <style:style style:name="P64" style:family="paragraph" style:parent-style-name="Preformatted_20_Text">
      <style:text-properties fo:color="#000000" fo:font-weight="normal" officeooo:rsid="00afd35d" officeooo:paragraph-rsid="00afd35d" fo:background-color="transparent" style:font-weight-asian="normal" style:font-weight-complex="normal"/>
    </style:style>
    <style:style style:name="P65" style:family="paragraph" style:parent-style-name="Preformatted_20_Text">
      <style:text-properties fo:color="#000000" fo:font-weight="normal" officeooo:rsid="00b18366" officeooo:paragraph-rsid="00b18366" fo:background-color="transparent" style:font-weight-asian="normal" style:font-weight-complex="normal"/>
    </style:style>
    <style:style style:name="P66" style:family="paragraph" style:parent-style-name="Preformatted_20_Text">
      <style:text-properties fo:color="#000000" fo:font-weight="normal" officeooo:rsid="00b18366" officeooo:paragraph-rsid="00b224b9" fo:background-color="transparent" style:font-weight-asian="normal" style:font-weight-complex="normal"/>
    </style:style>
    <style:style style:name="P67" style:family="paragraph" style:parent-style-name="Preformatted_20_Text">
      <style:text-properties fo:color="#000000" fo:font-weight="normal" officeooo:rsid="00b224b9" officeooo:paragraph-rsid="00b224b9" fo:background-color="transparent" style:font-weight-asian="normal" style:font-weight-complex="normal"/>
    </style:style>
    <style:style style:name="P68" style:family="paragraph" style:parent-style-name="Preformatted_20_Text">
      <style:text-properties fo:color="#000000" fo:font-weight="normal" officeooo:rsid="00b70d10" officeooo:paragraph-rsid="00b70d10" fo:background-color="transparent" style:font-weight-asian="normal" style:font-weight-complex="normal"/>
    </style:style>
    <style:style style:name="P69" style:family="paragraph" style:parent-style-name="Preformatted_20_Text">
      <style:text-properties fo:color="#000000" fo:font-weight="normal" officeooo:rsid="00ce71ea" officeooo:paragraph-rsid="00ce71ea" fo:background-color="transparent" style:font-weight-asian="normal" style:font-weight-complex="normal"/>
    </style:style>
    <style:style style:name="P70" style:family="paragraph" style:parent-style-name="Preformatted_20_Text">
      <style:text-properties fo:color="#000000" fo:font-weight="normal" officeooo:rsid="005ce09b" officeooo:paragraph-rsid="005ce09b" fo:background-color="#fff200" style:font-weight-asian="normal" style:font-weight-complex="normal"/>
    </style:style>
    <style:style style:name="P71" style:family="paragraph" style:parent-style-name="Preformatted_20_Text">
      <style:text-properties fo:color="#000000" fo:font-weight="bold" officeooo:rsid="00323b0e" officeooo:paragraph-rsid="00323b0e" fo:background-color="transparent" style:font-weight-asian="bold" style:font-weight-complex="bold"/>
    </style:style>
    <style:style style:name="P72" style:family="paragraph" style:parent-style-name="Preformatted_20_Text">
      <style:text-properties fo:color="#000000" fo:font-weight="bold" officeooo:rsid="0048c91b" officeooo:paragraph-rsid="0048c91b" fo:background-color="transparent" style:font-weight-asian="bold" style:font-weight-complex="bold"/>
    </style:style>
    <style:style style:name="P73" style:family="paragraph" style:parent-style-name="Preformatted_20_Text">
      <style:text-properties fo:color="#000000" fo:font-weight="bold" officeooo:rsid="00a184be" officeooo:paragraph-rsid="00a184be" fo:background-color="transparent" style:font-weight-asian="bold" style:font-weight-complex="bold"/>
    </style:style>
    <style:style style:name="P74" style:family="paragraph" style:parent-style-name="Preformatted_20_Text">
      <style:text-properties fo:color="#000000" fo:font-weight="bold" officeooo:paragraph-rsid="00a184be" fo:background-color="transparent"/>
    </style:style>
    <style:style style:name="P75" style:family="paragraph" style:parent-style-name="Preformatted_20_Text">
      <style:text-properties fo:color="#000000" fo:font-weight="bold" officeooo:rsid="002cdb5e" officeooo:paragraph-rsid="003adb8a" fo:background-color="#fff200" style:font-weight-asian="bold" style:font-weight-complex="bold"/>
    </style:style>
    <style:style style:name="P76" style:family="paragraph" style:parent-style-name="Preformatted_20_Text">
      <style:text-properties fo:color="#000000" fo:font-weight="bold" officeooo:rsid="002cdb5e" officeooo:paragraph-rsid="00711e32" fo:background-color="#fff200" style:font-weight-asian="bold" style:font-weight-complex="bold"/>
    </style:style>
    <style:style style:name="P77" style:family="paragraph" style:parent-style-name="Preformatted_20_Text">
      <style:text-properties fo:color="#000000" fo:font-weight="bold" officeooo:rsid="0044661b" officeooo:paragraph-rsid="0044661b" fo:background-color="#fff200" style:font-weight-asian="bold" style:font-weight-complex="bold"/>
    </style:style>
    <style:style style:name="P78" style:family="paragraph" style:parent-style-name="Preformatted_20_Text">
      <style:text-properties fo:color="#000000" fo:font-weight="bold" officeooo:rsid="0060e3bb" officeooo:paragraph-rsid="0060e3bb" fo:background-color="#fff200" style:font-weight-asian="bold" style:font-weight-complex="bold"/>
    </style:style>
    <style:style style:name="P79" style:family="paragraph" style:parent-style-name="Preformatted_20_Text">
      <style:text-properties fo:color="#000000" fo:font-weight="bold" officeooo:rsid="0060e3bb" officeooo:paragraph-rsid="00c42fc9" fo:background-color="#aadcf7" style:font-weight-asian="bold" style:font-weight-complex="bold"/>
    </style:style>
    <style:style style:name="P80" style:family="paragraph" style:parent-style-name="Preformatted_20_Text">
      <style:text-properties fo:color="#000000" fo:font-weight="bold" officeooo:rsid="00641c43" officeooo:paragraph-rsid="00c42fc9" fo:background-color="#aadcf7" style:font-weight-asian="bold" style:font-weight-complex="bold"/>
    </style:style>
    <style:style style:name="P81" style:family="paragraph" style:parent-style-name="Preformatted_20_Text">
      <style:text-properties fo:color="#000000" fo:font-size="6pt" fo:font-weight="normal" officeooo:rsid="00525f68" officeooo:paragraph-rsid="00564483" fo:background-color="transparent" style:font-size-asian="6pt" style:font-weight-asian="normal" style:font-size-complex="6pt" style:font-weight-complex="normal"/>
    </style:style>
    <style:style style:name="P82" style:family="paragraph" style:parent-style-name="Preformatted_20_Text">
      <style:text-properties fo:color="#000000" fo:font-size="6pt" fo:font-weight="normal" officeooo:rsid="00a7d262" officeooo:paragraph-rsid="00a7ed83" fo:background-color="transparent" style:font-size-asian="6pt" style:font-weight-asian="normal" style:font-size-complex="6pt" style:font-weight-complex="normal"/>
    </style:style>
    <style:style style:name="P83" style:family="paragraph" style:parent-style-name="Preformatted_20_Text">
      <style:text-properties fo:color="#000000" fo:font-size="6pt" fo:font-weight="normal" officeooo:rsid="005ce09b" officeooo:paragraph-rsid="00ad2ea9" fo:background-color="transparent" style:font-size-asian="6pt" style:font-weight-asian="normal" style:font-size-complex="6pt" style:font-weight-complex="normal"/>
    </style:style>
    <style:style style:name="P84" style:family="paragraph" style:parent-style-name="Preformatted_20_Text">
      <style:text-properties fo:color="#000000" fo:font-size="6pt" fo:font-weight="normal" officeooo:rsid="005ce09b" officeooo:paragraph-rsid="00ae4001" fo:background-color="transparent" style:font-size-asian="6pt" style:font-weight-asian="normal" style:font-size-complex="6pt" style:font-weight-complex="normal"/>
    </style:style>
    <style:style style:name="P85" style:family="paragraph" style:parent-style-name="Preformatted_20_Text">
      <style:text-properties fo:color="#000000" fo:font-size="8pt" fo:font-weight="normal" officeooo:rsid="00525f68" officeooo:paragraph-rsid="00564483" fo:background-color="transparent" style:font-size-asian="8pt" style:font-weight-asian="normal" style:font-size-complex="8pt" style:font-weight-complex="normal"/>
    </style:style>
    <style:style style:name="P86" style:family="paragraph" style:parent-style-name="Preformatted_20_Text">
      <style:text-properties fo:color="#000000" fo:font-size="8pt" fo:font-weight="normal" officeooo:rsid="00525f68" officeooo:paragraph-rsid="00a918cb" fo:background-color="transparent" style:font-size-asian="8pt" style:font-weight-asian="normal" style:font-size-complex="8pt" style:font-weight-complex="normal"/>
    </style:style>
    <style:style style:name="P87" style:family="paragraph" style:parent-style-name="Preformatted_20_Text">
      <style:text-properties fo:color="#000000" style:font-name="Liberation Mono" fo:font-size="8pt" fo:font-weight="normal" officeooo:rsid="00525f68" officeooo:paragraph-rsid="00a7ed83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88" style:family="paragraph" style:parent-style-name="Preformatted_20_Text">
      <style:text-properties fo:color="#000000" style:font-name="Liberation Mono" fo:font-size="8pt" fo:font-weight="normal" officeooo:rsid="00525f68" officeooo:paragraph-rsid="00a918cb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89" style:family="paragraph" style:parent-style-name="Preformatted_20_Text">
      <style:text-properties fo:color="#000000" style:font-name="Liberation Mono" fo:font-size="6pt" fo:font-weight="normal" officeooo:rsid="00a7d262" officeooo:paragraph-rsid="00a7ed83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90" style:family="paragraph" style:parent-style-name="Preformatted_20_Text">
      <style:text-properties fo:color="#000000" style:font-name="Liberation Mono" fo:font-size="6pt" fo:font-weight="normal" officeooo:rsid="00525f68" officeooo:paragraph-rsid="00a918cb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91" style:family="paragraph" style:parent-style-name="Preformatted_20_Text">
      <style:text-properties fo:color="#000000" style:font-name="Liberation Mono" fo:font-size="10pt" fo:font-weight="bold" officeooo:rsid="009a588f" officeooo:paragraph-rsid="009a588f" fo:background-color="#f2cbf8" style:font-name-asian="DejaVu Sans Mono" style:font-size-asian="10pt" style:font-weight-asian="bold" style:font-name-complex="Liberation Mono" style:font-size-complex="10pt" style:font-weight-complex="bold"/>
    </style:style>
    <style:style style:name="P92" style:family="paragraph" style:parent-style-name="Preformatted_20_Text">
      <style:text-properties fo:color="#000000" style:font-name="Liberation Mono" fo:font-size="10pt" fo:font-weight="bold" officeooo:rsid="009a588f" officeooo:paragraph-rsid="009e025c" fo:background-color="#f2cbf8" style:font-name-asian="DejaVu Sans Mono" style:font-size-asian="10pt" style:font-weight-asian="bold" style:font-name-complex="Liberation Mono" style:font-size-complex="10pt" style:font-weight-complex="bold"/>
    </style:style>
    <style:style style:name="P93" style:family="paragraph" style:parent-style-name="Preformatted_20_Text">
      <style:text-properties fo:color="#000000" style:font-name="Liberation Mono" fo:font-size="10pt" fo:font-weight="bold" officeooo:rsid="009a588f" officeooo:paragraph-rsid="009f93da" fo:background-color="#f2cbf8" style:font-name-asian="DejaVu Sans Mono" style:font-size-asian="10pt" style:font-weight-asian="bold" style:font-name-complex="Liberation Mono" style:font-size-complex="10pt" style:font-weight-complex="bold"/>
    </style:style>
    <style:style style:name="P94" style:family="paragraph" style:parent-style-name="Preformatted_20_Text">
      <style:text-properties fo:color="#000000" style:font-name="Liberation Mono" fo:font-size="10pt" fo:font-weight="bold" officeooo:rsid="009a588f" officeooo:paragraph-rsid="00a39633" fo:background-color="#f2cbf8" style:font-name-asian="DejaVu Sans Mono" style:font-size-asian="10pt" style:font-weight-asian="bold" style:font-name-complex="Liberation Mono" style:font-size-complex="10pt" style:font-weight-complex="bold"/>
    </style:style>
    <style:style style:name="P95" style:family="paragraph" style:parent-style-name="Preformatted_20_Text">
      <style:text-properties fo:color="#000000" style:font-name="Liberation Mono" fo:font-size="10pt" fo:font-weight="bold" officeooo:rsid="009a588f" officeooo:paragraph-rsid="00a2c398" fo:background-color="#f2cbf8" style:font-name-asian="DejaVu Sans Mono" style:font-size-asian="10pt" style:font-weight-asian="bold" style:font-name-complex="Liberation Mono" style:font-size-complex="10pt" style:font-weight-complex="bold"/>
    </style:style>
    <style:style style:name="P96" style:family="paragraph" style:parent-style-name="Preformatted_20_Text">
      <style:text-properties fo:color="#000000" fo:font-style="normal" fo:font-weight="normal" officeooo:rsid="00a2c398" officeooo:paragraph-rsid="00564483" fo:background-color="transparent" style:font-style-asian="normal" style:font-weight-asian="normal" style:font-style-complex="normal" style:font-weight-complex="normal"/>
    </style:style>
    <style:style style:name="P97" style:family="paragraph" style:parent-style-name="Preformatted_20_Text">
      <style:text-properties fo:color="#1c3687" fo:font-weight="normal" officeooo:rsid="0044661b" officeooo:paragraph-rsid="0044661b" fo:background-color="transparent" style:font-weight-asian="normal" style:font-weight-complex="normal"/>
    </style:style>
    <style:style style:name="P98" style:family="paragraph" style:parent-style-name="Preformatted_20_Text">
      <style:text-properties fo:color="#1c3687" fo:font-weight="normal" officeooo:rsid="003adb8a" officeooo:paragraph-rsid="003adb8a" fo:background-color="transparent" style:font-weight-asian="normal" style:font-weight-complex="normal"/>
    </style:style>
    <style:style style:name="P99" style:family="paragraph" style:parent-style-name="Preformatted_20_Text">
      <style:text-properties fo:color="#1c3687" fo:font-weight="normal" officeooo:rsid="003adb8a" officeooo:paragraph-rsid="0042e8a2" fo:background-color="transparent" style:font-weight-asian="normal" style:font-weight-complex="normal"/>
    </style:style>
    <style:style style:name="P100" style:family="paragraph" style:parent-style-name="Preformatted_20_Text">
      <style:text-properties fo:color="#1c3687" fo:font-weight="normal" officeooo:rsid="009326b1" officeooo:paragraph-rsid="009326b1" fo:background-color="transparent" style:font-weight-asian="normal" style:font-weight-complex="normal"/>
    </style:style>
    <style:style style:name="P101" style:family="paragraph" style:parent-style-name="Preformatted_20_Text">
      <style:text-properties fo:color="#1c3687" fo:font-weight="normal" officeooo:rsid="009ca960" officeooo:paragraph-rsid="009ca960" fo:background-color="transparent" style:font-weight-asian="normal" style:font-weight-complex="normal"/>
    </style:style>
    <style:style style:name="P102" style:family="paragraph" style:parent-style-name="Preformatted_20_Text">
      <style:text-properties fo:color="#1c3687" fo:font-size="8pt" fo:font-weight="normal" officeooo:rsid="009ca960" officeooo:paragraph-rsid="009ca960" fo:background-color="transparent" style:font-size-asian="8pt" style:font-weight-asian="normal" style:font-size-complex="8pt" style:font-weight-complex="normal"/>
    </style:style>
    <style:style style:name="P103" style:family="paragraph" style:parent-style-name="Preformatted_20_Text">
      <style:text-properties fo:color="#003d73" fo:font-weight="normal" officeooo:rsid="0044661b" officeooo:paragraph-rsid="0044661b" fo:background-color="transparent" style:font-weight-asian="normal" style:font-weight-complex="normal"/>
    </style:style>
    <style:style style:name="P104" style:family="paragraph" style:parent-style-name="Preformatted_20_Text">
      <style:text-properties fo:color="#003d73" fo:font-size="8pt" fo:font-weight="normal" officeooo:rsid="009f93da" officeooo:paragraph-rsid="009f93da" fo:background-color="transparent" style:font-size-asian="8pt" style:font-weight-asian="normal" style:font-size-complex="8pt" style:font-weight-complex="normal"/>
    </style:style>
    <style:style style:name="P105" style:family="paragraph" style:parent-style-name="Preformatted_20_Text">
      <style:text-properties fo:color="#003d73" fo:font-size="8pt" fo:font-weight="normal" officeooo:rsid="009f93da" officeooo:paragraph-rsid="00a39633" fo:background-color="transparent" style:font-size-asian="8pt" style:font-weight-asian="normal" style:font-size-complex="8pt" style:font-weight-complex="normal"/>
    </style:style>
    <style:style style:name="P106" style:family="paragraph" style:parent-style-name="Preformatted_20_Text">
      <style:text-properties fo:color="#003d73" style:font-name="Liberation Mono" fo:font-size="8pt" fo:font-weight="normal" officeooo:rsid="009f93da" officeooo:paragraph-rsid="00564483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07" style:family="paragraph" style:parent-style-name="Preformatted_20_Text">
      <style:text-properties fo:color="#f37b70" fo:font-weight="normal" officeooo:rsid="0044661b" officeooo:paragraph-rsid="0044661b" fo:background-color="transparent" style:font-weight-asian="normal" style:font-weight-complex="normal"/>
    </style:style>
    <style:style style:name="P108" style:family="paragraph" style:parent-style-name="Preformatted_20_Text">
      <style:text-properties style:use-window-font-color="true" fo:font-weight="bold" officeooo:rsid="0060e3bb" officeooo:paragraph-rsid="0092fd79" fo:background-color="#1c3687" style:font-weight-asian="bold" style:font-weight-complex="bold"/>
    </style:style>
    <style:style style:name="P109" style:family="paragraph" style:parent-style-name="Preformatted_20_Text">
      <style:text-properties style:use-window-font-color="true" fo:font-weight="bold" officeooo:rsid="0060e3bb" officeooo:paragraph-rsid="0060e3bb" fo:background-color="#aadcf7" style:font-weight-asian="bold" style:font-weight-complex="bold"/>
    </style:style>
    <style:style style:name="P110" style:family="paragraph" style:parent-style-name="Preformatted_20_Text">
      <style:text-properties style:use-window-font-color="true" fo:font-weight="bold" officeooo:rsid="0060e3bb" officeooo:paragraph-rsid="00659135" fo:background-color="#aadcf7" style:font-weight-asian="bold" style:font-weight-complex="bold"/>
    </style:style>
    <style:style style:name="P111" style:family="paragraph" style:parent-style-name="Preformatted_20_Text">
      <style:text-properties style:use-window-font-color="true" fo:font-weight="bold" officeooo:rsid="0065cb12" officeooo:paragraph-rsid="0065cb12" fo:background-color="#aadcf7" style:font-weight-asian="bold" style:font-weight-complex="bold"/>
    </style:style>
    <style:style style:name="P112" style:family="paragraph" style:parent-style-name="Preformatted_20_Text">
      <style:text-properties style:use-window-font-color="true" fo:font-weight="bold" officeooo:rsid="0092fd79" officeooo:paragraph-rsid="0092fd79" fo:background-color="#aadcf7" style:font-weight-asian="bold" style:font-weight-complex="bold"/>
    </style:style>
    <style:style style:name="P113" style:family="paragraph" style:parent-style-name="Preformatted_20_Text">
      <style:text-properties style:use-window-font-color="true" fo:font-weight="bold" officeooo:rsid="0092fd79" officeooo:paragraph-rsid="0094c5b0" fo:background-color="#aadcf7" style:font-weight-asian="bold" style:font-weight-complex="bold"/>
    </style:style>
    <style:style style:name="P114" style:family="paragraph" style:parent-style-name="Preformatted_20_Text">
      <style:text-properties style:use-window-font-color="true" fo:font-weight="bold" officeooo:rsid="0092fd79" officeooo:paragraph-rsid="00973102" fo:background-color="#aadcf7" style:font-weight-asian="bold" style:font-weight-complex="bold"/>
    </style:style>
    <style:style style:name="P115" style:family="paragraph" style:parent-style-name="Preformatted_20_Text">
      <style:text-properties style:use-window-font-color="true" style:font-name="Liberation Mono" fo:font-size="10pt" fo:font-weight="bold" officeooo:rsid="00973102" officeooo:paragraph-rsid="009a588f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16" style:family="paragraph" style:parent-style-name="Preformatted_20_Text">
      <style:text-properties style:use-window-font-color="true" style:font-name="Liberation Mono" fo:font-size="10pt" fo:font-weight="bold" officeooo:rsid="00973102" officeooo:paragraph-rsid="009a588f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17" style:family="paragraph" style:parent-style-name="Preformatted_20_Text">
      <style:text-properties style:use-window-font-color="true" style:font-name="Liberation Mono" fo:font-size="10pt" fo:font-weight="bold" officeooo:rsid="00973102" officeooo:paragraph-rsid="00a2c398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18" style:family="paragraph" style:parent-style-name="Preformatted_20_Text">
      <style:text-properties style:use-window-font-color="true" style:font-name="Liberation Mono" fo:font-size="10pt" fo:font-weight="normal" officeooo:rsid="009a588f" officeooo:paragraph-rsid="009a588f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19" style:family="paragraph" style:parent-style-name="Preformatted_20_Text">
      <style:text-properties style:use-window-font-color="true" style:font-name="Liberation Mono" fo:font-size="10pt" fo:font-weight="normal" officeooo:rsid="009a588f" officeooo:paragraph-rsid="009e025c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20" style:family="paragraph" style:parent-style-name="Preformatted_20_Text">
      <style:text-properties style:use-window-font-color="true" style:font-name="Liberation Mono" fo:font-size="10pt" fo:font-weight="normal" officeooo:rsid="009a588f" officeooo:paragraph-rsid="00a0efd3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21" style:family="paragraph" style:parent-style-name="Preformatted_20_Text">
      <style:text-properties style:use-window-font-color="true" style:font-name="Liberation Mono" fo:font-size="10pt" fo:font-weight="normal" officeooo:rsid="009aa28c" officeooo:paragraph-rsid="009a588f" fo:background-color="#ffffff" style:font-name-asian="DejaVu Sans Mono" style:font-size-asian="10pt" style:font-weight-asian="normal" style:font-name-complex="Liberation Mono" style:font-size-complex="10pt" style:font-weight-complex="normal"/>
    </style:style>
    <style:style style:name="P122" style:family="paragraph" style:parent-style-name="Preformatted_20_Text">
      <style:text-properties style:use-window-font-color="true" fo:font-weight="normal" officeooo:rsid="009a588f" officeooo:paragraph-rsid="009a588f" fo:background-color="transparent" style:font-weight-asian="normal" style:font-weight-complex="normal"/>
    </style:style>
    <style:style style:name="P123" style:family="paragraph" style:parent-style-name="Preformatted_20_Text">
      <style:text-properties style:use-window-font-color="true" fo:font-weight="normal" officeooo:rsid="009a588f" officeooo:paragraph-rsid="009ca960" fo:background-color="transparent" style:font-weight-asian="normal" style:font-weight-complex="normal"/>
    </style:style>
    <style:style style:name="P124" style:family="paragraph" style:parent-style-name="Preformatted_20_Text">
      <style:text-properties style:use-window-font-color="true" fo:font-weight="normal" officeooo:rsid="009a588f" officeooo:paragraph-rsid="009e025c" fo:background-color="transparent" style:font-weight-asian="normal" style:font-weight-complex="normal"/>
    </style:style>
    <style:style style:name="P125" style:family="paragraph" style:parent-style-name="Preformatted_20_Text">
      <style:text-properties style:use-window-font-color="true" fo:font-weight="normal" officeooo:rsid="009a588f" officeooo:paragraph-rsid="00a0efd3" fo:background-color="transparent" style:font-weight-asian="normal" style:font-weight-complex="normal"/>
    </style:style>
    <style:style style:name="P126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cc470" officeooo:paragraph-rsid="006cc470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27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cf706" officeooo:paragraph-rsid="006cf70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28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cf706" officeooo:paragraph-rsid="007a8a77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29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cf706" officeooo:paragraph-rsid="007cd6c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0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cf706" officeooo:paragraph-rsid="007fda1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1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e1286" officeooo:paragraph-rsid="006e128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2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6e9b36" officeooo:paragraph-rsid="006e9b3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3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4c372" officeooo:paragraph-rsid="0074c37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4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7a91b" officeooo:paragraph-rsid="0077a91b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5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a8a77" officeooo:paragraph-rsid="007a8a77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6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a8a77" officeooo:paragraph-rsid="007b6913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7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cd6c2" officeooo:paragraph-rsid="007cd6c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8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cd6c2" officeooo:paragraph-rsid="00c02c31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39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5ce09b" officeooo:paragraph-rsid="007cd6c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0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d91fe" officeooo:paragraph-rsid="007d91f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1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d91fe" officeooo:paragraph-rsid="007cd6c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2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d91fe" officeooo:paragraph-rsid="00c0e3c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3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7fda12" officeooo:paragraph-rsid="007fda1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4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824b80" officeooo:paragraph-rsid="00824b80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5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83331a" officeooo:paragraph-rsid="0083331a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6" style:family="paragraph" style:parent-style-name="Preformatted_20_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8622e6" officeooo:paragraph-rsid="008622e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7" style:family="paragraph" style:parent-style-name="Preformatted_20_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6cc470" officeooo:paragraph-rsid="006cc470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8" style:family="paragraph" style:parent-style-name="Preformatted_20_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77a91b" officeooo:paragraph-rsid="0077a91b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49" style:family="paragraph" style:parent-style-name="Preformatted_20_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7d91fe" officeooo:paragraph-rsid="007cd6c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50" style:family="paragraph" style:parent-style-name="Preformatted_20_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886340" officeooo:paragraph-rsid="008e4ae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51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886340" officeooo:paragraph-rsid="008e6f3d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52" style:family="paragraph" style:parent-style-name="Preformatted_20_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fo:font-weight="normal" officeooo:rsid="008e6f3d" officeooo:paragraph-rsid="008e6f3d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53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8pt" fo:font-style="normal" style:text-underline-style="none" fo:font-weight="normal" officeooo:rsid="0090300e" officeooo:paragraph-rsid="0090300e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54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8pt" fo:font-style="normal" style:text-underline-style="none" fo:font-weight="normal" officeooo:rsid="0090300e" officeooo:paragraph-rsid="00916cb5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55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8pt" fo:font-style="normal" style:text-underline-style="none" fo:font-weight="normal" officeooo:rsid="0090300e" officeooo:paragraph-rsid="00cc4cb1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56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8pt" fo:font-style="normal" style:text-underline-style="none" fo:font-weight="normal" officeooo:rsid="00916cb5" officeooo:paragraph-rsid="00916cb5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57" style:family="paragraph" style:parent-style-name="Preformatted_20_Text">
      <style:paragraph-properties fo:text-align="start" style:justify-single-word="false"/>
      <style:text-properties fo:font-variant="normal" fo:text-transform="none" fo:color="#ce181e" style:text-line-through-style="none" style:text-line-through-type="none" style:font-name="Liberation Mono" fo:font-size="8pt" fo:font-style="normal" style:text-underline-style="none" fo:font-weight="normal" officeooo:rsid="009198a2" officeooo:paragraph-rsid="009198a2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58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770973" officeooo:paragraph-rsid="0074eda3" style:text-blinking="false" fo:background-color="#fff200" style:font-name-asian="DejaVu Sans Mono" style:font-size-asian="10pt" style:font-weight-asian="bold" style:font-name-complex="Liberation Mono" style:font-size-complex="10pt" style:font-weight-complex="bold"/>
    </style:style>
    <style:style style:name="P159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86340" officeooo:paragraph-rsid="00886340" style:text-blinking="false" fo:background-color="#fff200" style:font-name-asian="DejaVu Sans Mono" style:font-size-asian="10pt" style:font-weight-asian="bold" style:font-name-complex="Liberation Mono" style:font-size-complex="10pt" style:font-weight-complex="bold"/>
    </style:style>
    <style:style style:name="P160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86340" officeooo:paragraph-rsid="00886340" style:text-blinking="false" fo:background-color="#fff200" style:font-name-asian="DejaVu Sans Mono" style:font-size-asian="10pt" style:font-weight-asian="bold" style:font-name-complex="Liberation Mono" style:font-size-complex="10pt" style:font-weight-complex="bold"/>
    </style:style>
    <style:style style:name="P161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0e3bb" officeooo:paragraph-rsid="00770973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2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0e3bb" officeooo:paragraph-rsid="0079a8fe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3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0e3bb" officeooo:paragraph-rsid="007b6913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4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0e3bb" officeooo:paragraph-rsid="007e53d1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5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e4ae9" officeooo:paragraph-rsid="0090300e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6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e4ae9" officeooo:paragraph-rsid="008e4ae9" style:text-blinking="false" fo:background-color="#1c3687" style:font-name-asian="DejaVu Sans Mono" style:font-size-asian="10pt" style:font-weight-asian="bold" style:font-name-complex="Liberation Mono" style:font-size-complex="10pt" style:font-weight-complex="bold"/>
    </style:style>
    <style:style style:name="P167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ac9cf" officeooo:paragraph-rsid="008ac9cf" style:text-blinking="false" fo:background-color="transparent" style:font-name-asian="DejaVu Sans Mono" style:font-size-asian="10pt" style:font-weight-asian="bold" style:font-name-complex="Liberation Mono" style:font-size-complex="10pt" style:font-weight-complex="bold"/>
    </style:style>
    <style:style style:name="P168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officeooo:paragraph-rsid="0079a8fe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69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officeooo:paragraph-rsid="007b6913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0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officeooo:paragraph-rsid="0083331a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1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officeooo:paragraph-rsid="007e53d1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2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officeooo:paragraph-rsid="00770973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3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e4ae9" officeooo:paragraph-rsid="008e4ae9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4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8e4ae9" officeooo:paragraph-rsid="0090300e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175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86340" officeooo:paragraph-rsid="008e4ae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76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86340" officeooo:paragraph-rsid="008e4ae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77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86340" officeooo:paragraph-rsid="00886340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78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86340" officeooo:paragraph-rsid="0089bea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79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e6f3d" officeooo:paragraph-rsid="008e6f3d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0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9beae" officeooo:paragraph-rsid="0089bea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1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a75fc" officeooo:paragraph-rsid="00886340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2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a75fc" officeooo:paragraph-rsid="008e4ae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3" style:family="paragraph" style:parent-style-name="Preformatted_20_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ac9cf" officeooo:paragraph-rsid="008ac9cf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4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90300e" officeooo:paragraph-rsid="0090300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5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90300e" officeooo:paragraph-rsid="009198a2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6" style:family="paragraph" style:parent-style-name="Preformatted_20_Text">
      <style:text-properties fo:font-variant="normal" fo:text-transform="none" fo:color="#ed1c24" style:text-line-through-style="none" style:text-line-through-type="none" style:font-name="Liberation Mono" fo:font-size="10pt" fo:font-style="normal" style:text-underline-style="none" fo:font-weight="normal" officeooo:rsid="006cf706" officeooo:paragraph-rsid="006cf70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fo:font-variant="normal" fo:text-transform="none" fo:color="#003d73" style:text-line-through-style="none" style:text-line-through-type="none" style:font-name="Liberation Mono" fo:font-size="8pt" fo:font-style="normal" style:text-underline-style="none" fo:font-weight="normal" officeooo:rsid="0090300e" officeooo:paragraph-rsid="0090300e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88" style:family="paragraph" style:parent-style-name="Preformatted_20_Text">
      <style:paragraph-properties fo:text-align="start" style:justify-single-word="false"/>
      <style:text-properties fo:font-variant="normal" fo:text-transform="none" fo:color="#003d73" style:text-line-through-style="none" style:text-line-through-type="none" style:font-name="Liberation Mono" fo:font-size="8pt" fo:font-style="normal" style:text-underline-style="none" fo:font-weight="normal" officeooo:rsid="009198a2" officeooo:paragraph-rsid="009198a2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89" style:family="paragraph" style:parent-style-name="Preformatted_20_Text">
      <style:paragraph-properties fo:text-align="start" style:justify-single-word="false"/>
      <style:text-properties fo:font-variant="normal" fo:text-transform="none" fo:color="#003d73" style:text-line-through-style="none" style:text-line-through-type="none" style:font-name="Liberation Mono" fo:font-size="7pt" fo:font-style="normal" style:text-underline-style="none" fo:font-weight="normal" officeooo:rsid="0090300e" officeooo:paragraph-rsid="0090300e" style:text-blinking="false" fo:background-color="transparent" style:font-name-asian="DejaVu Sans Mono" style:font-size-asian="7pt" style:font-weight-asian="normal" style:font-name-complex="Liberation Mono" style:font-size-complex="7pt" style:font-weight-complex="normal"/>
    </style:style>
    <style:style style:name="P190" style:family="paragraph" style:parent-style-name="Preformatted_20_Text">
      <style:paragraph-properties fo:text-align="start" style:justify-single-word="false"/>
      <style:text-properties fo:font-variant="normal" fo:text-transform="none" fo:color="#003d73" style:text-line-through-style="none" style:text-line-through-type="none" style:font-name="Liberation Mono" fo:font-size="7pt" fo:font-style="normal" style:text-underline-style="none" fo:font-weight="normal" officeooo:rsid="0090300e" officeooo:paragraph-rsid="00cc4cb1" style:text-blinking="false" fo:background-color="transparent" style:font-name-asian="DejaVu Sans Mono" style:font-size-asian="7pt" style:font-weight-asian="normal" style:font-name-complex="Liberation Mono" style:font-size-complex="7pt" style:font-weight-complex="normal"/>
    </style:style>
    <style:style style:name="P191" style:family="paragraph" style:parent-style-name="Preformatted_20_Text">
      <style:text-properties fo:font-variant="normal" fo:text-transform="none" fo:color="#106802" style:text-line-through-style="none" style:text-line-through-type="none" style:font-name="Liberation Mono" fo:font-size="7pt" fo:font-style="normal" style:text-underline-style="none" fo:font-weight="normal" officeooo:rsid="006e1286" officeooo:paragraph-rsid="006e1286" style:text-blinking="false" fo:background-color="transparent" style:font-name-asian="DejaVu Sans Mono" style:font-size-asian="7pt" style:font-weight-asian="normal" style:font-name-complex="Liberation Mono" style:font-size-complex="7pt" style:font-weight-complex="normal"/>
    </style:style>
    <style:style style:name="P192" style:family="paragraph" style:parent-style-name="Preformatted_20_Text">
      <style:text-properties fo:font-variant="normal" fo:text-transform="none" fo:color="#106802" style:text-line-through-style="none" style:text-line-through-type="none" style:font-name="Liberation Mono" fo:font-size="7pt" fo:font-style="normal" style:text-underline-style="none" fo:font-weight="normal" officeooo:rsid="006e1286" officeooo:paragraph-rsid="006e1286" style:text-blinking="false" fo:background-color="#fff200" style:font-name-asian="DejaVu Sans Mono" style:font-size-asian="7pt" style:font-weight-asian="normal" style:font-name-complex="Liberation Mono" style:font-size-complex="7pt" style:font-weight-complex="normal"/>
    </style:style>
    <style:style style:name="P193" style:family="paragraph" style:parent-style-name="Preformatted_20_Text">
      <style:text-properties fo:font-variant="normal" fo:text-transform="none" fo:color="#106802" style:text-line-through-style="none" style:text-line-through-type="none" style:font-name="Liberation Mono" fo:font-size="8pt" fo:font-style="normal" style:text-underline-style="none" fo:font-weight="normal" officeooo:rsid="0077a91b" officeooo:paragraph-rsid="0077a91b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94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10pt" fo:font-style="normal" style:text-underline-style="none" fo:font-weight="normal" officeooo:rsid="0077a91b" officeooo:paragraph-rsid="0077a91b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95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10pt" fo:font-style="normal" style:text-underline-style="none" fo:font-weight="normal" officeooo:rsid="006cf706" officeooo:paragraph-rsid="006cf706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96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10pt" fo:font-style="normal" style:text-underline-style="none" fo:font-weight="normal" officeooo:rsid="006cf706" officeooo:paragraph-rsid="007a8a77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97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10pt" fo:font-style="normal" style:text-underline-style="none" fo:font-weight="normal" officeooo:rsid="007d91fe" officeooo:paragraph-rsid="007d91fe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198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8pt" fo:font-style="normal" style:text-underline-style="none" fo:font-weight="normal" officeooo:rsid="006cf706" officeooo:paragraph-rsid="006cf706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199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8pt" fo:font-style="normal" style:text-underline-style="none" fo:font-weight="normal" officeooo:rsid="007d91fe" officeooo:paragraph-rsid="00c0e3ce" style:text-blinking="false" fo:background-color="transparent" style:font-name-asian="DejaVu Sans Mono" style:font-size-asian="8pt" style:font-weight-asian="normal" style:font-name-complex="Liberation Mono" style:font-size-complex="8pt" style:font-weight-complex="normal"/>
    </style:style>
    <style:style style:name="P200" style:family="paragraph" style:parent-style-name="Preformatted_20_Text">
      <style:text-properties fo:font-variant="normal" fo:text-transform="none" fo:color="#18a303" style:text-line-through-style="none" style:text-line-through-type="none" style:font-name="Liberation Mono" fo:font-size="8pt" fo:font-style="normal" style:text-underline-style="none" fo:font-weight="normal" officeooo:rsid="007d91fe" officeooo:paragraph-rsid="00c0e3ce" style:text-blinking="false" fo:background-color="#fff200" style:font-name-asian="DejaVu Sans Mono" style:font-size-asian="8pt" style:font-weight-asian="normal" style:font-name-complex="Liberation Mono" style:font-size-complex="8pt" style:font-weight-complex="normal"/>
    </style:style>
    <style:style style:name="P201" style:family="paragraph" style:parent-style-name="Preformatted_20_Text">
      <loext:graphic-properties draw:fill="solid" draw:fill-color="#f8f8f8" draw:opacity="100%"/>
      <style:paragraph-properties fo:background-color="#f8f8f8"/>
    </style:style>
    <style:style style:name="P202" style:family="paragraph" style:parent-style-name="Preformatted_20_Text">
      <style:text-properties fo:color="#ffffff" style:font-name="Liberation Mono" fo:font-size="10pt" fo:font-weight="normal" officeooo:rsid="009a588f" officeooo:paragraph-rsid="00a184be" fo:background-color="#aa22ff" style:font-name-asian="DejaVu Sans Mono" style:font-size-asian="10pt" style:font-weight-asian="normal" style:font-name-complex="Liberation Mono" style:font-size-complex="10pt" style:font-weight-complex="normal"/>
    </style:style>
    <style:style style:name="P203" style:family="paragraph" style:parent-style-name="Preformatted_20_Text">
      <style:text-properties fo:color="#18a303" fo:font-size="9pt" fo:font-weight="normal" officeooo:rsid="00a7d262" officeooo:paragraph-rsid="00a7d262" fo:background-color="transparent" style:font-size-asian="9pt" style:font-weight-asian="normal" style:font-size-complex="9pt" style:font-weight-complex="normal"/>
    </style:style>
    <style:style style:name="P204" style:family="paragraph" style:parent-style-name="Preformatted_20_Text">
      <style:text-properties fo:color="#18a303" fo:font-size="9pt" fo:font-weight="normal" officeooo:rsid="00a7d262" officeooo:paragraph-rsid="00a7ed83" fo:background-color="transparent" style:font-size-asian="9pt" style:font-weight-asian="normal" style:font-size-complex="9pt" style:font-weight-complex="normal"/>
    </style:style>
    <style:style style:name="P205" style:family="paragraph" style:parent-style-name="Preformatted_20_Text">
      <style:text-properties fo:color="#18a303" fo:font-size="8pt" fo:font-weight="normal" officeooo:rsid="00641c43" officeooo:paragraph-rsid="00659135" fo:background-color="transparent" style:font-size-asian="8pt" style:font-weight-asian="normal" style:font-size-complex="8pt" style:font-weight-complex="normal"/>
    </style:style>
    <style:style style:name="P206" style:family="paragraph" style:parent-style-name="Preformatted_20_Text">
      <style:text-properties fo:color="#18a303" fo:font-weight="normal" officeooo:rsid="00ce71ea" officeooo:paragraph-rsid="00ce71ea" fo:background-color="transparent" style:font-weight-asian="normal" style:font-weight-complex="normal"/>
    </style:style>
    <style:style style:name="P207" style:family="paragraph" style:parent-style-name="Preformatted_20_Text">
      <style:text-properties fo:color="#106802" fo:font-size="6pt" fo:font-weight="normal" officeooo:rsid="005ce09b" officeooo:paragraph-rsid="005ce09b" fo:background-color="transparent" style:font-size-asian="6pt" style:font-weight-asian="normal" style:font-size-complex="6pt" style:font-weight-complex="normal"/>
    </style:style>
    <style:style style:name="P208" style:family="paragraph" style:parent-style-name="Preformatted_20_Text">
      <style:text-properties fo:color="#106802" fo:font-size="6pt" fo:font-weight="normal" officeooo:rsid="005ce09b" officeooo:paragraph-rsid="00ae4001" fo:background-color="transparent" style:font-size-asian="6pt" style:font-weight-asian="normal" style:font-size-complex="6pt" style:font-weight-complex="normal"/>
    </style:style>
    <style:style style:name="P209" style:family="paragraph" style:parent-style-name="Preformatted_20_Text">
      <style:text-properties fo:color="#106802" fo:font-size="6pt" fo:font-weight="normal" officeooo:rsid="005ce09b" officeooo:paragraph-rsid="00ad2ea9" fo:background-color="transparent" style:font-size-asian="6pt" style:font-weight-asian="normal" style:font-size-complex="6pt" style:font-weight-complex="normal"/>
    </style:style>
    <style:style style:name="P210" style:family="paragraph" style:parent-style-name="Preformatted_20_Text">
      <style:text-properties fo:color="#106802" fo:font-size="6pt" fo:font-weight="normal" officeooo:rsid="00afd35d" officeooo:paragraph-rsid="00afd35d" fo:background-color="transparent" style:font-size-asian="6pt" style:font-weight-asian="normal" style:font-size-complex="6pt" style:font-weight-complex="normal"/>
    </style:style>
    <style:style style:name="P211" style:family="paragraph" style:parent-style-name="Preformatted_20_Text">
      <style:text-properties fo:color="#106802" fo:font-size="7pt" fo:font-weight="normal" officeooo:rsid="005ce09b" officeooo:paragraph-rsid="005ce09b" fo:background-color="transparent" style:font-size-asian="7pt" style:font-weight-asian="normal" style:font-size-complex="7pt" style:font-weight-complex="normal"/>
    </style:style>
    <style:style style:name="P212" style:family="paragraph" style:parent-style-name="Preformatted_20_Text">
      <style:text-properties fo:color="#106802" fo:font-weight="normal" officeooo:rsid="005ce09b" officeooo:paragraph-rsid="005ce09b" fo:background-color="transparent" style:font-weight-asian="normal" style:font-weight-complex="normal"/>
    </style:style>
    <style:style style:name="P213" style:family="paragraph" style:parent-style-name="Preformatted_20_Text">
      <style:text-properties fo:color="#106802" fo:font-weight="normal" officeooo:rsid="005ce09b" officeooo:paragraph-rsid="00659135" fo:background-color="transparent" style:font-weight-asian="normal" style:font-weight-complex="normal"/>
    </style:style>
    <style:style style:name="P214" style:family="paragraph" style:parent-style-name="Preformatted_20_Text">
      <style:text-properties fo:color="#106802" style:font-name="Liberation Mono" fo:font-size="6pt" fo:font-weight="normal" officeooo:rsid="00afd35d" officeooo:paragraph-rsid="00afd35d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215" style:family="paragraph" style:parent-style-name="Preformatted_20_Text">
      <style:text-properties fo:color="#106802" style:font-name="Liberation Mono" fo:font-size="6pt" fo:font-weight="normal" officeooo:rsid="00afd35d" officeooo:paragraph-rsid="00b18366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216" style:family="paragraph" style:parent-style-name="Preformatted_20_Text">
      <style:text-properties fo:color="#106802" style:font-name="Liberation Mono" fo:font-size="6pt" fo:font-weight="normal" officeooo:rsid="00afd35d" officeooo:paragraph-rsid="005ce09b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217" style:family="paragraph" style:parent-style-name="Preformatted_20_Text">
      <style:text-properties fo:color="#106802" style:font-name="Liberation Mono" fo:font-size="6pt" fo:font-weight="normal" officeooo:rsid="00afd35d" officeooo:paragraph-rsid="00b224b9" fo:background-color="transparent" style:font-name-asian="DejaVu Sans Mono" style:font-size-asian="6pt" style:font-weight-asian="normal" style:font-name-complex="Liberation Mono" style:font-size-complex="6pt" style:font-weight-complex="normal"/>
    </style:style>
    <style:style style:name="P218" style:family="paragraph" style:parent-style-name="Preformatted_20_Text">
      <style:text-properties fo:color="#0369a3" fo:font-weight="normal" officeooo:rsid="00b18366" officeooo:paragraph-rsid="00b18366" fo:background-color="transparent" style:font-weight-asian="normal" style:font-weight-complex="normal"/>
    </style:style>
    <style:style style:name="P219" style:family="paragraph" style:parent-style-name="Preformatted_20_Text">
      <style:text-properties fo:color="#0369a3" fo:font-weight="normal" officeooo:rsid="005ce09b" officeooo:paragraph-rsid="005ce09b" fo:background-color="transparent" style:font-weight-asian="normal" style:font-weight-complex="normal"/>
    </style:style>
    <style:style style:name="P220" style:family="paragraph" style:parent-style-name="Text_20_body">
      <style:text-properties fo:font-variant="normal" fo:text-transform="none" fo:color="#1c99e0" style:text-line-through-style="none" style:text-line-through-type="none" style:font-name="Arial" fo:font-size="18pt" fo:font-style="normal" style:text-underline-style="none" fo:font-weight="normal" officeooo:rsid="00b224b9" officeooo:paragraph-rsid="00b224b9" style:text-blinking="false" fo:background-color="transparent" style:font-weight-asian="normal" style:font-weight-complex="normal"/>
    </style:style>
    <style:style style:name="P221" style:family="paragraph" style:parent-style-name="Text_20_body">
      <style:text-properties fo:font-variant="normal" fo:text-transform="none" fo:color="#1c99e0" style:text-line-through-style="none" style:text-line-through-type="none" style:font-name="Liberation Mono" fo:font-size="10pt" fo:font-style="normal" style:text-underline-style="none" fo:font-weight="normal" officeooo:rsid="00b224b9" officeooo:paragraph-rsid="00b224b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222" style:family="paragraph" style:parent-style-name="Text_20_body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0e3bb" officeooo:paragraph-rsid="005ce09b" style:text-blinking="false" fo:background-color="#aadcf7" style:font-name-asian="DejaVu Sans Mono" style:font-size-asian="10pt" style:font-weight-asian="bold" style:font-name-complex="Liberation Mono" style:font-size-complex="10pt" style:font-weight-complex="bold"/>
    </style:style>
    <style:style style:name="P223" style:family="paragraph" style:parent-style-name="Text_20_body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886340" officeooo:paragraph-rsid="008e4ae9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224" style:family="paragraph" style:parent-style-name="Preformatted_20_Text">
      <loext:graphic-properties draw:fill="solid" draw:fill-color="#f8f8f8" draw:opacity="100%"/>
      <style:paragraph-properties fo:margin-top="0in" fo:margin-bottom="0.1965in" loext:contextual-spacing="false" fo:background-color="#f8f8f8"/>
    </style:style>
    <style:style style:name="P225" style:family="paragraph" style:parent-style-name="Standard" style:list-style-name="L1">
      <style:text-properties fo:font-weight="bold" officeooo:rsid="001fefae" officeooo:paragraph-rsid="002a9885" fo:background-color="#fff200" style:font-weight-asian="bold" style:font-weight-complex="bold"/>
    </style:style>
    <style:style style:name="P226" style:family="paragraph" style:parent-style-name="Standard">
      <style:text-properties officeooo:rsid="001fefae" officeooo:paragraph-rsid="00d04058"/>
    </style:style>
    <style:style style:name="P227" style:family="paragraph" style:parent-style-name="Preformatted_20_Text" style:list-style-name="L2">
      <style:text-properties style:text-underline-style="solid" style:text-underline-width="auto" style:text-underline-color="font-color" fo:font-weight="bold" officeooo:rsid="0022ab34" officeooo:paragraph-rsid="0022ab34" style:font-weight-asian="bold" style:font-weight-complex="bold"/>
    </style:style>
    <style:style style:name="P228" style:family="paragraph" style:parent-style-name="Preformatted_20_Text" style:list-style-name="L3">
      <style:text-properties fo:font-weight="bold" officeooo:rsid="00252c96" officeooo:paragraph-rsid="00252c96" style:font-weight-asian="bold" style:font-weight-complex="bold"/>
    </style:style>
    <style:style style:name="P229" style:family="paragraph" style:parent-style-name="Preformatted_20_Text" style:list-style-name="L4">
      <style:text-properties fo:font-weight="bold" officeooo:rsid="0029117d" officeooo:paragraph-rsid="0029117d" style:font-weight-asian="bold" style:font-weight-complex="bold"/>
    </style:style>
    <style:style style:name="P230" style:family="paragraph" style:parent-style-name="Preformatted_20_Text" style:list-style-name="L5">
      <style:text-properties fo:font-weight="bold" officeooo:rsid="002a9885" officeooo:paragraph-rsid="002a9885" fo:background-color="#fff200" style:font-weight-asian="bold" style:font-weight-complex="bold"/>
    </style:style>
    <style:style style:name="P231" style:family="paragraph" style:parent-style-name="Preformatted_20_Text" style:list-style-name="L6">
      <style:text-properties fo:font-weight="bold" officeooo:rsid="002cdb5e" officeooo:paragraph-rsid="002cdb5e" fo:background-color="#fff200" style:font-weight-asian="bold" style:font-weight-complex="bold"/>
    </style:style>
    <style:style style:name="P232" style:family="paragraph" style:parent-style-name="Preformatted_20_Text" style:list-style-name="L7">
      <style:text-properties fo:color="#000000" fo:font-weight="bold" officeooo:rsid="00323b0e" officeooo:paragraph-rsid="00323b0e" fo:background-color="transparent" style:font-weight-asian="bold" style:font-weight-complex="bold"/>
    </style:style>
    <style:style style:name="P233" style:family="paragraph" style:parent-style-name="Preformatted_20_Text" style:list-style-name="L8">
      <style:text-properties fo:color="#000000" fo:font-weight="bold" officeooo:rsid="003adb8a" officeooo:paragraph-rsid="003adb8a" fo:background-color="transparent" style:font-weight-asian="bold" style:font-weight-complex="bold"/>
    </style:style>
    <style:style style:name="P234" style:family="paragraph" style:parent-style-name="Preformatted_20_Text" style:list-style-name="L9">
      <style:text-properties fo:color="#000000" fo:font-weight="bold" officeooo:rsid="0044661b" officeooo:paragraph-rsid="0044661b" fo:background-color="#fff200" style:font-weight-asian="bold" style:font-weight-complex="bold"/>
    </style:style>
    <style:style style:name="P235" style:family="paragraph" style:parent-style-name="Preformatted_20_Text" style:list-style-name="L12">
      <style:text-properties fo:color="#000000" fo:font-weight="bold" officeooo:rsid="009a588f" officeooo:paragraph-rsid="009a588f" fo:background-color="#fff200" style:font-weight-asian="bold" style:font-weight-complex="bold"/>
    </style:style>
    <style:style style:name="P236" style:family="paragraph" style:parent-style-name="Preformatted_20_Text" style:list-style-name="L17">
      <style:text-properties fo:color="#000000" fo:font-weight="bold" officeooo:rsid="0060e3bb" officeooo:paragraph-rsid="0060e3bb" fo:background-color="#fff200" style:font-weight-asian="bold" style:font-weight-complex="bold"/>
    </style:style>
    <style:style style:name="P237" style:family="paragraph" style:parent-style-name="Preformatted_20_Text" style:list-style-name="L14">
      <style:text-properties fo:color="#000000" fo:font-weight="normal" officeooo:rsid="005ce09b" officeooo:paragraph-rsid="005d952a" fo:background-color="#fff200" style:font-weight-asian="normal" style:font-weight-complex="normal"/>
    </style:style>
    <style:style style:name="P238" style:family="paragraph" style:parent-style-name="Preformatted_20_Text" style:list-style-name="L15">
      <style:text-properties fo:color="#000000" fo:font-weight="normal" officeooo:rsid="005d952a" officeooo:paragraph-rsid="005d952a" fo:background-color="#fff200" style:font-weight-asian="normal" style:font-weight-complex="normal"/>
    </style:style>
    <style:style style:name="P239" style:family="paragraph" style:parent-style-name="Preformatted_20_Text" style:list-style-name="L16">
      <style:text-properties fo:color="#000000" fo:font-weight="normal" officeooo:rsid="005f2ac9" officeooo:paragraph-rsid="005f2ac9" fo:background-color="#fff200" style:font-weight-asian="normal" style:font-weight-complex="normal"/>
    </style:style>
    <style:style style:name="P240" style:family="paragraph" style:parent-style-name="Preformatted_20_Text" style:list-style-name="L11">
      <style:text-properties fo:color="#18a303" fo:font-weight="normal" officeooo:rsid="00ce71ea" officeooo:paragraph-rsid="00ce71ea" fo:background-color="transparent" style:font-weight-asian="normal" style:font-weight-complex="normal"/>
    </style:style>
    <style:style style:name="P241" style:family="paragraph" style:parent-style-name="Preformatted_20_Text" style:list-style-name="L18">
      <style:text-properties officeooo:paragraph-rsid="0074eda3"/>
    </style:style>
    <style:style style:name="P242" style:family="paragraph" style:parent-style-name="Preformatted_20_Text" style:list-style-name="L19">
      <style:text-properties officeooo:rsid="00886340" officeooo:paragraph-rsid="00886340"/>
    </style:style>
    <style:style style:name="P243" style:family="paragraph" style:parent-style-name="Preformatted_20_Text" style:list-style-name="L10">
      <style:paragraph-properties fo:break-before="page"/>
      <style:text-properties officeooo:paragraph-rsid="00711e32"/>
    </style:style>
    <style:style style:name="P244" style:family="paragraph" style:parent-style-name="Preformatted_20_Text" style:list-style-name="L13">
      <style:paragraph-properties fo:break-before="page"/>
      <style:text-properties fo:color="#000000" fo:font-weight="bold" officeooo:rsid="00589af6" officeooo:paragraph-rsid="00711e32" fo:background-color="#fff200" style:font-weight-asian="bold" style:font-weight-complex="bold"/>
    </style:style>
    <style:style style:name="P245" style:family="paragraph" style:parent-style-name="Text_20_body" style:list-style-name="L20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c89233" officeooo:paragraph-rsid="00c89233" style:text-blinking="false" fo:background-color="transparent" style:font-name-asian="DejaVu Sans Mono" style:font-size-asian="10pt" style:font-weight-asian="normal" style:font-name-complex="Liberation Mono" style:font-size-complex="10pt" style:font-weight-complex="normal"/>
    </style:style>
    <style:style style:name="P246" style:family="paragraph">
      <loext:graphic-properties draw:fill="none" draw:fill-color="#729fcf"/>
    </style:style>
    <style:style style:name="P247" style:family="paragraph">
      <style:paragraph-properties fo:text-align="center"/>
    </style:style>
    <style:style style:name="P248" style:family="paragraph">
      <loext:graphic-properties draw:fill="none" draw:fill-color="#ffffff"/>
    </style:style>
    <style:style style:name="P249" style:family="paragraph">
      <loext:graphic-properties draw:fill="none" draw:fill-color="#ffffff"/>
      <style:text-properties fo:font-size="12pt"/>
    </style:style>
    <style:style style:name="P250" style:family="paragraph">
      <loext:graphic-properties draw:fill="gradient" draw:fill-color="#ffffff" draw:fill-gradient-name="Tango_20_Green"/>
      <style:text-properties fo:font-size="10pt" style:font-size-asian="10pt" style:font-size-complex="10pt"/>
    </style:style>
    <style:style style:name="P251" style:family="paragraph">
      <loext:graphic-properties draw:fill="none" draw:fill-color="#729fcf"/>
      <style:text-properties fo:font-size="12pt"/>
    </style:style>
    <style:style style:name="P252" style:family="paragraph">
      <loext:graphic-properties draw:fill-color="#ffffff"/>
    </style:style>
    <style:style style:name="P253" style:family="paragraph">
      <loext:graphic-properties draw:fill-color="#ffffff"/>
      <style:paragraph-properties fo:text-align="center"/>
    </style:style>
    <style:style style:name="T1" style:family="text">
      <style:text-properties officeooo:rsid="0022ab3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ab34" style:font-weight-asian="normal" style:font-weight-complex="normal"/>
    </style:style>
    <style:style style:name="T4" style:family="text">
      <style:text-properties fo:font-weight="normal" officeooo:rsid="0028533e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5422" style:font-weight-asian="bold" style:font-weight-complex="bold"/>
    </style:style>
    <style:style style:name="T8" style:family="text">
      <style:text-properties fo:font-weight="bold" officeooo:rsid="002cdb5e" style:font-weight-asian="bold" style:font-weight-complex="bold"/>
    </style:style>
    <style:style style:name="T9" style:family="text">
      <style:text-properties fo:font-weight="bold" officeooo:rsid="005d952a" style:font-weight-asian="bold" style:font-weight-complex="bold"/>
    </style:style>
    <style:style style:name="T10" style:family="text">
      <style:text-properties officeooo:rsid="0028533e"/>
    </style:style>
    <style:style style:name="T11" style:family="text">
      <style:text-properties officeooo:rsid="002a9885"/>
    </style:style>
    <style:style style:name="T12" style:family="text">
      <style:text-properties fo:color="#ed1c24"/>
    </style:style>
    <style:style style:name="T13" style:family="text">
      <style:text-properties fo:color="#ed1c24" officeooo:rsid="00626e59" fo:background-color="#ffffff" loext:char-shading-value="0"/>
    </style:style>
    <style:style style:name="T14" style:family="text">
      <style:text-properties fo:color="#ed1c24" officeooo:rsid="00641c43"/>
    </style:style>
    <style:style style:name="T15" style:family="text">
      <style:text-properties fo:color="#ed1c24" officeooo:rsid="00659135"/>
    </style:style>
    <style:style style:name="T16" style:family="text">
      <style:text-properties officeooo:rsid="002af03d"/>
    </style:style>
    <style:style style:name="T17" style:family="text">
      <style:text-properties officeooo:rsid="002db699"/>
    </style:style>
    <style:style style:name="T18" style:family="text">
      <style:text-properties officeooo:rsid="002ebe69"/>
    </style:style>
    <style:style style:name="T19" style:family="text">
      <style:text-properties officeooo:rsid="00337be6"/>
    </style:style>
    <style:style style:name="T20" style:family="text">
      <style:text-properties officeooo:rsid="00342242"/>
    </style:style>
    <style:style style:name="T21" style:family="text">
      <style:text-properties officeooo:rsid="002cdb5e"/>
    </style:style>
    <style:style style:name="T22" style:family="text">
      <style:text-properties officeooo:rsid="0035d4b5"/>
    </style:style>
    <style:style style:name="T23" style:family="text">
      <style:text-properties officeooo:rsid="0035f6ab"/>
    </style:style>
    <style:style style:name="T24" style:family="text">
      <style:text-properties officeooo:rsid="0037a8a2"/>
    </style:style>
    <style:style style:name="T25" style:family="text">
      <style:text-properties fo:background-color="#fff200" loext:char-shading-value="0"/>
    </style:style>
    <style:style style:name="T26" style:family="text">
      <style:text-properties officeooo:rsid="002cdb5e" fo:background-color="#fff200" loext:char-shading-value="0"/>
    </style:style>
    <style:style style:name="T27" style:family="text">
      <style:text-properties fo:color="#ce181e"/>
    </style:style>
    <style:style style:name="T28" style:family="text">
      <style:text-properties fo:color="#ce181e" officeooo:rsid="00542743"/>
    </style:style>
    <style:style style:name="T29" style:family="text">
      <style:text-properties fo:color="#ce181e" officeooo:rsid="00563352"/>
    </style:style>
    <style:style style:name="T30" style:family="text">
      <style:text-properties fo:color="#ce181e" officeooo:rsid="005c4fda"/>
    </style:style>
    <style:style style:name="T31" style:family="text">
      <style:text-properties fo:color="#ce181e" officeooo:rsid="007d91fe"/>
    </style:style>
    <style:style style:name="T32" style:family="text">
      <style:text-properties fo:color="#ce181e" officeooo:rsid="0080b7a9"/>
    </style:style>
    <style:style style:name="T33" style:family="text">
      <style:text-properties fo:color="#ce181e" officeooo:rsid="008e4ae9"/>
    </style:style>
    <style:style style:name="T34" style:family="text">
      <style:text-properties fo:color="#ce181e" style:font-name="Liberation Mono" fo:font-size="10pt" officeooo:rsid="009aa28c" fo:background-color="#ffffff" loext:char-shading-value="0" style:font-name-asian="DejaVu Sans Mono" style:font-size-asian="10pt" style:font-name-complex="Liberation Mono" style:font-size-complex="10pt"/>
    </style:style>
    <style:style style:name="T35" style:family="text">
      <style:text-properties fo:color="#ce181e" style:font-name="Liberation Mono" fo:font-size="10pt" officeooo:rsid="009b4cd3" fo:background-color="#ffffff" loext:char-shading-value="0" style:font-name-asian="DejaVu Sans Mono" style:font-size-asian="10pt" style:font-name-complex="Liberation Mono" style:font-size-complex="10pt"/>
    </style:style>
    <style:style style:name="T36" style:family="text">
      <style:text-properties fo:color="#ce181e" style:font-name="Liberation Mono" fo:font-size="10pt" officeooo:rsid="009ca960" fo:background-color="#ffffff" loext:char-shading-value="0" style:font-name-asian="DejaVu Sans Mono" style:font-size-asian="10pt" style:font-name-complex="Liberation Mono" style:font-size-complex="10pt"/>
    </style:style>
    <style:style style:name="T37" style:family="text">
      <style:text-properties fo:color="#ce181e" officeooo:rsid="00a184be" fo:background-color="transparent" loext:char-shading-value="0"/>
    </style:style>
    <style:style style:name="T38" style:family="text">
      <style:text-properties fo:color="#ce181e" fo:font-style="italic" style:font-style-asian="italic" style:font-style-complex="italic"/>
    </style:style>
    <style:style style:name="T39" style:family="text">
      <style:text-properties fo:color="#ce181e" fo:font-style="normal" style:font-style-asian="normal" style:font-style-complex="normal"/>
    </style:style>
    <style:style style:name="T40" style:family="text">
      <style:text-properties fo:color="#ce181e" fo:font-style="normal" officeooo:rsid="00a39633" style:font-style-asian="normal" style:font-style-complex="normal"/>
    </style:style>
    <style:style style:name="T41" style:family="text">
      <style:text-properties fo:color="#ce181e" fo:font-size="8pt" style:font-size-asian="8pt" style:font-size-complex="8pt"/>
    </style:style>
    <style:style style:name="T42" style:family="text">
      <style:text-properties fo:color="#ce181e" fo:font-size="8pt" officeooo:rsid="00916cb5" style:font-size-asian="8pt" style:font-size-complex="8pt"/>
    </style:style>
    <style:style style:name="T43" style:family="text">
      <style:text-properties officeooo:rsid="0042e8a2"/>
    </style:style>
    <style:style style:name="T44" style:family="text">
      <style:text-properties fo:color="#1c3687"/>
    </style:style>
    <style:style style:name="T45" style:family="text">
      <style:text-properties fo:color="#1c3687" officeooo:rsid="003c0942"/>
    </style:style>
    <style:style style:name="T46" style:family="text">
      <style:text-properties fo:color="#1c3687" style:font-name="Liberation Mono" fo:font-size="10pt" officeooo:rsid="009ca960" fo:background-color="#ffffff" loext:char-shading-value="0" style:font-name-asian="DejaVu Sans Mono" style:font-size-asian="10pt" style:font-name-complex="Liberation Mono" style:font-size-complex="10pt"/>
    </style:style>
    <style:style style:name="T47" style:family="text">
      <style:text-properties fo:color="#1c3687" style:font-name="Liberation Mono" fo:font-size="8pt" officeooo:rsid="009ca960" fo:background-color="#ffffff" loext:char-shading-value="0" style:font-name-asian="DejaVu Sans Mono" style:font-size-asian="8pt" style:font-name-complex="Liberation Mono" style:font-size-complex="8pt"/>
    </style:style>
    <style:style style:name="T48" style:family="text">
      <style:text-properties fo:color="#1c3687" fo:font-size="8pt" style:font-size-asian="8pt" style:font-size-complex="8pt"/>
    </style:style>
    <style:style style:name="T49" style:family="text">
      <style:text-properties officeooo:rsid="004602e8"/>
    </style:style>
    <style:style style:name="T50" style:family="text">
      <style:text-properties officeooo:rsid="0046c410"/>
    </style:style>
    <style:style style:name="T51" style:family="text">
      <style:text-properties fo:color="#003d73"/>
    </style:style>
    <style:style style:name="T52" style:family="text">
      <style:text-properties fo:color="#f37b70"/>
    </style:style>
    <style:style style:name="T53" style:family="text">
      <style:text-properties officeooo:rsid="003c0942"/>
    </style:style>
    <style:style style:name="T54" style:family="text">
      <style:text-properties fo:color="#000000"/>
    </style:style>
    <style:style style:name="T55" style:family="text">
      <style:text-properties fo:color="#000000" fo:font-weight="bold"/>
    </style:style>
    <style:style style:name="T56" style:family="text">
      <style:text-properties fo:color="#000000" fo:font-weight="bold" officeooo:rsid="00525f68" fo:background-color="#fff200" loext:char-shading-value="0" style:font-weight-asian="bold" style:font-weight-complex="bold"/>
    </style:style>
    <style:style style:name="T57" style:family="text">
      <style:text-properties fo:color="#000000" fo:font-weight="bold" officeooo:rsid="003adb8a" fo:background-color="#fff200" loext:char-shading-value="0" style:font-weight-asian="bold" style:font-weight-complex="bold"/>
    </style:style>
    <style:style style:name="T58" style:family="text">
      <style:text-properties fo:color="#000000" fo:font-weight="bold" officeooo:rsid="002cdb5e" fo:background-color="#fff200" loext:char-shading-value="0" style:font-weight-asian="bold" style:font-weight-complex="bold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color="#000000" fo:font-weight="bold" fo:background-color="#f2cbf8" loext:char-shading-value="0" style:font-weight-asian="bold" style:font-weight-complex="bold"/>
    </style:style>
    <style:style style:name="T61" style:family="text">
      <style:text-properties fo:color="#000000" officeooo:rsid="002cdb5e"/>
    </style:style>
    <style:style style:name="T62" style:family="text">
      <style:text-properties fo:color="#000000" officeooo:rsid="008e4ae9"/>
    </style:style>
    <style:style style:name="T63" style:family="text">
      <style:text-properties fo:color="#000000" fo:font-size="8pt" officeooo:rsid="008e4ae9" style:font-size-asian="8pt" style:font-size-complex="8pt"/>
    </style:style>
    <style:style style:name="T64" style:family="text">
      <style:text-properties fo:color="#000000" officeooo:rsid="0095ce5b"/>
    </style:style>
    <style:style style:name="T65" style:family="text">
      <style:text-properties fo:color="#000000" style:font-name="Liberation Mono" fo:font-size="8pt" officeooo:rsid="00525f68" style:font-name-asian="DejaVu Sans Mono" style:font-size-asian="8pt" style:font-name-complex="Liberation Mono" style:font-size-complex="8pt"/>
    </style:style>
    <style:style style:name="T66" style:family="text">
      <style:text-properties officeooo:rsid="00542743"/>
    </style:style>
    <style:style style:name="T67" style:family="text">
      <style:text-properties officeooo:rsid="005464f8"/>
    </style:style>
    <style:style style:name="T68" style:family="text">
      <style:text-properties officeooo:rsid="00626e59"/>
    </style:style>
    <style:style style:name="T69" style:family="text">
      <style:text-properties officeooo:rsid="00641c43"/>
    </style:style>
    <style:style style:name="T70" style:family="text">
      <style:text-properties officeooo:rsid="00659135"/>
    </style:style>
    <style:style style:name="T71" style:family="text">
      <style:text-properties officeooo:rsid="0065cb12"/>
    </style:style>
    <style:style style:name="T72" style:family="text">
      <style:text-properties officeooo:rsid="006adb76"/>
    </style:style>
    <style:style style:name="T73" style:family="text">
      <style:text-properties officeooo:rsid="006cc470"/>
    </style:style>
    <style:style style:name="T74" style:family="text">
      <style:text-properties fo:font-variant="normal" fo:text-transform="none" style:text-line-through-style="none" style:text-line-through-type="none" style:font-name="Liberation Mono" fo:font-size="10pt" fo:font-style="normal" style:text-underline-style="none" style:text-blinking="false" style:font-name-asian="DejaVu Sans Mono" style:font-size-asian="10pt" style:font-name-complex="Liberation Mono" style:font-size-complex="10pt"/>
    </style:style>
    <style:style style:name="T75" style:family="text">
      <style:text-properties fo:font-variant="normal" fo:text-transform="none" style:text-line-through-style="none" style:text-line-through-type="none" style:font-name="Liberation Mono" fo:font-size="10pt" fo:font-style="normal" style:text-underline-style="none" officeooo:rsid="006e9b36" style:text-blinking="false" style:font-name-asian="DejaVu Sans Mono" style:font-size-asian="10pt" style:font-name-complex="Liberation Mono" style:font-size-complex="10pt"/>
    </style:style>
    <style:style style:name="T76" style:family="text">
      <style:text-properties fo:font-variant="normal" fo:text-transform="none" style:text-line-through-style="none" style:text-line-through-type="none" style:font-name="Liberation Mono" fo:font-size="10pt" fo:font-style="normal" style:text-underline-style="none" officeooo:rsid="006cc470" style:text-blinking="false" style:font-name-asian="DejaVu Sans Mono" style:font-size-asian="10pt" style:font-name-complex="Liberation Mono" style:font-size-complex="10pt"/>
    </style:style>
    <style:style style:name="T77" style:family="text">
      <style:text-properties fo:font-variant="normal" fo:text-transform="none" style:text-line-through-style="none" style:text-line-through-type="none" style:font-name="Liberation Mono" fo:font-size="10pt" fo:font-style="normal" style:text-underline-style="none" officeooo:rsid="00770973" style:text-blinking="false" style:font-name-asian="DejaVu Sans Mono" style:font-size-asian="10pt" style:font-name-complex="Liberation Mono" style:font-size-complex="10pt"/>
    </style:style>
    <style:style style:name="T78" style:family="text">
      <style:text-properties fo:font-variant="normal" fo:text-transform="none" style:text-line-through-style="none" style:text-line-through-type="none" style:font-name="Liberation Mono" fo:font-style="normal" style:text-underline-style="none" officeooo:rsid="00a278dc" style:text-blinking="false" style:font-name-asian="DejaVu Sans Mono" style:font-weight-asian="normal" style:font-name-complex="Liberation Mono" style:font-weight-complex="normal"/>
    </style:style>
    <style:style style:name="T79" style:family="text">
      <style:text-properties fo:font-variant="normal" fo:text-transform="none" fo:color="#ce181e" style:text-line-through-style="none" style:text-line-through-type="none" style:font-name="Liberation Mono" fo:font-size="10pt" fo:font-style="normal" style:text-underline-style="none" style:text-blinking="false" style:font-name-asian="DejaVu Sans Mono" style:font-size-asian="10pt" style:font-name-complex="Liberation Mono" style:font-size-complex="10pt"/>
    </style:style>
    <style:style style:name="T80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style:text-blinking="false" fo:background-color="#fff200" loext:char-shading-value="0" style:font-name-asian="DejaVu Sans Mono" style:font-size-asian="10pt" style:font-weight-asian="bold" style:font-name-complex="Liberation Mono" style:font-size-complex="10pt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6cc470" style:text-blinking="false" fo:background-color="#fff200" loext:char-shading-value="0" style:font-name-asian="DejaVu Sans Mono" style:font-size-asian="10pt" style:font-weight-asian="bold" style:font-name-complex="Liberation Mono" style:font-size-complex="10pt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74eda3" style:text-blinking="false" fo:background-color="#fff200" loext:char-shading-value="0" style:font-name-asian="DejaVu Sans Mono" style:font-size-asian="10pt" style:font-weight-asian="bold" style:font-name-complex="Liberation Mono" style:font-size-complex="10pt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bold" officeooo:rsid="00770973" style:text-blinking="false" fo:background-color="#fff200" loext:char-shading-value="0" style:font-name-asian="DejaVu Sans Mono" style:font-size-asian="10pt" style:font-weight-asian="bold" style:font-name-complex="Liberation Mono" style:font-size-complex="10pt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style:text-blinking="false" style:font-name-asian="DejaVu Sans Mono" style:font-size-asian="10pt" style:font-name-complex="Liberation Mono" style:font-size-complex="10pt"/>
    </style:style>
    <style:style style:name="T85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officeooo:rsid="008a75fc" style:text-blinking="false" style:font-name-asian="DejaVu Sans Mono" style:font-size-asian="10pt" style:font-name-complex="Liberation Mono" style:font-size-complex="10pt"/>
    </style:style>
    <style:style style:name="T86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officeooo:rsid="00a184be" style:text-blinking="false" style:font-name-asian="DejaVu Sans Mono" style:font-size-asian="10pt" style:font-weight-asian="bold" style:font-name-complex="Liberation Mono" style:font-size-complex="10pt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style:text-blinking="false" style:font-name-asian="DejaVu Sans Mono" style:font-size-asian="10pt" style:font-weight-asian="normal" style:font-name-complex="Liberation Mono" style:font-size-complex="10pt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9b4cd3" style:text-blinking="false" style:font-name-asian="DejaVu Sans Mono" style:font-size-asian="10pt" style:font-weight-asian="normal" style:font-name-complex="Liberation Mono" style:font-size-complex="10pt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font-name="Liberation Mono" fo:font-size="10pt" fo:font-style="normal" style:text-underline-style="none" fo:font-weight="normal" officeooo:rsid="00a184be" style:text-blinking="false" style:font-name-asian="DejaVu Sans Mono" style:font-size-asian="10pt" style:font-weight-asian="normal" style:font-name-complex="Liberation Mono" style:font-size-complex="10pt" style:font-weight-complex="normal"/>
    </style:style>
    <style:style style:name="T90" style:family="text">
      <style:text-properties officeooo:rsid="006cf706"/>
    </style:style>
    <style:style style:name="T91" style:family="text">
      <style:text-properties officeooo:rsid="007a8a77"/>
    </style:style>
    <style:style style:name="T92" style:family="text">
      <style:text-properties officeooo:rsid="007b6913"/>
    </style:style>
    <style:style style:name="T93" style:family="text">
      <style:text-properties officeooo:rsid="007cd6c2"/>
    </style:style>
    <style:style style:name="T94" style:family="text">
      <style:text-properties officeooo:rsid="007d91fe"/>
    </style:style>
    <style:style style:name="T95" style:family="text">
      <style:text-properties officeooo:rsid="0080b7a9"/>
    </style:style>
    <style:style style:name="T96" style:family="text">
      <style:text-properties officeooo:rsid="008438bc"/>
    </style:style>
    <style:style style:name="T97" style:family="text">
      <style:text-properties officeooo:rsid="0085c536"/>
    </style:style>
    <style:style style:name="T98" style:family="text">
      <style:text-properties officeooo:rsid="008e4ae9"/>
    </style:style>
    <style:style style:name="T99" style:family="text">
      <style:text-properties officeooo:rsid="0090300e"/>
    </style:style>
    <style:style style:name="T100" style:family="text">
      <style:text-properties officeooo:rsid="00916cb5"/>
    </style:style>
    <style:style style:name="T101" style:family="text">
      <style:text-properties officeooo:rsid="0094c5b0"/>
    </style:style>
    <style:style style:name="T102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03" style:family="text">
      <style:text-properties style:font-name="Liberation Mono" fo:font-size="10pt" fo:background-color="#ffffff" loext:char-shading-value="0" style:font-name-asian="DejaVu Sans Mono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09aa28c" fo:background-color="#ffffff" loext:char-shading-value="0" style:font-name-asian="DejaVu Sans Mono" style:font-size-asian="10pt" style:font-name-complex="Liberation Mono" style:font-size-complex="10pt"/>
    </style:style>
    <style:style style:name="T105" style:family="text">
      <style:text-properties style:font-name="Liberation Mono" fo:font-size="10pt" officeooo:rsid="009e025c" fo:background-color="#ffffff" loext:char-shading-value="0" style:font-name-asian="DejaVu Sans Mono" style:font-size-asian="10pt" style:font-name-complex="Liberation Mono" style:font-size-complex="10pt"/>
    </style:style>
    <style:style style:name="T106" style:family="text">
      <style:text-properties style:font-name="Liberation Mono" fo:font-size="10pt" officeooo:rsid="00a0efd3" fo:background-color="#ffffff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8pt" style:font-name-asian="DejaVu Sans Mono" style:font-size-asian="8pt" style:font-name-complex="Liberation Mono" style:font-size-complex="8pt"/>
    </style:style>
    <style:style style:name="T108" style:family="text">
      <style:text-properties style:font-name="Liberation Mono" style:font-name-asian="DejaVu Sans Mono" style:font-name-complex="Liberation Mono"/>
    </style:style>
    <style:style style:name="T109" style:family="text">
      <style:text-properties officeooo:rsid="00973102"/>
    </style:style>
    <style:style style:name="T110" style:family="text">
      <style:text-properties officeooo:rsid="009b4cd3"/>
    </style:style>
    <style:style style:name="T111" style:family="text">
      <style:text-properties fo:font-size="8pt" style:font-size-asian="8pt" style:font-size-complex="8pt"/>
    </style:style>
    <style:style style:name="T112" style:family="text">
      <style:text-properties officeooo:rsid="009e025c"/>
    </style:style>
    <style:style style:name="T113" style:family="text">
      <style:text-properties officeooo:rsid="00a0efd3"/>
    </style:style>
    <style:style style:name="T114" style:family="text">
      <style:text-properties officeooo:rsid="00a184be" style:font-weight-asian="bold" style:font-weight-complex="bold"/>
    </style:style>
    <style:style style:name="T115" style:family="text">
      <style:text-properties fo:background-color="transparent" loext:char-shading-value="0"/>
    </style:style>
    <style:style style:name="T116" style:family="text">
      <style:text-properties fo:background-color="#ffffff" loext:char-shading-value="0"/>
    </style:style>
    <style:style style:name="T117" style:family="text">
      <style:text-properties officeooo:rsid="00a278dc" style:font-weight-asian="normal" style:font-weight-complex="normal"/>
    </style:style>
    <style:style style:name="T118" style:family="text">
      <style:text-properties officeooo:rsid="00a2c398"/>
    </style:style>
    <style:style style:name="T119" style:family="text">
      <style:text-properties fo:font-style="normal" officeooo:rsid="00a39633" style:font-style-asian="normal" style:font-style-complex="normal"/>
    </style:style>
    <style:style style:name="T120" style:family="text">
      <style:text-properties officeooo:rsid="00a2cbde"/>
    </style:style>
    <style:style style:name="T121" style:family="text">
      <style:text-properties officeooo:rsid="00a39633"/>
    </style:style>
    <style:style style:name="T122" style:family="text">
      <style:text-properties officeooo:rsid="00a7d262"/>
    </style:style>
    <style:style style:name="T123" style:family="text">
      <style:text-properties officeooo:rsid="00a7ed83"/>
    </style:style>
    <style:style style:name="T124" style:family="text">
      <style:text-properties fo:color="#106802" fo:font-size="7pt" style:font-size-asian="7pt" style:font-size-complex="7pt"/>
    </style:style>
    <style:style style:name="T125" style:family="text">
      <style:text-properties fo:color="#106802" style:font-name="Liberation Mono" fo:font-size="6pt" officeooo:rsid="00afd35d" style:font-name-asian="DejaVu Sans Mono" style:font-size-asian="6pt" style:font-name-complex="Liberation Mono" style:font-size-complex="6pt"/>
    </style:style>
    <style:style style:name="T126" style:family="text">
      <style:text-properties officeooo:rsid="005ce09b"/>
    </style:style>
    <style:style style:name="T127" style:family="text">
      <style:text-properties fo:color="#fc5c00" style:font-name="Liberation Mono" fo:font-size="10pt" style:font-name-asian="DejaVu Sans Mono" style:font-size-asian="10pt" style:font-name-complex="Liberation Mono" style:font-size-complex="10pt"/>
    </style:style>
    <style:style style:name="T128" style:family="text">
      <style:text-properties fo:color="#fc5c00" fo:font-size="7pt" officeooo:rsid="00ce71ea" style:font-size-asian="7pt" style:font-size-complex="7pt"/>
    </style:style>
    <style:style style:name="T129" style:family="text">
      <style:text-properties officeooo:rsid="00bddaaa"/>
    </style:style>
    <style:style style:name="T130" style:family="text">
      <style:text-properties fo:color="#18a303" fo:font-size="8pt" style:font-size-asian="8pt" style:font-size-complex="8pt"/>
    </style:style>
    <style:style style:name="T131" style:family="text">
      <style:text-properties fo:color="#18a303" fo:font-size="7pt" officeooo:rsid="005464f8" style:font-size-asian="7pt" style:font-size-complex="7pt"/>
    </style:style>
    <style:style style:name="T132" style:family="text">
      <style:text-properties fo:color="#18a303" fo:font-size="7pt" officeooo:rsid="00ce71ea" style:font-size-asian="7pt" style:font-size-complex="7pt"/>
    </style:style>
    <style:style style:name="T133" style:family="text">
      <style:text-properties officeooo:rsid="00c89233"/>
    </style:style>
    <style:style style:name="T134" style:family="text">
      <style:text-properties officeooo:rsid="00cb189d"/>
    </style:style>
    <style:style style:name="T135" style:family="text">
      <style:text-properties fo:font-size="12pt"/>
    </style:style>
    <style:style style:name="T13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="none" draw:fill-color="#729fcf" draw:textarea-horizontal-align="justify" draw:textarea-vertical-align="middle" draw:auto-grow-height="false" fo:min-height="0.7055in" fo:min-width="3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gradient" draw:fill-color="#ffffff" draw:fill-gradient-name="Tango_20_Green" fo:min-height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gradient" draw:fill-color="#ffffff" draw:fill-gradient-name="Tango_20_Green" fo:min-height="0.1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fill-color="#729fcf" draw:textarea-horizontal-align="justify" draw:textarea-vertical-align="middle" draw:auto-grow-height="false" fo:min-height="1.0516in" fo:min-width="3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fill-color="#729fcf" draw:textarea-horizontal-align="justify" draw:textarea-vertical-align="middle" draw:auto-grow-height="false" fo:min-height="0.6772in" fo:min-width="3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none" draw:fill-color="#729fcf" draw:textarea-horizontal-align="justify" draw:textarea-vertical-align="middle" draw:auto-grow-height="false" fo:min-height="0.8283in" fo:min-width="3.5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0.1756in" fo:min-width="0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1756in" fo:min-width="0.9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0.1756in" fo:min-width="0.7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ffff" draw:textarea-horizontal-align="justify" draw:textarea-vertical-align="middle" draw:auto-grow-height="false" fo:min-height="0.1756in" fo:min-width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0268578" text:style-name="L1">
        <text:list-item>
          <text:p text:style-name="P225">Pod <text:span text:style-name="T11">(resource # 01)</text:span></text:p>
        </text:list-item>
      </text:list>
      <text:p text:style-name="P1"><draw:frame text:anchor-type="paragraph" draw:z-index="20" draw:name="Shape17" draw:style-name="gr9" draw:text-style-name="P250" svg:width="1.8157in" svg:height="0.1713in" svg:x="1.3228in" svg:y="0.1898in"><draw:text-box><text:p><text:span text:style-name="T136">Decl</text:span><text:span text:style-name="T136">arati</text:span><text:span text:style-name="T136">ve </text:span><text:span text:style-name="T136">way </text:span><text:span text:style-name="T136">of </text:span><text:span text:style-name="T136">pod </text:span><text:span text:style-name="T136">creat</text:span><text:span text:style-name="T136">ion</text:span></text:p></draw:text-box></draw:frame></text:p>
      <text:p text:style-name="P1"><draw:line text:anchor-type="paragraph" draw:z-index="19" draw:name="Shape16" draw:style-name="gr2" draw:text-style-name="P247" svg:x1="-0.1134in" svg:y1="0.0646in" svg:x2="-0.1063in" svg:y2="1.8209in"><text:p/></draw:line>apiVersion: v1</text:p>
      <text:p text:style-name="P1">kind: Pod</text:p>
      <text:p text:style-name="P1">metadata:</text:p>
      <text:p text:style-name="P1"><text:s text:c="2"/>name: myfirstpod</text:p>
      <text:p text:style-name="P1">spec:</text:p>
      <text:p text:style-name="P1"><text:s text:c="2"/>containers:</text:p>
      <text:p text:style-name="P1"><text:s text:c="2"/>- name: container1</text:p>
      <text:p text:style-name="P226"><text:s text:c="4"/>image: aamirpinger/helloworld</text:p>
      <text:p text:style-name="P1"><text:s text:c="4"/>ports:</text:p>
      <text:p text:style-name="P1"><draw:frame text:anchor-type="paragraph" draw:z-index="21" draw:name="Shape17" draw:style-name="gr10" draw:text-style-name="P250" svg:width="1.8012in" svg:height="0.1815in" svg:x="1.322in" svg:y="0.1374in"><draw:text-box><text:p><text:span text:style-name="T136">Imparativ</text:span><text:span text:style-name="T136">e way of </text:span><text:span text:style-name="T136">pod </text:span><text:span text:style-name="T136">creation</text:span></text:p></draw:text-box></draw:frame>- containerPort: 80</text:p>
      <text:p text:style-name="P1"><draw:custom-shape text:anchor-type="paragraph" draw:z-index="0" draw:name="Shape15" draw:style-name="gr1" draw:text-style-name="P246" svg:width="3.2071in" svg:height="0.7059in" svg:x="-0.0839in" svg:y="0.1272in"><text:p/><draw:enhanced-geometry svg:viewBox="0 0 21600 21600" draw:type="rectangle" draw:enhanced-path="M 0 0 L 21600 0 21600 21600 0 21600 0 0 Z N"/></draw:custom-shape></text:p>
      <text:p text:style-name="P1">kubectl run pod2 --image=khaliqabdul/myimage:v1 --port 80 --restart=Never -o yaml &gt; xyz.yaml</text:p>
      <text:p text:style-name="P1"/>
      <text:list xml:id="list516748529" text:style-name="L2">
        <text:list-item>
          <text:p text:style-name="P227">Podwithlabels</text:p>
        </text:list-item>
      </text:list>
      <text:p text:style-name="P4"/>
      <text:p text:style-name="P9">apiVersion: v1</text:p>
      <text:p text:style-name="P9">kind: Pod</text:p>
      <text:p text:style-name="P9">metadata:</text:p>
      <text:p text:style-name="P9"><text:s text:c="2"/>name: podwithlabels</text:p>
      <text:p text:style-name="P9"><text:s text:c="2"/><text:span text:style-name="T12">labels:</text:span></text:p>
      <text:p text:style-name="P28"><text:s text:c="4"/>app: operations</text:p>
      <text:p text:style-name="P28"><text:s text:c="4"/>env: workcontrol</text:p>
      <text:p text:style-name="P9">spec:</text:p>
      <text:p text:style-name="P9"><text:s text:c="2"/>containers:</text:p>
      <text:p text:style-name="P9"><text:s text:c="2"/>- name: container1</text:p>
      <text:p text:style-name="P18"><text:span text:style-name="T3"><text:s text:c="4"/>image: </text:span>aamirpinger/helloworld</text:p>
      <text:p text:style-name="P18"><text:s text:c="4"/><text:span text:style-name="T1">ports:</text:span></text:p>
      <text:p text:style-name="P18"><text:s text:c="4"/>- <text:span text:style-name="T1">containerPort: 80</text:span></text:p>
      <text:p text:style-name="P9"><text:s text:c="4"/></text:p>
      <text:p text:style-name="P10"><text:span text:style-name="T6">Note:</text:span> metadata includes <text:span text:style-name="T6">name</text:span>, <text:span text:style-name="T6">namespaces</text:span>, <text:span text:style-name="T6">labels, </text:span><text:span text:style-name="T7">Annotations</text:span> and other information </text:p>
      <text:p text:style-name="P10"/>
      <text:p text:style-name="P10"><draw:custom-shape text:anchor-type="paragraph" draw:z-index="22" draw:name="Shape15" draw:style-name="gr11" draw:text-style-name="P246" svg:width="3.3488in" svg:height="1.0516in" svg:x="-0.0839in" svg:y="0.1272in"><text:p/><draw:enhanced-geometry svg:viewBox="0 0 21600 21600" draw:type="rectangle" draw:enhanced-path="M 0 0 L 21600 0 21600 21600 0 21600 0 0 Z N"/></draw:custom-shape></text:p>
      <text:p text:style-name="P2">kubectl run pod2 --image=khaliqabdul/myimage:v1 --port 80 --restart=Never --labels=div=operations,env=workcontrol -o yaml &gt; xyz.yaml</text:p>
      <text:p text:style-name="P10"/>
      <text:p text:style-name="P10"/>
      <text:list xml:id="list3890821213" text:style-name="L3">
        <text:list-item>
          <text:p text:style-name="P228">PodwithNodeSelector</text:p>
        </text:list-item>
      </text:list>
      <text:p text:style-name="P5"/>
      <text:p text:style-name="P25">nodeSelector is a field of Pod.spec</text:p>
      <text:p text:style-name="P20"/>
      <text:p text:style-name="P11"><draw:custom-shape text:anchor-type="paragraph" draw:z-index="23" draw:name="Shape15" draw:style-name="gr12" draw:text-style-name="P246" svg:width="3.3488in" svg:height="0.6776in" svg:x="3.1736in" svg:y="0.0717in"><text:p/><draw:enhanced-geometry svg:viewBox="0 0 21600 21600" draw:type="rectangle" draw:enhanced-path="M 0 0 L 21600 0 21600 21600 0 21600 0 0 Z N"/></draw:custom-shape><draw:custom-shape text:anchor-type="paragraph" draw:z-index="24" draw:name="Shape15" draw:style-name="gr12" draw:text-style-name="P246" svg:width="3.3488in" svg:height="0.6776in" svg:x="3.2646in" svg:y="17.3965in"><text:p/><draw:enhanced-geometry svg:viewBox="0 0 21600 21600" draw:type="rectangle" draw:enhanced-path="M 0 0 L 21600 0 21600 21600 0 21600 0 0 Z N"/></draw:custom-shape>kind: Pod</text:p>
      <text:p text:style-name="P11">apiVersion: v1</text:p>
      <text:p text:style-name="P11">metadata:</text:p>
      <text:p text:style-name="P11"><text:s text:c="2"/>name: podwithnodeselector</text:p>
      <text:p text:style-name="P11"><text:s text:c="2"/>labels:</text:p>
      <text:p text:style-name="P11"><text:s text:c="4"/>Org: C-1</text:p>
      <text:p text:style-name="P11"><text:s text:c="4"/>div: operations</text:p>
      <text:p text:style-name="P11"><text:s text:c="4"/>section: OSG</text:p>
      <text:p text:style-name="P11">spec:</text:p>
      <text:p text:style-name="P11"><text:s text:c="2"/><text:span text:style-name="T12">nodeSelector:</text:span></text:p>
      <text:p text:style-name="P27"><text:s text:c="4"/>disktype: ‘SSD’</text:p>
      <text:p text:style-name="P11"><text:s text:c="2"/>containers:</text:p>
      <text:p text:style-name="P11"><text:s text:c="2"/>- name: container1</text:p>
      <text:p text:style-name="P11"><text:s text:c="4"/>image: <text:span text:style-name="T10">nginx</text:span></text:p>
      <text:p text:style-name="P11"><text:s text:c="4"/>ports:</text:p>
      <text:p text:style-name="P11"><text:s text:c="4"/>- containerPort: 80</text:p>
      <text:p text:style-name="P11"/>
      <text:p text:style-name="P7">Note: <text:span text:style-name="T2">This will deploy this new pod on a worker node where lebel is </text:span>disktype= ‘SSD’ <text:span text:style-name="T4">so first assign label to node </text:span></text:p>
      <text:p text:style-name="P12"/>
      <text:p text:style-name="P19"><text:span text:style-name="T4">K</text:span><text:span text:style-name="T2">ubectl label node minikube disktype= SSD</text:span></text:p>
      <text:p text:style-name="P6"/>
      <text:list xml:id="list86956295" text:style-name="L4">
        <text:list-item>
          <text:p text:style-name="P229">Podwithannotations</text:p>
        </text:list-item>
      </text:list>
      <text:p text:style-name="P6"/>
      <text:p text:style-name="P11">kind: Pod</text:p>
      <text:p text:style-name="P11">apiVersion: v1</text:p>
      <text:p text:style-name="P11">metadata:</text:p>
      <text:p text:style-name="P11"><text:s text:c="2"/>name: podwithannotations</text:p>
      <text:p text:style-name="P11"><text:s text:c="2"/>labels:</text:p>
      <text:p text:style-name="P11"><text:s text:c="4"/>Org: C-1</text:p>
      <text:p text:style-name="P11"><text:s text:c="4"/>div: operations</text:p>
      <text:p text:style-name="P11"><text:s text:c="4"/>section: OSG</text:p>
      <text:p text:style-name="P11"><text:s text:c="2"/><text:span text:style-name="T12">annotations:</text:span></text:p>
      <text:p text:style-name="P27"><text:s text:c="4"/>creator: Allah Mian</text:p>
      <text:p text:style-name="P27"><text:s text:c="4"/>email: allahmian@khawajashamusazeemi</text:p>
      <text:p text:style-name="P27"><text:s text:c="4"/>contact: Markazi Muraqaba Hall</text:p>
      <text:p text:style-name="P11">spec:</text:p>
      <text:p text:style-name="P11"><text:s text:c="2"/>nodeSelector:</text:p>
      <text:p text:style-name="P11"><text:s text:c="4"/>disktype: 'SSD'</text:p>
      <text:p text:style-name="P11"><text:s text:c="2"/>containers:</text:p>
      <text:p text:style-name="P11"><text:s text:c="2"/>- name: container1</text:p>
      <text:p text:style-name="P11"><text:s text:c="4"/>image: nginx</text:p>
      <text:p text:style-name="P11"><text:s text:c="4"/>ports:</text:p>
      <text:p text:style-name="P11"><text:s text:c="4"/>- containerPort: 80</text:p>
      <text:p text:style-name="P11"/>
      <text:list xml:id="list2048141379" text:style-name="L5">
        <text:list-item>
          <text:p text:style-name="P230">NameSpaces (resource # 02)</text:p>
        </text:list-item>
      </text:list>
      <text:p text:style-name="P8"/>
      <text:p text:style-name="P29">kubectl create namespace production</text:p>
      <text:p text:style-name="P29"/>
      <text:p text:style-name="P13">kind: <text:span text:style-name="T16">Pod</text:span></text:p>
      <text:p text:style-name="P13">apiVersion: v1</text:p>
      <text:p text:style-name="P13">metadata:</text:p>
      <text:p text:style-name="P13"><text:s text:c="2"/>name: podwithnamespace</text:p>
      <text:p text:style-name="P13"><text:s text:c="2"/><text:span text:style-name="T12">namespace: production</text:span></text:p>
      <text:p text:style-name="P13">spec:</text:p>
      <text:p text:style-name="P13"><text:s text:c="2"/>containers:</text:p>
      <text:p text:style-name="P13"><text:s text:c="2"/>- name: container1</text:p>
      <text:p text:style-name="P13"><text:s text:c="4"/>image: nginx</text:p>
      <text:p text:style-name="P13"><text:s text:c="4"/>ports:</text:p>
      <text:p text:style-name="P13"><text:s text:c="4"/>- containerPort: 80</text:p>
      <text:p text:style-name="P13"/>
      <text:p text:style-name="P13"/>
      <text:p text:style-name="P13"/>
      <text:p text:style-name="P13">kubectl run podwithnamespace --image=nginx --restart=Never --namespace=production -o yaml &gt; ns.yaml</text:p>
      <text:p text:style-name="P13"/>
      <text:p text:style-name="P13"/>
      <text:p text:style-name="P13"/>
      <text:p text:style-name="P13"/>
      <text:p text:style-name="P13"/>
      <text:p text:style-name="P13"/>
      <text:list xml:id="list2964627647" text:style-name="L6">
        <text:list-item>
          <text:p text:style-name="P231"><text:soft-page-break/>ReplicaSet <text:span text:style-name="T24">with matchLabels</text:span> (Resource # 03)</text:p>
        </text:list-item>
      </text:list>
      <text:p text:style-name="P14"/>
      <text:p text:style-name="P14">apiVersion: apps/v1</text:p>
      <text:p text:style-name="P14">kind: ReplicaSet</text:p>
      <text:p text:style-name="P14">metadata:</text:p>
      <text:p text:style-name="P14"><text:s text:c="2"/>name: rspractice</text:p>
      <text:p text:style-name="P14">spec:</text:p>
      <text:p text:style-name="P14"><draw:line text:anchor-type="paragraph" draw:z-index="2" draw:name="Shape2" draw:style-name="gr2" draw:text-style-name="P247" svg:x1="0.1173in" svg:y1="0.7795in" svg:x2="0.1173in" svg:y2="0.028in"><text:p/></draw:line><draw:frame text:anchor-type="paragraph" draw:z-index="3" draw:name="Shape3" draw:style-name="gr3" draw:text-style-name="P248" svg:width="0.7669in" svg:height="0.4469in" svg:x="-0.6492in" svg:y="0.1472in"><draw:text-box><text:p>Parts of replicaset</text:p></draw:text-box></draw:frame><text:s text:c="2"/><text:span text:style-name="T12">replicas:</text:span> 3</text:p>
      <text:p text:style-name="P30"><text:s text:c="2"/>selector:</text:p>
      <text:p text:style-name="P14"><text:s text:c="4"/>matchLabel<text:span text:style-name="T18">s</text:span>:</text:p>
      <text:p text:style-name="P14"><text:s text:c="6"/>app: myimage</text:p>
      <text:p text:style-name="P21"><text:s text:c="2"/>template:</text:p>
      <text:p text:style-name="P33"><draw:line text:anchor-type="paragraph" draw:z-index="1" draw:name="Shape1" draw:style-name="gr2" draw:text-style-name="P247" svg:x1="0.1098in" svg:y1="1.3531in" svg:x2="0.1098in" svg:y2="0.1398in"><text:p/></draw:line><text:s text:c="4"/>metadata:</text:p>
      <text:p text:style-name="P33"><text:s text:c="6"/>label<text:span text:style-name="T18">s</text:span>:</text:p>
      <text:p text:style-name="P33"><text:s text:c="7"/>app: myimage</text:p>
      <text:p text:style-name="P33"><draw:frame text:anchor-type="paragraph" draw:z-index="4" draw:name="Shape3" draw:style-name="gr3" draw:text-style-name="P248" svg:width="0.6252in" svg:height="0.4469in" svg:x="-0.5299in" svg:y="0.0673in"><draw:text-box><text:p>Pod template</text:p></draw:text-box></draw:frame><text:s text:c="4"/><text:span text:style-name="T17">spec:</text:span></text:p>
      <text:p text:style-name="P33"><text:s text:c="6"/><text:span text:style-name="T17">containers:</text:span></text:p>
      <text:p text:style-name="P33"><text:s text:c="6"/>- <text:span text:style-name="T17">name: rscontainer</text:span></text:p>
      <text:p text:style-name="P33"><text:s text:c="8"/><text:span text:style-name="T17">image: nginx</text:span></text:p>
      <text:p text:style-name="P33"><text:s text:c="8"/><text:span text:style-name="T19">ports:</text:span></text:p>
      <text:p text:style-name="P33"><text:s text:c="8"/>- <text:span text:style-name="T19">containerPort: 80</text:span></text:p>
      <text:p text:style-name="P14"><text:s text:c="8"/></text:p>
      <text:p text:style-name="P1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25953941" text:style-name="L7">
        <text:list-item>
          <text:p text:style-name="P232">ReplicaSet with matchExpression</text:p>
        </text:list-item>
      </text:list>
      <text:p text:style-name="P71"/>
      <text:p text:style-name="P34">apiVersion: apps/v1</text:p>
      <text:p text:style-name="P34">kind: Replica<text:span text:style-name="T22">S</text:span>et</text:p>
      <text:p text:style-name="P34">metadata:</text:p>
      <text:p text:style-name="P34"><text:s text:c="2"/>name: rswithmatch<text:span text:style-name="T23">e</text:span>xpression</text:p>
      <text:p text:style-name="P34">spec:</text:p>
      <text:p text:style-name="P34"><text:s text:c="2"/><text:span text:style-name="T12">replicas</text:span>: 3</text:p>
      <text:p text:style-name="P34"><text:s text:c="2"/><text:span text:style-name="T12">selector</text:span>:</text:p>
      <text:p text:style-name="P34"><text:s text:c="4"/>matchExpression<text:span text:style-name="T19">s</text:span>:</text:p>
      <text:p text:style-name="P34"><text:s text:c="4"/>- key: app</text:p>
      <text:p text:style-name="P34"><text:s text:c="6"/>operator: In</text:p>
      <text:p text:style-name="P34"><text:s text:c="6"/>values:</text:p>
      <text:p text:style-name="P34"><text:s text:c="6"/>- myimage</text:p>
      <text:p text:style-name="P34"><text:s text:c="2"/><text:span text:style-name="T12">template</text:span>:</text:p>
      <text:p text:style-name="P34"><text:s text:c="4"/>metadata:</text:p>
      <text:p text:style-name="P34"><text:s text:c="6"/>label<text:span text:style-name="T20">s</text:span>:</text:p>
      <text:p text:style-name="P35"><text:s text:c="8"/><text:span text:style-name="T21">app: myimage</text:span></text:p>
      <text:p text:style-name="P34"><text:s text:c="4"/>spec:</text:p>
      <text:p text:style-name="P34"><text:s text:c="6"/>containers:</text:p>
      <text:p text:style-name="P34"><text:s text:c="6"/>- name: <text:span text:style-name="T19">rscontainer</text:span></text:p>
      <text:p text:style-name="P34"><text:s text:c="8"/><text:span text:style-name="T19">image: nginx</text:span></text:p>
      <text:p text:style-name="P34"><text:s text:c="8"/><text:span text:style-name="T19">ports:</text:span></text:p>
      <text:p text:style-name="P34"><text:s text:c="8"/>- <text:span text:style-name="T19">containerPort: 80</text:span></text:p>
      <text:p text:style-name="P34"><text:s text:c="8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3513677819" text:style-name="L8">
        <text:list-item>
          <text:p text:style-name="P233"><text:soft-page-break/><text:span text:style-name="T25">Job </text:span><text:span text:style-name="T26">(Resource # 03)</text:span></text:p>
        </text:list-item>
      </text:list>
      <text:p text:style-name="P75"/>
      <text:p text:style-name="P38"><text:span text:style-name="T21">a</text:span>piVersion: batch/v1</text:p>
      <text:p text:style-name="P38">kind: Job</text:p>
      <text:p text:style-name="P36">metadata:</text:p>
      <text:p text:style-name="P38"><text:s text:c="2"/>name: whalesay</text:p>
      <text:p text:style-name="P22"><draw:frame text:anchor-type="paragraph" draw:z-index="9" draw:name="Shape8" draw:style-name="gr5" draw:text-style-name="P249" svg:width="0.0969in" svg:height="0.1925in" svg:x="-0.1429in" svg:y="0.1409in"><draw:text-box><text:p><text:span text:style-name="T135">1</text:span></text:p></draw:text-box></draw:frame>spec:<text:tab/><text:tab/><text:span text:style-name="T53">(# Job spec)</text:span></text:p>
      <text:p text:style-name="P36"><draw:line text:anchor-type="paragraph" draw:z-index="5" draw:name="Shape4" draw:style-name="gr2" draw:text-style-name="P247" svg:x1="-0.0319in" svg:y1="0.0354in" svg:x2="-0.0465in" svg:y2="1.5307in"><text:p/></draw:line><text:span text:style-name="T27"><text:s text:c="2"/>template:</text:span> </text:p>
      <text:p text:style-name="P37"><text:s text:c="4"/><text:span text:style-name="T44">spec:<text:tab/></text:span><text:span text:style-name="T45">(# Pod spec)</text:span></text:p>
      <text:p text:style-name="P98"><draw:line text:anchor-type="paragraph" draw:z-index="6" draw:name="Shape5" draw:style-name="gr2" draw:text-style-name="P247" svg:x1="0.4295in" svg:y1="0.0547in" svg:x2="0.422in" svg:y2="0.8803in"><text:p/></draw:line><draw:frame text:anchor-type="paragraph" draw:z-index="7" draw:name="Shape6" draw:style-name="gr4" draw:text-style-name="P248" svg:width="0.4539in" svg:height="0.576in" svg:x="-0.5665in" svg:y="0.0398in"><draw:text-box><text:p>Three ports of Job</text:p></draw:text-box></draw:frame><text:s text:c="6"/>containers:</text:p>
      <text:p text:style-name="P99"><text:s text:c="6"/>- name: container1</text:p>
      <text:p text:style-name="P99"><text:s text:c="8"/>image: docker/whalesay</text:p>
      <text:p text:style-name="P99"><text:s text:c="8"/>command: <text:span text:style-name="T43">[</text:span>"cowsay","This is Kubernetes job!"]</text:p>
      <text:p text:style-name="P99"><draw:frame text:anchor-type="paragraph" draw:z-index="8" draw:name="Shape7" draw:style-name="gr5" draw:text-style-name="P249" svg:width="0.1122in" svg:height="0.1925in" svg:x="-0.1583in" svg:y="0.0673in"><draw:text-box><text:p><text:span text:style-name="T135">2</text:span></text:p></draw:text-box></draw:frame><text:s text:c="6"/>restartPolicy: Never</text:p>
      <text:p text:style-name="P38"><draw:frame text:anchor-type="paragraph" draw:z-index="10" draw:name="Shape7" draw:style-name="gr5" draw:text-style-name="P249" svg:width="0.1122in" svg:height="0.1925in" svg:x="-0.1583in" svg:y="0.111in"><draw:text-box><text:p><text:span text:style-name="T135">3</text:span></text:p></draw:text-box></draw:frame><text:s text:c="2"/><text:span text:style-name="T27">backoffLimit: 4</text:span></text:p>
      <text:p text:style-name="P38"><text:span text:style-name="T27"><text:s text:c="2"/>activeDeadlineSeconds: 60</text:span> </text:p>
      <text:p text:style-name="P38"/>
      <text:list xml:id="list3658884298" text:style-name="L9">
        <text:list-item>
          <text:p text:style-name="P234">CronJob (Resource # 04)</text:p>
        </text:list-item>
      </text:list>
      <text:p text:style-name="P77"/>
      <text:p text:style-name="P39">apiVersion: batch/v1beta1</text:p>
      <text:p text:style-name="P39">kind: CronJob</text:p>
      <text:p text:style-name="P39">metadata:</text:p>
      <text:p text:style-name="P39"><text:s text:c="2"/>name: mycronjob</text:p>
      <text:p text:style-name="P26"><draw:line text:anchor-type="paragraph" draw:z-index="11" draw:name="Shape9" draw:style-name="gr2" draw:text-style-name="P247" svg:x1="-0.0319in" svg:y1="0.0374in" svg:x2="-0.039in" svg:y2="0.4472in"><text:p/></draw:line><draw:frame text:anchor-type="paragraph" draw:z-index="14" draw:name="Shape12" draw:style-name="gr6" draw:text-style-name="P248" svg:width="0.5732in" svg:height="0.2161in" svg:x="-0.6492in" svg:y="0.0972in"><draw:text-box><text:p>CronJob</text:p></draw:text-box></draw:frame>spec:</text:p>
      <text:p text:style-name="P26"><text:s text:c="2"/>schedule: “* * * * *”</text:p>
      <text:p text:style-name="P26"><text:s text:c="2"/><text:span text:style-name="T50">j</text:span>obTemplate:</text:p>
      <text:p text:style-name="P39"><draw:line text:anchor-type="paragraph" draw:z-index="12" draw:name="Shape10" draw:style-name="gr2" draw:text-style-name="P247" svg:x1="0.3035in" svg:y1="0.0409in" svg:x2="0.2882in" svg:y2="0.748in"><text:p/></draw:line><text:s text:c="4"/><text:span text:style-name="T44">spec:</text:span></text:p>
      <text:p text:style-name="P97"><draw:caption text:anchor-type="paragraph" draw:z-index="17" draw:name="Shape13" draw:style-name="gr7" draw:text-style-name="P248" svg:width="1.615in" svg:height="0.5213in" svg:x="0.572in" svg:y="0.1374in" draw:caption-point-x="2.0299in" draw:caption-point-y="0.1634in"><text:p/></draw:caption><text:s text:c="6"/>template:</text:p>
      <text:p text:style-name="P97"><draw:frame text:anchor-type="paragraph" draw:z-index="15" draw:name="Shape12" draw:style-name="gr6" draw:text-style-name="P248" svg:width="0.3059in" svg:height="0.2161in" svg:x="-0.0547in" svg:y="0.0965in"><draw:text-box><text:p>Job</text:p></draw:text-box></draw:frame><draw:frame text:anchor-type="paragraph" draw:z-index="18" draw:name="Shape14" draw:style-name="gr8" draw:text-style-name="P248" svg:width="0.6031in" svg:height="0.2606in" svg:x="2.5799in" svg:y="0.0016in"><draw:text-box><text:p>optional</text:p></draw:text-box></draw:frame><text:s text:c="8"/>metadata:</text:p>
      <text:p text:style-name="P97"><text:s text:c="10"/>labels:</text:p>
      <text:p text:style-name="P97"><text:s text:c="12"/>app: mycronjob</text:p>
      <text:p text:style-name="P39"><draw:line text:anchor-type="paragraph" draw:z-index="13" draw:name="Shape11" draw:style-name="gr2" draw:text-style-name="P247" svg:x1="0.6382in" svg:y1="0.0492in" svg:x2="0.6228in" svg:y2="1.0909in"><text:p/></draw:line><text:s text:c="8"/><text:span text:style-name="T12">spec:</text:span></text:p>
      <text:p text:style-name="P31"><text:s text:c="10"/><text:span text:style-name="T49">containers:</text:span></text:p>
      <text:p text:style-name="P31"><text:s text:c="10"/>- <text:span text:style-name="T49">name: container1</text:span></text:p>
      <text:p text:style-name="P31"><draw:frame text:anchor-type="paragraph" draw:z-index="16" draw:name="Shape12" draw:style-name="gr6" draw:text-style-name="P248" svg:width="0.2921in" svg:height="0.2161in" svg:x="0.3311in" svg:y="0.0181in"><draw:text-box><text:p>Pod</text:p></draw:text-box></draw:frame><text:s text:c="12"/><text:span text:style-name="T49">image: docker/whalesay</text:span></text:p>
      <text:p text:style-name="P31"><text:s text:c="12"/><text:span text:style-name="T49">command: [“cowsay”, “This is cronjob assignment!”]</text:span></text:p>
      <text:p text:style-name="P31"><text:s text:c="10"/><text:span text:style-name="T49">restartPolicy: OnFailure</text:span></text:p>
      <text:p text:style-name="P72"/>
      <text:p text:style-name="P72">New CronJob</text:p>
      <text:p text:style-name="P31"/>
      <text:p text:style-name="P39">apiVersion: batch/v1beta1</text:p>
      <text:p text:style-name="P39">kind: CronJob</text:p>
      <text:p text:style-name="P39">metadata:</text:p>
      <text:p text:style-name="P39"><text:s text:c="2"/>name: cronjoblatest</text:p>
      <text:p text:style-name="P26">spec:</text:p>
      <text:p text:style-name="P26"><text:s text:c="2"/>schedule: "* * * * *"</text:p>
      <text:p text:style-name="P26"><text:s text:c="2"/>jobTemplate:</text:p>
      <text:p text:style-name="P39"><text:s text:c="4"/><text:span text:style-name="T51">spec:</text:span></text:p>
      <text:p text:style-name="P103"><text:s text:c="6"/>template:</text:p>
      <text:p text:style-name="P103"><text:s text:c="8"/>metadata:</text:p>
      <text:p text:style-name="P103"><text:s text:c="10"/>labels: <text:s text:c="2"/></text:p>
      <text:p text:style-name="P103"><text:s text:c="12"/>app: cronjoblt</text:p>
      <text:p text:style-name="P39"><text:s text:c="8"/><text:span text:style-name="T52">spec:</text:span></text:p>
      <text:p text:style-name="P107"><text:s text:c="10"/>restartPolicy: OnFailure</text:p>
      <text:p text:style-name="P107"><text:s text:c="10"/>containers:</text:p>
      <text:p text:style-name="P107"><text:s text:c="10"/>- name: cjcontainer</text:p>
      <text:p text:style-name="P107"><text:s text:c="12"/>image: khaliqabdul/myimage:v1</text:p>
      <text:p text:style-name="P107"><text:s text:c="12"/>command: ["echo", "This is cronjoblatest job!"]</text:p>
      <text:p text:style-name="P107"><text:s text:c="12"/>ports:</text:p>
      <text:p text:style-name="P107"><text:s text:c="12"/>- containerPort: 80</text:p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43470002" text:style-name="L10">
        <text:list-item>
          <text:p text:style-name="P243"><text:span text:style-name="T56">Service</text:span><text:span text:style-name="T57"> </text:span><text:span text:style-name="T58">(Resource # 0</text:span><text:span text:style-name="T56">5</text:span><text:span text:style-name="T58">)</text:span></text:p>
        </text:list-item>
      </text:list>
      <text:p text:style-name="P76"/>
      <text:p text:style-name="P112">LoadBalancer <text:span text:style-name="T101">type service with yaml</text:span></text:p>
      <text:p text:style-name="P108"/>
      <text:p text:style-name="P100">For service we have to create <text:span text:style-name="T59">pod</text:span><text:span text:style-name="T6">,</text:span> <text:span text:style-name="T64">R</text:span><text:span text:style-name="T59">eplicaset</text:span><text:span text:style-name="T6"> </text:span>or<text:span text:style-name="T6"> </text:span><text:span text:style-name="T59">Deployment </text:span><text:span text:style-name="T102">first</text:span></text:p>
      <text:p text:style-name="P108"/>
      <text:p text:style-name="P206">service.spec contains three fields</text:p>
      <text:list xml:id="list3264774412" text:style-name="L11">
        <text:list-item>
          <text:p text:style-name="P240">Ports</text:p>
        </text:list-item>
        <text:list-item>
          <text:p text:style-name="P240">Type</text:p>
        </text:list-item>
        <text:list-item>
          <text:p text:style-name="P240">Selector</text:p>
        </text:list-item>
      </text:list>
      <text:p text:style-name="P69"/>
      <text:p text:style-name="P15"><text:span text:style-name="T61">k</text:span><text:span text:style-name="T54">ind: Service</text:span></text:p>
      <text:p text:style-name="P41">apiVersion: v1</text:p>
      <text:p text:style-name="P41">metadata:</text:p>
      <text:p text:style-name="P41"><text:s text:c="2"/>name: my-service</text:p>
      <text:p text:style-name="P41">spec:</text:p>
      <text:p text:style-name="P41"><text:s text:c="2"/>ports:</text:p>
      <text:p text:style-name="P41"><text:s text:c="2"/>- port: 8080<text:tab/> <text:s/><text:span text:style-name="T28">(</text:span><text:span text:style-name="T29">#</text:span><text:span text:style-name="T28">Pod port No)</text:span></text:p>
      <text:p text:style-name="P41"><text:s text:c="4"/><text:span text:style-name="T66">targetPort: 80 <text:s/></text:span><text:span text:style-name="T28">(</text:span><text:span text:style-name="T29">#</text:span><text:span text:style-name="T28">container port No)</text:span></text:p>
      <text:p text:style-name="P41"><text:s text:c="2"/><text:span text:style-name="T66">type: LoadBalancer</text:span></text:p>
      <text:p text:style-name="P41"><text:s text:c="2"/><text:span text:style-name="T66">selector:</text:span></text:p>
      <text:p text:style-name="P43"><text:s text:c="4"/><text:span text:style-name="T67">app: myimage </text:span></text:p>
      <text:p text:style-name="P43"><text:span text:style-name="T131">(</text:span><text:span text:style-name="T132">Selector </text:span><text:span text:style-name="T128">key: value</text:span><text:span text:style-name="T131"> is equal to pod or replicaSet label)</text:span></text:p>
      <text:p text:style-name="P40"/>
      <text:p text:style-name="P113">LoadBalancer <text:span text:style-name="T101">type service with CLI</text:span></text:p>
      <text:p text:style-name="P40"/>
      <text:p text:style-name="P40"><draw:custom-shape text:anchor-type="paragraph" draw:z-index="25" draw:name="Shape15" draw:style-name="gr13" draw:text-style-name="P251" svg:width="3.5425in" svg:height="0.8287in" svg:x="-0.1953in" svg:y="0.0543in"><text:p/><draw:enhanced-geometry svg:viewBox="0 0 21600 21600" draw:type="rectangle" draw:enhanced-path="M 0 0 L 21600 0 21600 21600 0 21600 0 0 Z N"/></draw:custom-shape></text:p>
      <text:p text:style-name="P42">kubectl expose replicaset rspractice --name=my-servicenew --port 8000 --target-port 80 --type=LoadBalancer --selector=app=myimage</text:p>
      <text:p text:style-name="P40"/>
      <text:p text:style-name="P40"/>
      <text:p text:style-name="P114"><text:span text:style-name="T109">External name</text:span> <text:span text:style-name="T101">type service</text:span></text:p>
      <text:p text:style-name="P40"/>
      <text:p text:style-name="P40"><text:span text:style-name="Source_20_Text"><text:span text:style-name="T5">apiVersion</text:span></text:span><text:span text:style-name="Source_20_Text">: v1</text:span></text:p>
      <text:p text:style-name="P201"><text:span text:style-name="Source_20_Text"><text:span text:style-name="T55">kind</text:span></text:span><text:span text:style-name="Source_20_Text"><text:span text:style-name="T54">: Service</text:span></text:span></text:p>
      <text:p text:style-name="P201"><text:span text:style-name="Source_20_Text"><text:span text:style-name="T55">metadata</text:span></text:span><text:span text:style-name="Source_20_Text"><text:span text:style-name="T54">:</text:span></text:span></text:p>
      <text:p text:style-name="P201"><text:span text:style-name="Source_20_Text"><text:span text:style-name="T54"><text:s text:c="2"/></text:span></text:span><text:span text:style-name="Source_20_Text"><text:span text:style-name="T55">name</text:span></text:span><text:span text:style-name="Source_20_Text"><text:span text:style-name="T54">: my-service</text:span></text:span></text:p>
      <text:p text:style-name="P201"><text:span text:style-name="Source_20_Text"><text:span text:style-name="T54"><text:s text:c="2"/></text:span></text:span><text:span text:style-name="Source_20_Text"><text:span text:style-name="T55">namespace</text:span></text:span><text:span text:style-name="Source_20_Text"><text:span text:style-name="T54">: prod</text:span></text:span></text:p>
      <text:p text:style-name="P201"><text:span text:style-name="Source_20_Text"><text:span text:style-name="T55">spec</text:span></text:span><text:span text:style-name="Source_20_Text"><text:span text:style-name="T54">:</text:span></text:span></text:p>
      <text:p text:style-name="P201"><text:span text:style-name="Source_20_Text"><text:span text:style-name="T54"><text:s text:c="2"/></text:span></text:span><text:span text:style-name="Source_20_Text"><text:span text:style-name="T55">type</text:span></text:span><text:span text:style-name="Source_20_Text"><text:span text:style-name="T54">: ExternalName</text:span></text:span></text:p>
      <text:p text:style-name="P224"><text:span text:style-name="Source_20_Text"><text:span text:style-name="T54"><text:s text:c="2"/></text:span></text:span><text:span text:style-name="Source_20_Text"><text:span text:style-name="T55">externalName</text:span></text:span><text:span text:style-name="Source_20_Text"><text:span text:style-name="T54">: my.database.example.com</text:span></text:span></text:p>
      <text:p text:style-name="P40"/>
      <text:list xml:id="list1254654946" text:style-name="L12">
        <text:list-item>
          <text:p text:style-name="P235">Probes</text:p>
        </text:list-item>
      </text:list>
      <text:p text:style-name="P40"/>
      <text:p text:style-name="P116">Liveness Probes</text:p>
      <text:p text:style-name="P115"/>
      <text:p text:style-name="P91">ln-exec.yaml</text:p>
      <text:p text:style-name="P118"/>
      <text:p text:style-name="P118">kind: Pod</text:p>
      <text:p text:style-name="P118">apiVersion: v1</text:p>
      <text:p text:style-name="P118">metadata:</text:p>
      <text:p text:style-name="P118"><text:s text:c="2"/>name: ln-exec-pod</text:p>
      <text:p text:style-name="P118">spec:</text:p>
      <text:p text:style-name="P118"><text:s text:c="2"/>containers:</text:p>
      <text:p text:style-name="P118"><text:s text:c="2"/>- name: container1</text:p>
      <text:p text:style-name="P118"><text:s text:c="4"/>image: aamirpinger/hi</text:p>
      <text:p text:style-name="P118"><text:s text:c="4"/>ports:</text:p>
      <text:p text:style-name="P118"><text:s text:c="4"/>- containerPort: 80</text:p>
      <text:p text:style-name="P118"><text:s text:c="4"/><text:span text:style-name="T110">imagePullPolicy: IfNotPresent</text:span></text:p>
      <text:p text:style-name="P122"><text:span text:style-name="T103"><text:s text:c="4"/></text:span><text:span text:style-name="T104">livenessProbe:</text:span></text:p>
      <text:p text:style-name="P121"><text:s text:c="6"/>exec:</text:p>
      <text:p text:style-name="P121"><text:s text:c="8"/>command:</text:p>
      <text:p text:style-name="P121"><text:s text:c="8"/>- cat</text:p>
      <text:p text:style-name="P123"><text:span text:style-name="T104"><text:s text:c="8"/></text:span><text:span text:style-name="T34">- </text:span><text:span text:style-name="T35">abc.txt </text:span><text:span text:style-name="T47">(This is not a command, it put here intentionally to check the failure process and status of pod)</text:span><text:span text:style-name="T46"> </text:span><text:span text:style-name="T36"><text:s/></text:span></text:p>
      <text:p text:style-name="P59">kubectle describe pod ln-exec-pod</text:p>
      <text:p text:style-name="P59"/>
      <text:p text:style-name="P59"><text:s text:c="2"/><text:span text:style-name="T111"><text:s text:c="2"/></text:span><text:span text:style-name="T48">Ready: <text:s text:c="9"/>True</text:span></text:p>
      <text:p text:style-name="P102"><text:s text:c="4"/>Restart Count: <text:s/>4</text:p>
      <text:p text:style-name="P102"><text:s text:c="4"/>Liveness: <text:s text:c="6"/>exec [cat abc.txt] delay=0s timeout=1s period=10s #success=1 #failure=3</text:p>
      <text:p text:style-name="P102"/>
      <text:p text:style-name="P102">Warning <text:s/>Unhealthy <text:s/>33s (x10 over 2m3s) <text:s/>kubelet, minikube <text:s/>Liveness probe failed: cat: abc.txt: No such file or directory</text:p>
      <text:p text:style-name="P101"/>
      <text:p text:style-name="P59">kubectle get pod</text:p>
      <text:p text:style-name="P59"/>
      <text:p text:style-name="P102">NAME <text:s text:c="9"/>READY <text:s text:c="2"/>STATUS <text:s text:c="12"/>RESTARTS <text:s text:c="2"/>AGE</text:p>
      <text:p text:style-name="P102">ln-exec-pod <text:s text:c="2"/>0/1 <text:s text:c="4"/>CrashLoopBackOff <text:s text:c="2"/>4 <text:s text:c="9"/>2m32s</text:p>
      <text:p text:style-name="P24"><text:span text:style-name="T117">liveness probe </text:span><text:bookmark text:name="docs-internal-guid-720ce865-7fff-3757-2cb4-eeb064ef6209"/><text:span text:style-name="T117">k</text:span><text:span text:style-name="T78">eep our apps healthy by ensuring unhealthy containers are restarted automatically</text:span></text:p>
      <text:p text:style-name="P92">ln-tcp.yaml</text:p>
      <text:p text:style-name="P40"/>
      <text:p text:style-name="P119">kind: Pod</text:p>
      <text:p text:style-name="P119">apiVersion: v1</text:p>
      <text:p text:style-name="P119">metadata:</text:p>
      <text:p text:style-name="P119"><text:s text:c="2"/>name: ln-<text:span text:style-name="T112">tcp</text:span>-pod</text:p>
      <text:p text:style-name="P119">spec:</text:p>
      <text:p text:style-name="P119"><text:s text:c="2"/>containers:</text:p>
      <text:p text:style-name="P119"><text:s text:c="2"/>- name: container1</text:p>
      <text:p text:style-name="P119"><text:s text:c="4"/>image: aamirpinger/hi</text:p>
      <text:p text:style-name="P119"><text:s text:c="4"/>ports:</text:p>
      <text:p text:style-name="P119"><text:s text:c="4"/>- containerPort: 80</text:p>
      <text:p text:style-name="P119"><text:s text:c="4"/><text:span text:style-name="T110">imagePullPolicy: IfNotPresent</text:span></text:p>
      <text:p text:style-name="P124"><text:span text:style-name="T103"><text:s text:c="4"/></text:span><text:span text:style-name="T104">livenessProbe:</text:span></text:p>
      <text:p text:style-name="P124"><text:span text:style-name="T104"><text:s text:c="6"/></text:span><text:span text:style-name="T105">tcpSocket</text:span><text:span text:style-name="T104">:</text:span></text:p>
      <text:p text:style-name="P124"><text:span text:style-name="T104"><text:s text:c="8"/></text:span><text:span text:style-name="T105">port</text:span><text:span text:style-name="T104">: </text:span><text:span text:style-name="T105">80</text:span></text:p>
      <text:p text:style-name="P104">if we p<text:span text:style-name="T121">u</text:span>t port # 90 instead of 80 then same result will be appear as above i.e. <text:s/>failed.</text:p>
      <text:p text:style-name="P40"/>
      <text:p text:style-name="P93">ln-http.yaml</text:p>
      <text:p text:style-name="P40"/>
      <text:p text:style-name="P120">kind: Pod</text:p>
      <text:p text:style-name="P120">apiVersion: v1</text:p>
      <text:p text:style-name="P120">metadata:</text:p>
      <text:p text:style-name="P120"><text:s text:c="2"/>name: ln-<text:span text:style-name="T113">http</text:span>-pod</text:p>
      <text:p text:style-name="P120">spec:</text:p>
      <text:p text:style-name="P120"><text:s text:c="2"/>containers:</text:p>
      <text:p text:style-name="P120"><text:s text:c="2"/>- name: container1</text:p>
      <text:p text:style-name="P120"><text:s text:c="4"/>image: aamirpinger/hi</text:p>
      <text:p text:style-name="P120"><text:s text:c="4"/>ports:</text:p>
      <text:p text:style-name="P120"><text:s text:c="4"/>- containerPort: 80</text:p>
      <text:p text:style-name="P120"><text:s text:c="4"/><text:span text:style-name="T110">imagePullPolicy: IfNotPresent</text:span></text:p>
      <text:p text:style-name="P125"><text:span text:style-name="T103"><text:s text:c="4"/></text:span><text:span text:style-name="T104">livenessProbe:</text:span></text:p>
      <text:p text:style-name="P125"><text:span text:style-name="T104"><text:s text:c="6"/></text:span><text:span text:style-name="T106">httpGet</text:span><text:span text:style-name="T104">:</text:span></text:p>
      <text:p text:style-name="P125"><text:span text:style-name="T104"><text:s text:c="8"/></text:span><text:span text:style-name="T105">port</text:span><text:span text:style-name="T104">: </text:span><text:span text:style-name="T105">80</text:span></text:p>
      <text:p text:style-name="P125"><text:span text:style-name="T105"><text:s text:c="8"/></text:span><text:span text:style-name="T106">path: /</text:span></text:p>
      <text:p text:style-name="P40"/>
      <text:p text:style-name="P202"><text:span text:style-name="T60">probe properties</text:span><text:span text:style-name="T115"> <text:s text:c="2"/></text:span><text:span text:style-name="T37">(Default values)</text:span></text:p>
      <text:p text:style-name="P202"/>
      <text:p text:style-name="P60"><text:span text:style-name="T6">FailureThreshold: 3</text:span> This tells to restart container in case of 3 consective failures.</text:p>
      <text:p text:style-name="P74"><text:soft-page-break/><text:span text:style-name="T114">PeriodSeconds: 10 </text:span><text:bookmark text:name="docs-internal-guid-5119ca04-7fff-db3f-0845-b5501806017e"/><text:span text:style-name="T88">Run this liveness Probe every 10 seconds </text:span><text:span text:style-name="T89">to chech the health</text:span></text:p>
      <text:p text:style-name="P73"><text:span text:style-name="T84">SuccessThreshold: 1 </text:span><text:span text:style-name="T87">Reset the failure Threshold counter 0n 1 successful response</text:span></text:p>
      <text:p text:style-name="P74"><text:span text:style-name="T86">timeoutSeconds: 1 </text:span><text:bookmark text:name="docs-internal-guid-e578433a-7fff-9aa3-eed3-6c75c1cf178a"/><text:span text:style-name="T87">Response must come within 1 second. Mark failure even successful response comes after specified time in seconds</text:span></text:p>
      <text:p text:style-name="P74"><text:span text:style-name="T86">initialSeconds: 15</text:span><text:span text:style-name="T89"> </text:span><text:bookmark text:name="docs-internal-guid-477c5d71-7fff-cf9f-0715-7101703d6f9b"/><text:span text:style-name="T87">Kubernetes will wait for 15 seconds to start first liveness probe</text:span></text:p>
      <text:p text:style-name="P40"/>
      <text:p text:style-name="P117"><text:span text:style-name="T118">Readi</text:span>ness Probes</text:p>
      <text:p text:style-name="P40"/>
      <text:p text:style-name="P95">rn-exec.yaml</text:p>
      <text:p text:style-name="P61"/>
      <text:p text:style-name="P61">kind: Pod</text:p>
      <text:p text:style-name="P61">apiVersion: v1</text:p>
      <text:p text:style-name="P61">metadata:</text:p>
      <text:p text:style-name="P61"><text:s text:c="2"/>name: rn-exec-pod</text:p>
      <text:p text:style-name="P61">spec:</text:p>
      <text:p text:style-name="P61"><text:s text:c="2"/>containers:</text:p>
      <text:p text:style-name="P61"><text:s text:c="2"/>- name: container1</text:p>
      <text:p text:style-name="P61"><text:s text:c="4"/>image: aamirpinger/hi</text:p>
      <text:p text:style-name="P61"><text:s text:c="4"/>ports:</text:p>
      <text:p text:style-name="P61"><text:s text:c="4"/>- containerPort: 80</text:p>
      <text:p text:style-name="P61"><text:s text:c="4"/>imagePullPolicy: IfNotPresent</text:p>
      <text:p text:style-name="P61"><text:s text:c="4"/>readinessProbe:</text:p>
      <text:p text:style-name="P61"><text:s text:c="6"/>exec:</text:p>
      <text:p text:style-name="P61"><text:s text:c="8"/><text:span text:style-name="T120">command:</text:span></text:p>
      <text:p text:style-name="P61"><text:s text:c="8"/>- ls</text:p>
      <text:p text:style-name="P61"><text:s text:c="8"/><text:span text:style-name="T27">- /</text:span><text:span text:style-name="T38">tmp</text:span><text:span text:style-name="T39">/ready</text:span> <text:s/></text:p>
      <text:p text:style-name="P96"/>
      <text:p text:style-name="P40">kubectl get pod</text:p>
      <text:p text:style-name="P40"/>
      <text:p text:style-name="P106">NAME <text:s text:c="9"/>READY <text:s text:c="2"/>STATUS <text:s text:c="3"/>RESTARTS <text:s text:c="2"/>AGE</text:p>
      <text:p text:style-name="P106">rn-exec-pod <text:s/><text:span text:style-name="T116"><text:s/>0</text:span>/1 <text:s text:c="4"/>Running <text:s text:c="2"/><text:span text:style-name="T116">0</text:span> <text:s text:c="9"/>2m35s</text:p>
      <text:p text:style-name="P40"/>
      <text:p text:style-name="P40">kubectl describe pod rn-exec-pod </text:p>
      <text:p text:style-name="P40"/>
      <text:p text:style-name="P106"><text:s text:c="4"/>Ready: <text:s text:c="9"/>False</text:p>
      <text:p text:style-name="P106"><text:s text:c="4"/>Restart Count: <text:s/>0</text:p>
      <text:p text:style-name="P106"><text:s text:c="4"/>Readiness: <text:s text:c="5"/>exec [ls /tmp/ready] delay=0s timeout=1s period=10s #success=1 #failure=3</text:p>
      <text:p text:style-name="P40"/>
      <text:p text:style-name="P106">Warning <text:s/>Unhealthy <text:s/>6s (x12 over 116s) <text:s/>kubelet, minikube <text:s/>Readiness probe failed: ls: cannot access '/tmp/ready': No such file or directory</text:p>
      <text:p text:style-name="P40"/>
      <text:p text:style-name="P94">rn-tcp.yaml</text:p>
      <text:p text:style-name="P62"/>
      <text:p text:style-name="P62">kind: Pod</text:p>
      <text:p text:style-name="P62">apiVersion: v1</text:p>
      <text:p text:style-name="P62">metadata:</text:p>
      <text:p text:style-name="P62"><text:s text:c="2"/>name: rn-<text:span text:style-name="T121">tcp</text:span>-pod</text:p>
      <text:p text:style-name="P62">spec:</text:p>
      <text:p text:style-name="P62"><text:s text:c="2"/>containers:</text:p>
      <text:p text:style-name="P62"><text:s text:c="2"/>- name: container1</text:p>
      <text:p text:style-name="P62"><text:s text:c="4"/>image: aamirpinger/hi</text:p>
      <text:p text:style-name="P62"><text:s text:c="4"/>ports:</text:p>
      <text:p text:style-name="P62"><text:s text:c="4"/>- containerPort: 80</text:p>
      <text:p text:style-name="P62"><text:s text:c="4"/>imagePullPolicy: IfNotPresent</text:p>
      <text:p text:style-name="P62"><text:s text:c="4"/>readinessProbe:</text:p>
      <text:p text:style-name="P62"><text:s text:c="6"/><text:span text:style-name="T121">tcpSocket</text:span>:</text:p>
      <text:p text:style-name="P62"><text:s text:c="8"/><text:span text:style-name="T40">port: 80</text:span></text:p>
      <text:p text:style-name="P105">if we p<text:span text:style-name="T121">u</text:span>t port # <text:span text:style-name="T121">8080</text:span> instead of 80 then same result will be appear as above i.e. <text:s/>failed.</text:p>
      <text:p text:style-name="P40"/>
      <text:p text:style-name="P40"/>
      <text:p text:style-name="P40"/>
      <text:p text:style-name="P94">rn-http.yaml</text:p>
      <text:p text:style-name="P62"/>
      <text:p text:style-name="P62">kind: Pod</text:p>
      <text:p text:style-name="P62">apiVersion: v1</text:p>
      <text:p text:style-name="P62">metadata:</text:p>
      <text:p text:style-name="P62"><text:s text:c="2"/>name: rn-<text:span text:style-name="T121">http</text:span>-pod</text:p>
      <text:p text:style-name="P62">spec:</text:p>
      <text:p text:style-name="P62"><text:s text:c="2"/>containers:</text:p>
      <text:p text:style-name="P62"><text:s text:c="2"/>- name: container1</text:p>
      <text:p text:style-name="P62"><text:s text:c="4"/>image: aamirpinger/hi</text:p>
      <text:p text:style-name="P62"><text:s text:c="4"/>ports:</text:p>
      <text:p text:style-name="P62"><text:s text:c="4"/>- containerPort: 80</text:p>
      <text:p text:style-name="P62"><text:s text:c="4"/>imagePullPolicy: IfNotPresent</text:p>
      <text:p text:style-name="P62"><text:s text:c="4"/>readinessProbe:</text:p>
      <text:p text:style-name="P62"><text:s text:c="6"/><text:span text:style-name="T121">httpGet</text:span>:</text:p>
      <text:p text:style-name="P62"><text:s text:c="8"/><text:span text:style-name="T119">port: 80</text:span></text:p>
      <text:p text:style-name="P40"><text:s text:c="8"/><text:span text:style-name="T121">path: /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715279875" text:style-name="L13">
        <text:list-item>
          <text:p text:style-name="P244">Volumes</text:p>
        </text:list-item>
      </text:list>
      <text:p text:style-name="P40"/>
      <text:p text:style-name="P40">kind: Pod</text:p>
      <text:p text:style-name="P40">apiVersion: v1</text:p>
      <text:p text:style-name="P40">metadata:</text:p>
      <text:p text:style-name="P40"><text:s text:c="2"/>name: my-pod-with-vol</text:p>
      <text:p text:style-name="P40">spec:</text:p>
      <text:p text:style-name="P40"><text:s text:c="2"/>volumes:</text:p>
      <text:p text:style-name="P40"><text:s text:c="2"/>- name: shared-dir</text:p>
      <text:p text:style-name="P40"><text:s text:c="4"/>emptyDir: {}<text:tab/> <text:s/><text:span text:style-name="T30">(volume type)</text:span></text:p>
      <text:p text:style-name="P40"><text:s text:c="2"/>containers:</text:p>
      <text:p text:style-name="P40"><text:s text:c="2"/>- name: container1</text:p>
      <text:p text:style-name="P40"><text:s text:c="4"/>image: aamirpinger/logfile_nodejs</text:p>
      <text:p text:style-name="P40"><text:s text:c="4"/>imagePullPolicy: <text:span text:style-name="T122">I</text:span>fNotPresent</text:p>
      <text:p text:style-name="P40"><text:s text:c="4"/>ports:</text:p>
      <text:p text:style-name="P40"><text:s text:c="4"/>- containerPort: 80</text:p>
      <text:p text:style-name="P40"><text:s text:c="4"/>volumeMounts:</text:p>
      <text:p text:style-name="P40"><text:s text:c="4"/>- name: shared-dir</text:p>
      <text:p text:style-name="P40"><text:s text:c="6"/>mountPath: /data</text:p>
      <text:p text:style-name="P40"><text:s text:c="2"/>- name: container2</text:p>
      <text:p text:style-name="P40"><text:s text:c="4"/>image: aamirpinger/node-js-app</text:p>
      <text:p text:style-name="P40"><text:s text:c="4"/>imagePullPolicy: <text:span text:style-name="T122">I</text:span>fNotPresent</text:p>
      <text:p text:style-name="P40"><text:s text:c="4"/>ports:</text:p>
      <text:p text:style-name="P40"><text:s text:c="4"/>- containerPort: 8080</text:p>
      <text:p text:style-name="P40"><text:s text:c="4"/>volumeMounts:</text:p>
      <text:p text:style-name="P40"><text:s text:c="4"/>- name: shared-dir</text:p>
      <text:p text:style-name="P40"><text:s text:c="6"/>mountPath: /var/c-two</text:p>
      <text:p text:style-name="P40"/>
      <text:p text:style-name="P203">kubectle get pod</text:p>
      <text:p text:style-name="P203">kubectl exec vol-pod -c container1 -it sh</text:p>
      <text:p text:style-name="P63"/>
      <text:p text:style-name="P85">/app # pwd</text:p>
      <text:p text:style-name="P85">/app</text:p>
      <text:p text:style-name="P85">/app # cd ..</text:p>
      <text:p text:style-name="P85">/ # ls</text:p>
      <text:p text:style-name="P85">app <text:s text:c="3"/>data <text:s text:c="2"/>etc <text:s text:c="3"/>lib <text:s text:c="3"/>mnt <text:s text:c="3"/>proc <text:s text:c="2"/>run <text:s text:c="3"/>srv <text:s text:c="3"/>tmp <text:s text:c="3"/>var</text:p>
      <text:p text:style-name="P85">bin <text:s text:c="3"/>dev <text:s text:c="3"/>home <text:s text:c="2"/>media <text:s/>opt <text:s text:c="3"/>root <text:s text:c="2"/>sbin <text:s text:c="2"/>sys <text:s text:c="3"/>usr</text:p>
      <text:p text:style-name="P85">/ # cd data</text:p>
      <text:p text:style-name="P85">/data # ls</text:p>
      <text:p text:style-name="P85">time.txt</text:p>
      <text:p text:style-name="P85">/data # cat time.txt </text:p>
      <text:p text:style-name="P81">Mon Jul 13 2020 13:04:01 GMT+0000 (Coordinated Universal Time)</text:p>
      <text:p text:style-name="P81">Mon Jul 13 2020 13:04:06 GMT+0000 (Coordinated Universal Time)</text:p>
      <text:p text:style-name="P81">Mon Jul 13 2020 13:04:11 GMT+0000 (Coordinated Universal Time)</text:p>
      <text:p text:style-name="P81">Mon Jul 13 2020 13:04:16 GMT+0000 (Coordinated Universal Time)</text:p>
      <text:p text:style-name="P81">Mon Jul 13 2020 13:04:21 GMT+0000 (Coordinated Universal Time)</text:p>
      <text:p text:style-name="P85">/data # echo "My name is Abdul Khaliq" &gt; name.txt</text:p>
      <text:p text:style-name="P85">/data # ls</text:p>
      <text:p text:style-name="P85">name.txt <text:s/>time.txt</text:p>
      <text:p text:style-name="P85">/data # cat name.txt </text:p>
      <text:p text:style-name="P85">My name is Abdul Khaliq</text:p>
      <text:p text:style-name="P40"><text:span text:style-name="T111">/data #</text:span> <text:span text:style-name="T107">exit</text:span></text:p>
      <text:p text:style-name="P40"/>
      <text:p text:style-name="P204">kubectle get pod</text:p>
      <text:p text:style-name="P204">kubectl exec vol-pod -c container<text:span text:style-name="T123">2</text:span> -it sh</text:p>
      <text:p text:style-name="P204"/>
      <text:p text:style-name="P87">/tmp # cd ..</text:p>
      <text:p text:style-name="P87">/ # cd var</text:p>
      <text:p text:style-name="P87">/var # ls</text:p>
      <text:p text:style-name="P87">c-two <text:s/>cache <text:s/>empty <text:s/>lib <text:s text:c="3"/>local <text:s/>lock <text:s text:c="2"/>log <text:s text:c="3"/>opt <text:s text:c="3"/>run <text:s text:c="3"/>spool <text:s/>tmp</text:p>
      <text:p text:style-name="P87">/var # cd c-two/</text:p>
      <text:p text:style-name="P87">/var/c-two # ls</text:p>
      <text:p text:style-name="P88">name.txt <text:s/>time.txt</text:p>
      <text:p text:style-name="P204"><text:span text:style-name="T65">/var/c-two # cat time.txt</text:span> </text:p>
      <text:p text:style-name="P82">Mon Jul 13 2020 13:20:21 GMT+0000 (Coordinated Universal Time)</text:p>
      <text:p text:style-name="P82">Mon Jul 13 2020 13:20:26 GMT+0000 (Coordinated Universal Time)</text:p>
      <text:p text:style-name="P89">Mon Jul 13 2020 13:20:31 GMT+0000 (Coordinated Universal Time)</text:p>
      <text:p text:style-name="P86"><text:span text:style-name="T108">/var/c-two #</text:span> cat name.txt </text:p>
      <text:p text:style-name="P86">My name is Abdul Khaliq</text:p>
      <text:p text:style-name="P90"><text:span text:style-name="T111">/var/c-two #</text:span> <text:span text:style-name="T111">exit</text:span></text:p>
      <text:p text:style-name="P89"/>
      <text:list xml:id="list1958072479" text:style-name="L14">
        <text:list-item>
          <text:p text:style-name="P237">Persistent Volume <text:span text:style-name="T8">(Resource # 0</text:span><text:span text:style-name="T9">6</text:span><text:span text:style-name="T8">)</text:span></text:p>
        </text:list-item>
      </text:list>
      <text:p text:style-name="P70"/>
      <text:p text:style-name="P44">kind: PersistentVolume</text:p>
      <text:p text:style-name="P44">apiVersion: v1</text:p>
      <text:p text:style-name="P44">metadata:</text:p>
      <text:p text:style-name="P44"><text:s text:c="2"/>name: pv</text:p>
      <text:p text:style-name="P44">spec:</text:p>
      <text:p text:style-name="P44"><text:s text:c="2"/>accessModes:</text:p>
      <text:p text:style-name="P44"><text:s text:c="2"/>- ReadWriteOnce</text:p>
      <text:p text:style-name="P44"><text:s text:c="2"/>capacity:</text:p>
      <text:p text:style-name="P44"><text:s text:c="4"/>storage: 100M</text:p>
      <text:p text:style-name="P44"><text:s text:c="2"/>hostPath:</text:p>
      <text:p text:style-name="P44"><text:s text:c="4"/>path: /tmp/pvexample</text:p>
      <text:p text:style-name="P44"><text:s text:c="2"/>persistentVolumeReclaimPolicy: Delete</text:p>
      <text:p text:style-name="P44"/>
      <text:p text:style-name="P44"><text:s/>kubectl get pv</text:p>
      <text:p text:style-name="P207">NAME <text:s text:c="2"/>CAPACITY <text:s text:c="2"/>ACCESS MODES <text:s text:c="2"/>RECLAIM POLICY <text:s text:c="2"/>STATUS <text:s text:c="6"/>AGE</text:p>
      <text:p text:style-name="P209">pv <text:s text:c="4"/>100M <text:s text:c="6"/>RWO <text:s text:c="11"/>Delete <text:s text:c="10"/>Available <text:s text:c="4"/>9s</text:p>
      <text:p text:style-name="P209"/>
      <text:p text:style-name="P83"><text:s text:c="25"/></text:p>
      <text:p text:style-name="P44"/>
      <text:list xml:id="list2084390129" text:style-name="L15">
        <text:list-item>
          <text:p text:style-name="P238">Persistent Volume Claim <text:span text:style-name="T8">(Resource # 0</text:span><text:span text:style-name="T6">7</text:span><text:span text:style-name="T8">)</text:span></text:p>
        </text:list-item>
      </text:list>
      <text:p text:style-name="P44"/>
      <text:p text:style-name="P44">kind: PersistentVolumeClaim</text:p>
      <text:p text:style-name="P44">apiVersion: v1</text:p>
      <text:p text:style-name="P44">metadata:</text:p>
      <text:p text:style-name="P44"><text:s text:c="2"/>name: pvc</text:p>
      <text:p text:style-name="P44">spec:</text:p>
      <text:p text:style-name="P44"><text:s text:c="2"/>accessModes:</text:p>
      <text:p text:style-name="P44"><text:s text:c="2"/>- ReadWriteOnce</text:p>
      <text:p text:style-name="P44"><text:s text:c="2"/>resources:</text:p>
      <text:p text:style-name="P44"><text:s text:c="4"/>requests:</text:p>
      <text:p text:style-name="P44"><text:s text:c="6"/>storage: 100M</text:p>
      <text:p text:style-name="P44"><text:s text:c="2"/>storageClassName: ""</text:p>
      <text:p text:style-name="P44">kubectl get pvc</text:p>
      <text:p text:style-name="P211">NAME <text:s text:c="2"/>STATUS <text:s text:c="2"/>VOLUME <text:s text:c="2"/>CAPACITY <text:s text:c="2"/>ACCESS <text:s/>AGE</text:p>
      <text:p text:style-name="P84"><text:span text:style-name="T124">pvc <text:s text:c="3"/>Bound <text:s text:c="3"/>pv <text:s text:c="6"/>100M <text:s text:c="6"/>RWO <text:s text:c="4"/>12s </text:span><text:s text:c="21"/></text:p>
      <text:p text:style-name="P44">kubectl get pv</text:p>
      <text:p text:style-name="P208"/>
      <text:p text:style-name="P208">NAME <text:s text:c="2"/>CAPACITY <text:s text:c="2"/>ACCESS MODES <text:s text:c="2"/>RECLAIM POLICY <text:s text:c="2"/>STATUS <text:s text:c="2"/>CLAIM <text:s text:c="10"/></text:p>
      <text:p text:style-name="P208">pv <text:s text:c="4"/>100M <text:s text:c="6"/>RWO <text:s text:c="11"/>Delete <text:s text:c="10"/>Bound default/pvc </text:p>
      <text:p text:style-name="P44"/>
      <text:list xml:id="list3084546556" text:style-name="L16">
        <text:list-item>
          <text:p text:style-name="P239">PV-pod.yaml</text:p>
        </text:list-item>
      </text:list>
      <text:p text:style-name="P44"/>
      <text:p text:style-name="P44">kind: Pod</text:p>
      <text:p text:style-name="P44">apiVersion: v1</text:p>
      <text:p text:style-name="P44">metadata:</text:p>
      <text:p text:style-name="P44"><text:s text:c="2"/>name: pv-pod</text:p>
      <text:p text:style-name="P44">spec:</text:p>
      <text:p text:style-name="P44"><text:s text:c="2"/>volumes:</text:p>
      <text:p text:style-name="P44"><text:s text:c="2"/>- name: pvol</text:p>
      <text:p text:style-name="P44"><text:s text:c="4"/>persistentVolumeClaim:</text:p>
      <text:p text:style-name="P44"><text:s text:c="6"/>claimName: pvc</text:p>
      <text:p text:style-name="P44"><text:s text:c="2"/>containers:</text:p>
      <text:p text:style-name="P44"><text:s text:c="2"/>- name: container1</text:p>
      <text:p text:style-name="P44"><text:s text:c="4"/>image: aamirpinger/logfile_nodejs</text:p>
      <text:p text:style-name="P44"><text:s text:c="4"/>volumeMounts:</text:p>
      <text:p text:style-name="P44"><text:s text:c="4"/>- name: pvol</text:p>
      <text:p text:style-name="P44"><text:s text:c="6"/>mountPath: /data</text:p>
      <text:p text:style-name="P44"/>
      <text:p text:style-name="P44">kubectl get pod</text:p>
      <text:p text:style-name="P211"/>
      <text:p text:style-name="P211">NAME <text:s text:c="4"/>READY <text:s text:c="2"/>STATUS <text:s text:c="3"/>RESTARTS <text:s text:c="2"/>AGE</text:p>
      <text:p text:style-name="P211">pv-pod <text:s text:c="2"/>1/1 <text:s text:c="4"/>Running <text:s text:c="2"/>0 <text:s text:c="9"/>6s</text:p>
      <text:p text:style-name="P44"/>
      <text:p text:style-name="P64">kubectl exec pv-pod -c container1 -it sh</text:p>
      <text:p text:style-name="P210">/app # pwd</text:p>
      <text:p text:style-name="P210"><text:soft-page-break/>/app</text:p>
      <text:p text:style-name="P210">/app # cd ..</text:p>
      <text:p text:style-name="P210">/ # ls</text:p>
      <text:p text:style-name="P210">app <text:s text:c="3"/>data <text:s text:c="2"/>etc <text:s text:c="3"/>lib <text:s text:c="3"/>mnt <text:s text:c="3"/>proc <text:s text:c="2"/>run <text:s text:c="3"/>srv <text:s text:c="3"/>tmp <text:s text:c="3"/>var</text:p>
      <text:p text:style-name="P210">bin <text:s text:c="3"/>dev <text:s text:c="3"/>home <text:s text:c="2"/>media <text:s/>opt <text:s text:c="3"/>root <text:s text:c="2"/>sbin <text:s text:c="2"/>sys <text:s text:c="3"/>usr</text:p>
      <text:p text:style-name="P210">/ # cd data</text:p>
      <text:p text:style-name="P210">/data # ls</text:p>
      <text:p text:style-name="P210">time.txt</text:p>
      <text:p text:style-name="P210">/data # cat time.txt</text:p>
      <text:p text:style-name="P210">Tue Jul 14 2020 01:00:49 GMT+0000 (Coordinated Universal Time)</text:p>
      <text:p text:style-name="P210">Tue Jul 14 2020 01:00:54 GMT+0000 (Coordinated Universal Time)</text:p>
      <text:p text:style-name="P210">Tue Jul 14 2020 01:00:59 GMT+0000 (Coordinated Universal Time)</text:p>
      <text:p text:style-name="P210">Tue Jul 14 2020 01:01:04 GMT+0000 (Coordinated Universal Time)</text:p>
      <text:p text:style-name="P210">/data # echo "My name is Abdul khaliq" &gt; name.txt</text:p>
      <text:p text:style-name="P210">/data # ls</text:p>
      <text:p text:style-name="P210">name.txt <text:s/>time.txt</text:p>
      <text:p text:style-name="P210">/data # cat name.txt </text:p>
      <text:p text:style-name="P210">My name is Abdul khaliq</text:p>
      <text:p text:style-name="P210">/data # exit</text:p>
      <text:p text:style-name="P64">Now we check our data at cluster</text:p>
      <text:p text:style-name="P64">minikube ssh</text:p>
      <text:p text:style-name="P214">docker@minikube:~$ pwd</text:p>
      <text:p text:style-name="P214">/home/docker</text:p>
      <text:p text:style-name="P214">docker@minikube:~$ cd /</text:p>
      <text:p text:style-name="P214">docker@minikube:/$ pwd</text:p>
      <text:p text:style-name="P214">/</text:p>
      <text:p text:style-name="P214">docker@minikube:/$ ls</text:p>
      <text:p text:style-name="P214">Release.key <text:s/>boot <text:s/>etc <text:s text:c="2"/>kic.txt <text:s/>lib <text:s text:c="3"/>lib64 <text:s text:c="2"/>media <text:s/>opt <text:s text:c="2"/>root <text:s/>sbin <text:s/>sys <text:s/>usr</text:p>
      <text:p text:style-name="P214">bin <text:s text:c="9"/>dev <text:s text:c="2"/>home <text:s/>kind <text:s text:c="4"/>lib32 <text:s/>libx32 <text:s/>mnt <text:s text:c="3"/>proc <text:s/>run <text:s text:c="2"/>srv <text:s text:c="2"/>tmp <text:s/>var</text:p>
      <text:p text:style-name="P214">docker@minikube:/$ cd tmp</text:p>
      <text:p text:style-name="P214">docker@minikube:/tmp$ ls</text:p>
      <text:p text:style-name="P214"/>
      <text:p text:style-name="P214">gvisor <text:s text:c="22"/>storage-provisioner.minikube.unknownuser.log.ERROR.20200714-001709.1</text:p>
      <text:p text:style-name="P214">h.425 <text:s text:c="23"/>storage-provisioner.minikube.unknownuser.log.ERROR.20200714-004538.1</text:p>
      <text:p text:style-name="P214">h.486 <text:s text:c="23"/>storage-provisioner.minikube.unknownuser.log.FATAL.20200714-001709.1</text:p>
      <text:p text:style-name="P214"><text:span text:style-name="T25">pvexample</text:span> <text:s text:c="19"/>storage-provisioner.minikube.unknownuser.log.INFO.20200714-001709.1</text:p>
      <text:p text:style-name="P214">storage-provisioner.ERROR <text:s text:c="3"/>storage-provisioner.minikube.unknownuser.log.INFO.20200714-001724.1</text:p>
      <text:p text:style-name="P214">storage-provisioner.FATAL <text:s text:c="3"/>storage-provisioner.minikube.unknownuser.log.WARNING.20200714-001709.1</text:p>
      <text:p text:style-name="P214">storage-provisioner.INFO <text:s text:c="4"/>storage-provisioner.minikube.unknownuser.log.WARNING.20200714-004538.1</text:p>
      <text:p text:style-name="P214">storage-provisioner.WARNING</text:p>
      <text:p text:style-name="P214"/>
      <text:p text:style-name="P214">docker@minikube:/tmp$ cd pvexample/</text:p>
      <text:p text:style-name="P214">docker@minikube:/tmp/pvexample$ ls</text:p>
      <text:p text:style-name="P214">name.txt <text:s/>time.txt</text:p>
      <text:p text:style-name="P214">docker@minikube:/tmp/pvexample$ cat name.txt </text:p>
      <text:p text:style-name="P214">My name is Abdul khaliq</text:p>
      <text:p text:style-name="P214">docker@minikube:/tmp/pvexample$ exit</text:p>
      <text:p text:style-name="P214">logout</text:p>
      <text:p text:style-name="P44"/>
      <text:p text:style-name="P44">kubectl get pod,pv,pvc</text:p>
      <text:p text:style-name="P44">kubectl delete pod pv-pod </text:p>
      <text:p text:style-name="P65">minikube ssh</text:p>
      <text:p text:style-name="P215">docker@minikube:~$ cd /</text:p>
      <text:p text:style-name="P215">docker@minikube:/$ ls</text:p>
      <text:p text:style-name="P215">Release.key <text:s/>boot <text:s/>etc <text:s text:c="2"/>kic.txt <text:s/>lib <text:s text:c="3"/>lib64 <text:s text:c="2"/>media <text:s/>opt <text:s text:c="2"/>root <text:s/>sbin <text:s/>sys <text:s/>usr</text:p>
      <text:p text:style-name="P215">bin <text:s text:c="9"/>dev <text:s text:c="2"/>home <text:s/>kind <text:s text:c="4"/>lib32 <text:s/>libx32 <text:s/>mnt <text:s text:c="3"/>proc <text:s/>run <text:s text:c="2"/>srv <text:s text:c="2"/>tmp <text:s/>var</text:p>
      <text:p text:style-name="P215">docker@minikube:/$ cd tmp/pvexample/</text:p>
      <text:p text:style-name="P215">docker@minikube:/tmp/pvexample$ ls</text:p>
      <text:p text:style-name="P215">name.txt <text:s/>time.txt</text:p>
      <text:p text:style-name="P215">docker@minikube:/tmp/pvexample$ cat name.txt </text:p>
      <text:p text:style-name="P215">My name is Abdul khaliq</text:p>
      <text:p text:style-name="P65"><text:span text:style-name="T125">docker@minikube:/tmp/pvexample$</text:span> </text:p>
      <text:p text:style-name="P218">even we have deleted our pod but both files are available at cluster</text:p>
      <text:p text:style-name="P219"/>
      <text:p text:style-name="P218">As we have set <text:span text:style-name="T126">persistentVolumeReclaimPolicy: Delete</text:span></text:p>
      <text:p text:style-name="P218">so, by deleting pvc persistent volume will be deleted</text:p>
      <text:p text:style-name="P44">kubectl delete persistentvolumeclaims pvc</text:p>
      <text:p text:style-name="P44">kubectl get pod,pv,pvc</text:p>
      <text:p text:style-name="P212">No resources found in default namespace.</text:p>
      <text:p text:style-name="P66">minikube ssh</text:p>
      <text:p text:style-name="P216">docker@minikube:~$ cd /</text:p>
      <text:p text:style-name="P216">docker@minikube:/$ cd tmp/pvexample/</text:p>
      <text:p text:style-name="P216">docker@minikube:/tmp/pvexample$ ls</text:p>
      <text:p text:style-name="P216">name.txt <text:s/>time.txt</text:p>
      <text:p text:style-name="P217">docker@minikube:/tmp/pvexample$ cat time.txt</text:p>
      <text:p text:style-name="P217">Tue Jul 14 2020 01:00:49 GMT+0000 (Coordinated Universal Time)</text:p>
      <text:p text:style-name="P217">Tue Jul 14 2020 01:00:54 GMT+0000 (Coordinated Universal Time)</text:p>
      <text:p text:style-name="P217">Tue Jul 14 2020 01:00:59 GMT+0000 (Coordinated Universal Time)</text:p>
      <text:p text:style-name="P217">docker@minikube:/tmp/pvexample$ cat name.txt </text:p>
      <text:p text:style-name="P217">My name is Abdul khaliq</text:p>
      <text:p text:style-name="P217">docker@minikube:/tmp/pvexample$ exit</text:p>
      <text:p text:style-name="P217">logout</text:p>
      <text:p text:style-name="P67">Both files are available, even pv has deleted.</text:p>
      <text:p text:style-name="P220"><text:bookmark text:name="docs-internal-guid-162e4368-7fff-7c43-0508-33cd9a22db93"/><text:span text:style-name="T102">If persistentVolumeReclaimPolicy is </text:span><text:span text:style-name="T127">Delete</text:span></text:p>
      <text:p text:style-name="P221">PersistentVolume will be deleted when the PVC is deleted but data will persist</text:p>
      <text:p text:style-name="P67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4025615886" text:style-name="L17">
        <text:list-item>
          <text:p text:style-name="P236"><text:soft-page-break/>Config Maps</text:p>
        </text:list-item>
      </text:list>
      <text:p text:style-name="P78"/>
      <text:p text:style-name="P109">From Literal</text:p>
      <text:p text:style-name="P78"/>
      <text:p text:style-name="P48">kubectl create configmap cm-lit --from-literal=fname=Abdul –from-literal=lname=Khaliq</text:p>
      <text:p text:style-name="P49"/>
      <text:p text:style-name="P23">kind: ConfigMap</text:p>
      <text:p text:style-name="P23">apiVersion: v1</text:p>
      <text:p text:style-name="P23">metadata:</text:p>
      <text:p text:style-name="P23"><text:s text:c="2"/>name: cm-lit</text:p>
      <text:p text:style-name="P23"><text:span text:style-name="T72">data</text:span>:</text:p>
      <text:p text:style-name="P23"><text:s text:c="2"/>FirstName: Abdul</text:p>
      <text:p text:style-name="P23"><text:s text:c="2"/>LastName: Kahliq</text:p>
      <text:p text:style-name="P23"><text:s text:c="2"/>Description: ”My name is Abdul khaliq, I am 45 years old”</text:p>
      <text:p text:style-name="P23"/>
      <text:p text:style-name="P68">kubectl create -f &lt;yaml file name&gt;</text:p>
      <text:p text:style-name="P48">kubectle get cm</text:p>
      <text:p text:style-name="P48">kubectl get cm &lt;cm name&gt; -o yaml</text:p>
      <text:p text:style-name="P48">kubectl describe cm &lt;cm name&gt;</text:p>
      <text:p text:style-name="P44"/>
      <text:p text:style-name="P109">From File</text:p>
      <text:p text:style-name="P44"/>
      <text:p text:style-name="P48">nano user.txt</text:p>
      <text:p text:style-name="P48">fname=Abdul</text:p>
      <text:p text:style-name="P48">lname=Khaliq</text:p>
      <text:p text:style-name="P48"/>
      <text:p text:style-name="P44">kubectl create configmap cm-file --from-file=user.txt</text:p>
      <text:p text:style-name="P44"/>
      <text:p text:style-name="P45">kubectl create configmap cm-file --from-file=<text:span text:style-name="T13">Bio</text:span><text:span text:style-name="T68">=</text:span>user.txt <text:s text:c="3"/><text:span text:style-name="T14">(custom key)</text:span></text:p>
      <text:p text:style-name="P44"/>
      <text:p text:style-name="P110">From <text:span text:style-name="T70">env</text:span> File</text:p>
      <text:p text:style-name="P44"/>
      <text:p text:style-name="P51">nano cm.env</text:p>
      <text:p text:style-name="P51">CREATEDB<text:span text:style-name="T90">Y</text:span>= Abdul Khaliq</text:p>
      <text:p text:style-name="P51"/>
      <text:p text:style-name="P46">kubectl create configmap cm-env --from-file=<text:span text:style-name="T15">Envirinment</text:span><text:span text:style-name="T71">=cm.env</text:span> <text:span text:style-name="T14">(custom key)</text:span></text:p>
      <text:p text:style-name="P32"/>
      <text:p text:style-name="P80">From Directory</text:p>
      <text:p text:style-name="P79"/>
      <text:p text:style-name="P50">kubectl create configmap cm-dir --from-file=/home/abdulkhaliq/Desktop/cm/</text:p>
      <text:p text:style-name="P32"/>
      <text:p text:style-name="P53">kubectl get configmaps cm-dir -o yaml</text:p>
      <text:p text:style-name="P205"/>
      <text:p text:style-name="P205">apiVersion: v1</text:p>
      <text:p text:style-name="P205">data:</text:p>
      <text:p text:style-name="P205"><text:s text:c="2"/>cm.env: |</text:p>
      <text:p text:style-name="P205"><text:s text:c="4"/>CREATEDBY=Abdul Khaliq Azeemi</text:p>
      <text:p text:style-name="P205">kind: ConfigMap</text:p>
      <text:p text:style-name="P53"/>
      <text:p text:style-name="P111">ConfigMap <text:span text:style-name="T73">data</text:span> as volume<text:span text:style-name="T73">s</text:span></text:p>
      <text:p text:style-name="P32"/>
      <text:p text:style-name="P52">kubectl get configmaps</text:p>
      <text:p text:style-name="P52"/>
      <text:p text:style-name="P46">NAME <text:s text:c="6"/>DATA <text:s text:c="2"/>AGE</text:p>
      <text:p text:style-name="P213">cm-env <text:s text:c="4"/>1 <text:s text:c="5"/>64m</text:p>
      <text:p text:style-name="P46"/>
      <text:p text:style-name="P53">kind: Pod</text:p>
      <text:p text:style-name="P53">apiVersion: v1</text:p>
      <text:p text:style-name="P53">metadata:</text:p>
      <text:p text:style-name="P53"><text:s text:c="2"/>name: pod-cm</text:p>
      <text:p text:style-name="P53">spec:</text:p>
      <text:p text:style-name="P53"><text:s text:c="2"/>volumes:</text:p>
      <text:p text:style-name="P53"><text:s text:c="2"/>- name: cm-vol</text:p>
      <text:p text:style-name="P53"><text:s text:c="4"/>configMap:</text:p>
      <text:p text:style-name="P53"><text:s text:c="6"/>name: cm-env </text:p>
      <text:p text:style-name="P53"><text:s text:c="2"/>containers:</text:p>
      <text:p text:style-name="P53"><text:s text:c="2"/>- name: container1</text:p>
      <text:p text:style-name="P53"><text:s text:c="4"/>image: nginx</text:p>
      <text:p text:style-name="P53"><text:s text:c="4"/>volumeMounts:</text:p>
      <text:p text:style-name="P53"><text:s text:c="4"/>- name: cm-vol</text:p>
      <text:p text:style-name="P53"><text:s text:c="6"/>mountPath: /etc/config</text:p>
      <text:p text:style-name="P46"/>
      <text:p text:style-name="P52">kubectl create -f &lt;yaml file&gt;</text:p>
      <text:p text:style-name="P52">kubectl get pod</text:p>
      <text:p text:style-name="P52"/>
      <text:p text:style-name="P54">kubectl describe cm <text:span text:style-name="T69">cm-env</text:span></text:p>
      <text:p text:style-name="P54">kubectl exec pod-cm -c <text:span text:style-name="T69">container1 -</text:span>it sh</text:p>
      <text:p text:style-name="P44"/>
      <text:p text:style-name="P222"><text:bookmark text:name="docs-internal-guid-6a4a2ae0-7fff-d358-9d81-04143a2e0fcf"/>ConfigMap Data as Environmental Variable</text:p>
      <text:p text:style-name="P56">nano cm.env</text:p>
      <text:p text:style-name="P56">CREATEDBY=Abdul khaliq!!!!</text:p>
      <text:p text:style-name="P56"/>
      <text:p text:style-name="P47">kubectl create configmap cm-env --from-file=<text:span text:style-name="T15">Envirinment</text:span><text:span text:style-name="T71">=cm.env</text:span> </text:p>
      <text:p text:style-name="P44"/>
      <text:p text:style-name="P55">kind: Pod</text:p>
      <text:p text:style-name="P55">apiVersion: v1</text:p>
      <text:p text:style-name="P55">metadata:</text:p>
      <text:p text:style-name="P55"><text:s text:c="2"/>name: <text:span text:style-name="T74">pod-cm-env</text:span></text:p>
      <text:p text:style-name="P126">spec:</text:p>
      <text:p text:style-name="P126"><text:s text:c="2"/>containers:</text:p>
      <text:p text:style-name="P126"><text:s text:c="2"/>- name: container1</text:p>
      <text:p text:style-name="P126"><text:s text:c="4"/>image: aamirpinger/node-app-image</text:p>
      <text:p text:style-name="P126"><text:s text:c="4"/>imagePullPolicy: IfNotPresent</text:p>
      <text:p text:style-name="P126"><text:s text:c="4"/>envFrom:</text:p>
      <text:p text:style-name="P126"><text:s text:c="4"/>- configMapRef:</text:p>
      <text:p text:style-name="P55"><text:span text:style-name="T74"><text:s text:c="8"/>name: </text:span><text:span text:style-name="T79">cm-from-env-file</text:span></text:p>
      <text:p text:style-name="P147"/>
      <text:p text:style-name="P127">kubectle create -f &lt;yaml file name&gt;</text:p>
      <text:p text:style-name="P127">kubectle get pod</text:p>
      <text:p text:style-name="P127"/>
      <text:p text:style-name="P131">kubectl exec pod-cm-env -it sh</text:p>
      <text:p text:style-name="P131"># env</text:p>
      <text:p text:style-name="P191">KUBERNETES_SERVICE_PORT=443</text:p>
      <text:p text:style-name="P191">KUBERNETES_PORT=tcp://10.96.0.1:443</text:p>
      <text:p text:style-name="P191">HOSTNAME=env-pod</text:p>
      <text:p text:style-name="P191">HOME=/root</text:p>
      <text:p text:style-name="P191">PKG_RELEASE=1~buster</text:p>
      <text:p text:style-name="P192">CREATEDBY=Abdul khlaiq Azeemi</text:p>
      <text:p text:style-name="P191">TERM=xterm</text:p>
      <text:p text:style-name="P191">KUBERNETES_PORT_443_TCP_ADDR=10.96.0.1</text:p>
      <text:p text:style-name="P191">NGINX_VERSION=1.19.1</text:p>
      <text:p text:style-name="P191">PATH=/usr/local/sbin:/usr/local/bin:/usr/sbin:/usr/bin:/sbin:/bin</text:p>
      <text:p text:style-name="P191">KUBERNETES_PORT_443_TCP_PORT=443</text:p>
      <text:p text:style-name="P191">NJS_VERSION=0.4.2</text:p>
      <text:p text:style-name="P191">KUBERNETES_PORT_443_TCP_PROTO=tcp</text:p>
      <text:p text:style-name="P191">KUBERNETES_SERVICE_PORT_HTTPS=443</text:p>
      <text:p text:style-name="P191">KUBERNETES_PORT_443_TCP=tcp://10.96.0.1:443</text:p>
      <text:p text:style-name="P191">KUBERNETES_SERVICE_HOST=10.96.0.1</text:p>
      <text:p text:style-name="P131"># exit</text:p>
      <text:p text:style-name="P131"/>
      <text:p text:style-name="P57"><text:span text:style-name="T74">kubectl expose </text:span><text:span text:style-name="T75">pod </text:span><text:span text:style-name="T76">pod-cm-env --</text:span><text:span text:style-name="T75">port 8080 --targetPort 8080 --type=LoadBalancer</text:span></text:p>
      <text:p text:style-name="P132"/>
      <text:p text:style-name="P58"><text:soft-page-break/><text:span text:style-name="T75">c</text:span><text:span text:style-name="T74">ontunued still …………………….</text:span></text:p>
      <text:p text:style-name="P133"/>
      <text:list xml:id="list3293530625" text:style-name="L18">
        <text:list-item>
          <text:p text:style-name="P241"><text:span text:style-name="T81">S</text:span><text:span text:style-name="T82">ecret</text:span><text:span text:style-name="T83">s</text:span></text:p>
        </text:list-item>
      </text:list>
      <text:p text:style-name="P158"/>
      <text:p text:style-name="P172">Secret From Literal</text:p>
      <text:p text:style-name="P161"/>
      <text:p text:style-name="P127">kkubectl create secret generic sec-literal --from-literal=username=Abdulkhaliq --from-literal=password=azeemi</text:p>
      <text:p text:style-name="P127"/>
      <text:p text:style-name="P127">kubectl get secrets sec-lit<text:span text:style-name="T129">eral</text:span> -o yaml</text:p>
      <text:p text:style-name="P127"/>
      <text:p text:style-name="P193">apiVersion: v1</text:p>
      <text:p text:style-name="P193">data:</text:p>
      <text:p text:style-name="P193"><text:s text:c="2"/>password: YXplZW1p</text:p>
      <text:p text:style-name="P193"><text:s text:c="2"/>username: QWJkdWxraGFsaXE=</text:p>
      <text:p text:style-name="P193">kind: Secret</text:p>
      <text:p text:style-name="P193"/>
      <text:p text:style-name="P134">echo QWJkdWxraGFsaXE= | base64 -d</text:p>
      <text:p text:style-name="P194">Abdulkhaliq</text:p>
      <text:p text:style-name="P134">echo YXplZW1p | base64 -d</text:p>
      <text:p text:style-name="P194">azeemi</text:p>
      <text:p text:style-name="P194"/>
      <text:p text:style-name="P148">kind: Secret</text:p>
      <text:p text:style-name="P148">apiVersion: v1</text:p>
      <text:p text:style-name="P148">metadata:</text:p>
      <text:p text:style-name="P148"><text:s text:c="2"/>name: sec-lit2</text:p>
      <text:p text:style-name="P148">type: Opaque</text:p>
      <text:p text:style-name="P148">data:</text:p>
      <text:p text:style-name="P148"><text:s text:c="2"/>username: QWJkdWxraGFsaXE=</text:p>
      <text:p text:style-name="P148"><text:s text:c="2"/>api: dGVzdC5kYi5hd3MuY29t</text:p>
      <text:p text:style-name="P134"/>
      <text:p text:style-name="P127">kubectl get secrets</text:p>
      <text:p text:style-name="P127">kubectl describe secrets sec-lit</text:p>
      <text:p text:style-name="P127">kubectl get secrets sec-lit -o yaml</text:p>
      <text:p text:style-name="P127"/>
      <text:p text:style-name="P127"/>
      <text:p text:style-name="P198">apiVersion: v1</text:p>
      <text:p text:style-name="P198">data:</text:p>
      <text:p text:style-name="P198"><text:s text:c="2"/>api: dGVzdC5kYi5hd3MuY29t</text:p>
      <text:p text:style-name="P198"><text:s text:c="2"/>username: QWJkdWxraGFsaXE=</text:p>
      <text:p text:style-name="P198">kind: Secret</text:p>
      <text:p text:style-name="P127"/>
      <text:p text:style-name="P56"><text:span text:style-name="T74">echo dGVzdC5kYi5hd3MuY29t | base64 -d</text:span><text:span text:style-name="T77">ecode</text:span></text:p>
      <text:p text:style-name="P195">test.db.aws.com</text:p>
      <text:p text:style-name="P56"><text:span text:style-name="T74">echo QWJkdWxraGFsaXE= | base64 -d</text:span><text:span text:style-name="T77">ecode</text:span></text:p>
      <text:p text:style-name="P195">Abdulkhaliq</text:p>
      <text:p text:style-name="P186"/>
      <text:p text:style-name="P168">Secret From file</text:p>
      <text:p text:style-name="P162"/>
      <text:p text:style-name="P135">nano user.env</text:p>
      <text:p text:style-name="P135">CEATEDBY=Abdulkhaliq</text:p>
      <text:p text:style-name="P135"/>
      <text:p text:style-name="P135">kubectl create secret generic sec-file --from-env-file=user.env -o yaml &gt; user.yaml</text:p>
      <text:p text:style-name="P135"/>
      <text:p text:style-name="P136">kubectl create secret generic sec-file --from-env-file=<text:span text:style-name="T92">&lt;custom key&gt;=</text:span>user.env</text:p>
      <text:p text:style-name="P136"/>
      <text:p text:style-name="P128">kubectl get secrets sec-<text:span text:style-name="T91">file</text:span> -o yaml</text:p>
      <text:p text:style-name="P128"/>
      <text:p text:style-name="P196"><draw:line text:anchor-type="paragraph" draw:z-index="26" draw:name="Shape18" draw:style-name="gr2" draw:text-style-name="P247" svg:x1="-0.0909in" svg:y1="0.0291in" svg:x2="-0.0984in" svg:y2="0.572in"><text:p/></draw:line>apiVersion: v1</text:p>
      <text:p text:style-name="P196">data:</text:p>
      <text:p text:style-name="P196"><text:s text:c="2"/>CREATEDBY: QWJkdWxraGFsaXEhISEhIQ==</text:p>
      <text:p text:style-name="P196">kind: Secret</text:p>
      <text:p text:style-name="P128"/>
      <text:p text:style-name="P128">echo QWJkdWxraGFsaXEhISEhIQ== | base64 --decode</text:p>
      <text:p text:style-name="P128">Abdulkhaliq!!!!! </text:p>
      <text:p text:style-name="P128"/>
      <text:p text:style-name="P169">Secret data as environmental variables</text:p>
      <text:p text:style-name="P163"/>
      <text:p text:style-name="P129">nano <text:span text:style-name="T93">sec-env.env</text:span></text:p>
      <text:p text:style-name="P137">CREATEDBY=Abdulkhaliq!!!!</text:p>
      <text:p text:style-name="P137"/>
      <text:p text:style-name="P139">kubectl create secret generic <text:span text:style-name="T27">sec-file</text:span> --from-env-file=<text:span text:style-name="T93">sec-enc.env</text:span></text:p>
      <text:p text:style-name="P139"/>
      <text:p text:style-name="P137">kind: Pod</text:p>
      <text:p text:style-name="P137">apiVersion: v1</text:p>
      <text:p text:style-name="P137">meta<text:span text:style-name="T94">data</text:span>:</text:p>
      <text:p text:style-name="P138"><text:s text:c="2"/>name: sec-env</text:p>
      <text:p text:style-name="P137">spec:</text:p>
      <text:p text:style-name="P137"><text:s text:c="2"/>containers:</text:p>
      <text:p text:style-name="P137"><text:s text:c="2"/>- name: container1</text:p>
      <text:p text:style-name="P137"><text:s text:c="4"/>image: nginx</text:p>
      <text:p text:style-name="P137"><text:s text:c="4"/>imagePullPolicy: IfNotPresent</text:p>
      <text:p text:style-name="P137"><text:s text:c="4"/>envFrom:</text:p>
      <text:p text:style-name="P137"><text:s text:c="4"/>- <text:span text:style-name="T94">secretRef:</text:span></text:p>
      <text:p text:style-name="P137"><text:s text:c="8"/><text:span text:style-name="T94">name: </text:span><text:span text:style-name="T31">sec-file</text:span></text:p>
      <text:p text:style-name="P149"/>
      <text:p text:style-name="P141">kubectl create -f sec.yaml</text:p>
      <text:p text:style-name="P140">kubectl get pod</text:p>
      <text:p text:style-name="P140">kubectl exec sec-env -it sh</text:p>
      <text:p text:style-name="P199"># env</text:p>
      <text:p text:style-name="P199">KUBERNETES_SERVICE_PORT=443</text:p>
      <text:p text:style-name="P199">KUBERNETES_PORT=tcp://10.96.0.1:443</text:p>
      <text:p text:style-name="P199">HOSTNAME=sec-env</text:p>
      <text:p text:style-name="P199">HOME=/root</text:p>
      <text:p text:style-name="P199">PKG_RELEASE=1~buster</text:p>
      <text:p text:style-name="P200">CREATEDBY=Abdul Khaliq Azeemi</text:p>
      <text:p text:style-name="P199">TERM=xterm</text:p>
      <text:p text:style-name="P199">KUBERNETES_PORT_443_TCP_ADDR=10.96.0.1</text:p>
      <text:p text:style-name="P199">NGINX_VERSION=1.19.1</text:p>
      <text:p text:style-name="P199">PATH=/usr/local/sbin:/usr/local/bin:/usr/sbin:/usr/bin:/sbin:/bin</text:p>
      <text:p text:style-name="P199">KUBERNETES_PORT_443_TCP_PORT=443</text:p>
      <text:p text:style-name="P199">NJS_VERSION=0.4.2</text:p>
      <text:p text:style-name="P199">KUBERNETES_PORT_443_TCP_PROTO=tcp</text:p>
      <text:p text:style-name="P199">KUBERNETES_SERVICE_PORT_HTTPS=443</text:p>
      <text:p text:style-name="P199">KUBERNETES_PORT_443_TCP=tcp://10.96.0.1:443</text:p>
      <text:p text:style-name="P199">KUBERNETES_SERVICE_HOST=10.96.0.1</text:p>
      <text:p text:style-name="P199">PWD=/</text:p>
      <text:p text:style-name="P142"><text:span text:style-name="T130"># exit</text:span> </text:p>
      <text:p text:style-name="P170">Environmental Variables</text:p>
      <text:p text:style-name="P140"/>
      <text:p text:style-name="P145"><text:span text:style-name="T97">k</text:span>ind: Pod</text:p>
      <text:p text:style-name="P145">apiVersion: v1</text:p>
      <text:p text:style-name="P145">metadata:</text:p>
      <text:p text:style-name="P145"><text:s text:c="2"/>name: myapp-env</text:p>
      <text:p text:style-name="P145">spec:</text:p>
      <text:p text:style-name="P145"><text:s text:c="2"/>containers:</text:p>
      <text:p text:style-name="P145"><text:s text:c="2"/>- name: container1</text:p>
      <text:p text:style-name="P145"><text:s text:c="4"/>image: nginx</text:p>
      <text:p text:style-name="P145"><text:s text:c="4"/>ports:</text:p>
      <text:p text:style-name="P145"><text:s text:c="4"/>- containerPort: 80</text:p>
      <text:p text:style-name="P145"><text:s text:c="4"/>imagePullPolicy: IfNotPresent</text:p>
      <text:p text:style-name="P145"><text:s text:c="4"/>env:</text:p>
      <text:p text:style-name="P145"><text:s text:c="4"/>- name: USER_NAME</text:p>
      <text:p text:style-name="P145"><text:s text:c="6"/>value: “Abdul”</text:p>
      <text:p text:style-name="P145"><text:s text:c="4"/>- <text:span text:style-name="T96">name: FULL_NAME</text:span></text:p>
      <text:p text:style-name="P145"><text:soft-page-break/><text:s text:c="6"/><text:span text:style-name="T96">value: “$(USER_NAME)Khaliq”</text:span></text:p>
      <text:p text:style-name="P145"><text:s text:c="4"/>- name: COURSE</text:p>
      <text:p text:style-name="P145"><text:s text:c="6"/>value: “Kubernetes”</text:p>
      <text:p text:style-name="P145"/>
      <text:p text:style-name="P146">kubectl get pod</text:p>
      <text:p text:style-name="P146">kubectl exec myapp-env -it sh</text:p>
      <text:p text:style-name="P146"/>
      <text:p text:style-name="P197"># echo $FULL_NAME</text:p>
      <text:p text:style-name="P197">““Abdul”Khaliq”</text:p>
      <text:p text:style-name="P140"/>
      <text:p text:style-name="P140"/>
      <text:p text:style-name="P140"/>
      <text:p text:style-name="P171">Secret data as volumes</text:p>
      <text:p text:style-name="P164"/>
      <text:p text:style-name="P130">kubectl create secret generic <text:span text:style-name="T51">sec-lit</text:span> --from-literal=username=Abdulkhaliq --from-literal=api=test.db.aws.com</text:p>
      <text:p text:style-name="P130"/>
      <text:p text:style-name="P143">kind: Pod</text:p>
      <text:p text:style-name="P143">apiVersion: v1</text:p>
      <text:p text:style-name="P143">metadata:</text:p>
      <text:p text:style-name="P143"><text:s text:c="2"/>name: podsec-vol</text:p>
      <text:p text:style-name="P143">spec:</text:p>
      <text:p text:style-name="P143"><text:s text:c="2"/>volumes:</text:p>
      <text:p text:style-name="P143"><draw:line text:anchor-type="paragraph" draw:z-index="27" draw:name="Shape20" draw:style-name="gr2" draw:text-style-name="P247" svg:x1="2.0272in" svg:y1="0.0756in" svg:x2="2.3697in" svg:y2="0.0756in"><text:p/></draw:line><draw:line text:anchor-type="paragraph" draw:z-index="28" draw:name="Shape21" draw:style-name="gr2" draw:text-style-name="P247" svg:x1="2.3547in" svg:y1="0.0756in" svg:x2="2.3402in" svg:y2="1.3272in"><text:p/></draw:line><text:s text:c="2"/>- name: <text:span text:style-name="T27">sec-vol</text:span></text:p>
      <text:p text:style-name="P143"><text:s text:c="4"/>secret:</text:p>
      <text:p text:style-name="P143"><text:s text:c="6"/>secretName: <text:span text:style-name="T51">sec-lit</text:span></text:p>
      <text:p text:style-name="P143"><text:s text:c="2"/>containers:</text:p>
      <text:p text:style-name="P143"><text:s text:c="2"/>- name: container1</text:p>
      <text:p text:style-name="P143"><text:s text:c="4"/>image: nginx</text:p>
      <text:p text:style-name="P143"><text:s text:c="4"/><text:span text:style-name="T95">imagePullPolicy: IfNotPresent</text:span></text:p>
      <text:p text:style-name="P143"><text:s text:c="4"/>volumeMounts:</text:p>
      <text:p text:style-name="P143"><draw:line text:anchor-type="paragraph" draw:z-index="29" draw:name="Shape22" draw:style-name="gr2" draw:text-style-name="P247" svg:x1="2.3547in" svg:y1="0.0661in" svg:x2="1.9902in" svg:y2="0.0661in"><text:p/></draw:line><text:s text:c="4"/>- <text:span text:style-name="T95">name: </text:span><text:span text:style-name="T32">sec-vol</text:span></text:p>
      <text:p text:style-name="P143"><text:span text:style-name="T32"><text:s text:c="6"/></text:span><text:span text:style-name="T95">mountPath: /secdata</text:span></text:p>
      <text:p text:style-name="P143"/>
      <text:p text:style-name="P143"/>
      <text:p text:style-name="P143">kubectl get pod</text:p>
      <text:p text:style-name="P143">kubectl exec podsec-vol -it sh</text:p>
      <text:p text:style-name="P144"># ls</text:p>
      <text:p text:style-name="P144"># cd secdata</text:p>
      <text:p text:style-name="P144"># ls</text:p>
      <text:p text:style-name="P144">api <text:s/>username</text:p>
      <text:p text:style-name="P144"># cat api</text:p>
      <text:p text:style-name="P144">test.db.aws.com# cat username</text:p>
      <text:p text:style-name="P144">Abdulkhaliq# </text:p>
      <text:p text:style-name="P144"/>
      <text:p text:style-name="P144"/>
      <text:list xml:id="list3681814959" text:style-name="L19">
        <text:list-item>
          <text:p text:style-name="P242"><text:span text:style-name="T81">D</text:span><text:span text:style-name="T80">eployments</text:span></text:p>
        </text:list-item>
      </text:list>
      <text:p text:style-name="P159"><draw:custom-shape text:anchor-type="paragraph" draw:z-index="30" draw:name="Shape19" draw:style-name="gr14" draw:text-style-name="P252" svg:width="0.685in" svg:height="0.1941in" svg:x="0.711in" svg:y="0.0602in"><text:p text:style-name="P247">Servi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0"><draw:line text:anchor-type="paragraph" draw:z-index="34" draw:name="Shape23" draw:style-name="gr18" draw:text-style-name="P247" svg:x1="1.0661in" svg:y1="0.2965in" svg:x2="1.0508in" svg:y2="0.05in"><text:p/></draw:line><draw:line text:anchor-type="paragraph" draw:z-index="35" draw:name="Shape23" draw:style-name="gr18" draw:text-style-name="P247" svg:x1="1.0661in" svg:y1="0.6902in" svg:x2="1.0508in" svg:y2="0.4437in"><text:p/></draw:line></text:p>
      <text:p text:style-name="P160"><draw:custom-shape text:anchor-type="paragraph" draw:z-index="31" draw:name="Shape19" draw:style-name="gr15" draw:text-style-name="P253" svg:width="1.013in" svg:height="0.1941in" svg:x="0.5772in" svg:y="0.139in"><text:p text:style-name="P247">Deploy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0"/>
      <text:p text:style-name="P160"/>
      <text:p text:style-name="P160"><draw:custom-shape text:anchor-type="paragraph" draw:z-index="32" draw:name="Shape19" draw:style-name="gr16" draw:text-style-name="P253" svg:width="0.8114in" svg:height="0.1941in" svg:x="0.6591in" svg:y="0.0598in"><text:p text:style-name="P247">ReplicaS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0"><draw:line text:anchor-type="paragraph" draw:z-index="36" draw:name="Shape23" draw:style-name="gr18" draw:text-style-name="P247" svg:x1="1.0661in" svg:y1="0.3421in" svg:x2="1.0508in" svg:y2="0.0957in"><text:p/></draw:line></text:p>
      <text:p text:style-name="P160"><draw:custom-shape text:anchor-type="paragraph" draw:z-index="33" draw:name="Shape19" draw:style-name="gr17" draw:text-style-name="P253" svg:width="0.6331in" svg:height="0.1941in" svg:x="0.7563in" svg:y="0.1134in"><text:p text:style-name="P247">Po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0"/>
      <text:p text:style-name="P160"/>
      <text:p text:style-name="P160"/>
      <text:p text:style-name="P180">nano depoly.yaml</text:p>
      <text:p text:style-name="P177"/>
      <text:p text:style-name="P177">kind: Deployment</text:p>
      <text:p text:style-name="P177">apiVersion: apps/v1</text:p>
      <text:p text:style-name="P177">metadata:</text:p>
      <text:p text:style-name="P177"><text:s text:c="2"/>name: deployexample</text:p>
      <text:p text:style-name="P177">spec:</text:p>
      <text:p text:style-name="P177"><text:s text:c="2"/>replicas: 4</text:p>
      <text:p text:style-name="P16"><text:span text:style-name="T84"><text:s text:c="2"/></text:span><text:span text:style-name="T85">selector:</text:span></text:p>
      <text:p text:style-name="P181"><text:s text:c="4"/>matchLabels:</text:p>
      <text:p text:style-name="P181"><text:s text:c="6"/>app: frontend</text:p>
      <text:p text:style-name="P177"><text:s text:c="2"/>template:</text:p>
      <text:p text:style-name="P177"><text:s text:c="4"/>metadata:</text:p>
      <text:p text:style-name="P177"><text:s text:c="6"/>labels:</text:p>
      <text:p text:style-name="P177"><text:s text:c="8"/>app: frontend</text:p>
      <text:p text:style-name="P177"><text:s text:c="4"/>spec:</text:p>
      <text:p text:style-name="P177"><text:s text:c="6"/>containers:</text:p>
      <text:p text:style-name="P177"><text:s text:c="6"/>- name: container1</text:p>
      <text:p text:style-name="P177"><text:s text:c="8"/>image: aamirpinger/helloworld</text:p>
      <text:p text:style-name="P177"><text:s text:c="8"/>imagePullPolicy: IfNotPresent</text:p>
      <text:p text:style-name="P178"><text:s text:c="8"/></text:p>
      <text:p text:style-name="P178"/>
      <text:p text:style-name="P180">kubectl create -f deploy.yaml</text:p>
      <text:p text:style-name="P180">kubectl get deploy</text:p>
      <text:p text:style-name="P180">kubectl get rs</text:p>
      <text:p text:style-name="P180">kubectle get pods</text:p>
      <text:p text:style-name="P180"/>
      <text:p text:style-name="P180">kubectle expose deployment deployexample --port=8080 --target-port=80 --type=LoadBalancer</text:p>
      <text:p text:style-name="P180"/>
      <text:p text:style-name="P180">kubectle get svc</text:p>
      <text:p text:style-name="P180">minikube ip</text:p>
      <text:p text:style-name="P180"/>
      <text:p text:style-name="P167">Now we change the image in deployment.template through set image command</text:p>
      <text:p text:style-name="P183"/>
      <text:p text:style-name="P183">kubectl set image deployment deployexample container1=aamirpinger/flag</text:p>
      <text:p text:style-name="P183"/>
      <text:p text:style-name="P167">we can also watch our pods at runtime through these commands</text:p>
      <text:p text:style-name="P183"/>
      <text:p text:style-name="P183">kubectl get deploy,rs,pod -w</text:p>
      <text:p text:style-name="P183"/>
      <text:p text:style-name="P183">watch kubectl get deploy,rs,pod</text:p>
      <text:p text:style-name="P183"/>
      <text:p text:style-name="P173">Deployment <text:span text:style-name="T133">rollingUpdate strategies</text:span></text:p>
      <text:p text:style-name="P166"/>
      <text:p text:style-name="P223"><text:bookmark text:name="docs-internal-guid-123c5946-7fff-3532-c954-89086b22a1b9"/>Deployment can be set with two rolling update strategies</text:p>
      <text:list xml:id="list2032286848" text:style-name="L20">
        <text:list-item>
          <text:p text:style-name="P245">Recreate</text:p>
        </text:list-item>
        <text:list-item>
          <text:p text:style-name="P245">RollingUpdate (default)</text:p>
        </text:list-item>
      </text:list>
      <text:p text:style-name="P152">deployment.spec.strategy</text:p>
      <text:p text:style-name="P175"/>
      <text:p text:style-name="P175">kind: Deployment</text:p>
      <text:p text:style-name="P175">apiVersion: apps/v1</text:p>
      <text:p text:style-name="P175">metadata:</text:p>
      <text:p text:style-name="P175"><text:s text:c="2"/>name: deployexample</text:p>
      <text:p text:style-name="P175">spec:</text:p>
      <text:p text:style-name="P175"><text:s text:c="2"/>replicas: 4</text:p>
      <text:p text:style-name="P17"><text:span text:style-name="T84"><text:s text:c="2"/></text:span><text:span text:style-name="T85">selector:</text:span></text:p>
      <text:p text:style-name="P182"><text:s text:c="4"/>matchLabels:</text:p>
      <text:p text:style-name="P182"><text:s text:c="6"/>app: frontend</text:p>
      <text:p text:style-name="P175"><text:soft-page-break/><text:s text:c="2"/>template:</text:p>
      <text:p text:style-name="P175"><text:s text:c="4"/>metadata:</text:p>
      <text:p text:style-name="P175"><text:s text:c="6"/>labels:</text:p>
      <text:p text:style-name="P175"><text:s text:c="8"/>app: frontend</text:p>
      <text:p text:style-name="P175"><text:s text:c="4"/>spec:</text:p>
      <text:p text:style-name="P175"><text:s text:c="6"/>containers:</text:p>
      <text:p text:style-name="P175"><text:s text:c="6"/>- name: container1</text:p>
      <text:p text:style-name="P175"><text:s text:c="8"/>image: aamirpinger/helloworld</text:p>
      <text:p text:style-name="P175"><text:s text:c="8"/>imagePullPolicy: IfNotPresent</text:p>
      <text:p text:style-name="P150"><text:s text:c="2"/><text:span text:style-name="T98">strategy:</text:span></text:p>
      <text:p text:style-name="P150"><text:s text:c="4"/><text:span text:style-name="T98">type: RollingUpdate </text:span><text:span text:style-name="T62">(</text:span><text:span text:style-name="T63">This is default</text:span><text:span text:style-name="T62">)</text:span></text:p>
      <text:p text:style-name="P150"><text:s text:c="4"/><text:span text:style-name="T98">rollingUpdate:</text:span></text:p>
      <text:p text:style-name="P150"><text:s text:c="6"/><text:span text:style-name="T98">maxUnavailable: 0 </text:span><text:span text:style-name="T62">(</text:span><text:span text:style-name="T63">default 25%</text:span><text:span text:style-name="T62">)</text:span></text:p>
      <text:p text:style-name="P175"><text:span text:style-name="T27"><text:s text:c="6"/></text:span><text:span text:style-name="T33">maxSurge: 1</text:span><text:span text:style-name="T98"> <text:s text:c="6"/></text:span><text:span text:style-name="T62">(</text:span><text:span text:style-name="T63">default 25%</text:span><text:span text:style-name="T62">)</text:span></text:p>
      <text:p text:style-name="P176"/>
      <text:p text:style-name="P179">OR</text:p>
      <text:p text:style-name="P3"><text:s text:c="2"/>strategy:</text:p>
      <text:p text:style-name="P151"><text:s text:c="4"/><text:span text:style-name="T98">type: Recreate</text:span></text:p>
      <text:p text:style-name="P174">Deployment <text:span text:style-name="T99">helping commands</text:span></text:p>
      <text:p text:style-name="P165"/>
      <text:p text:style-name="P153">To pause the deployment</text:p>
      <text:p text:style-name="P184">kubectle rollout pause deployment &lt;deploy name&gt;</text:p>
      <text:p text:style-name="P153">To resume the deployment</text:p>
      <text:p text:style-name="P184">kubectle rollout resume deployment &lt;deploy name&gt;</text:p>
      <text:p text:style-name="P153">To check the status during deployment</text:p>
      <text:p text:style-name="P184">kubectle rollout status deployment &lt;deploy name&gt;</text:p>
      <text:p text:style-name="P189">Waiting for deployment "deploystrategy" rollout to finish: 2 out of 3 new replicas have been updated...</text:p>
      <text:p text:style-name="P189">Waiting for deployment "deploystrategy" rollout to finish: 2 out of 3 new replicas have been updated...</text:p>
      <text:p text:style-name="P189">Waiting for deployment "deploystrategy" rollout to finish: 2 out of 3 new replicas have been updated...</text:p>
      <text:p text:style-name="P189">Waiting for deployment "deploystrategy" rollout to finish: 1 old replicas are pending termination...</text:p>
      <text:p text:style-name="P189">Waiting for deployment "deploystrategy" rollout to finish: 1 old replicas are pending termination...</text:p>
      <text:p text:style-name="P190">deployment "deploystrategy" successfully rolled out</text:p>
      <text:p text:style-name="P155"/>
      <text:p text:style-name="P190"><text:span text:style-name="T41">To check the </text:span><text:span text:style-name="T42">history of</text:span><text:span text:style-name="T41"> deployment</text:span></text:p>
      <text:p text:style-name="P184">kubectle rollout history deployment &lt;deploy name&gt;</text:p>
      <text:p text:style-name="P187">deployment.apps/deployexample </text:p>
      <text:p text:style-name="P187">REVISION <text:s/>CHANGE-CAUSE</text:p>
      <text:p text:style-name="P187">1 <text:s text:c="8"/>&lt;none&gt;</text:p>
      <text:p text:style-name="P187">2 <text:s text:c="8"/>&lt;none&gt;</text:p>
      <text:p text:style-name="P154">To check the <text:span text:style-name="T100">history of revision1</text:span> deployment</text:p>
      <text:p text:style-name="P184">kubectle rollout history deployment &lt;deploy name&gt; --revision=1</text:p>
      <text:p text:style-name="P187">deployment.apps/deployexample with revision #1</text:p>
      <text:p text:style-name="P187">Pod Template:</text:p>
      <text:p text:style-name="P187"><text:s text:c="2"/>Labels:<text:tab/>app=frontend</text:p>
      <text:p text:style-name="P187"><text:tab/>pod-template-hash=6c8ffc4c59</text:p>
      <text:p text:style-name="P187"><text:s text:c="2"/>Containers:</text:p>
      <text:p text:style-name="P187"><text:s text:c="3"/>container1:</text:p>
      <text:p text:style-name="P187"><text:s text:c="4"/>Image:<text:tab/>aamirpinger/helloworld</text:p>
      <text:p text:style-name="P187"><text:s text:c="4"/>Port:<text:tab/>&lt;none&gt;</text:p>
      <text:p text:style-name="P187"><text:s text:c="4"/>Host Port:<text:tab/>&lt;none&gt;</text:p>
      <text:p text:style-name="P187"><text:s text:c="4"/>Environment:<text:tab/>&lt;none&gt;</text:p>
      <text:p text:style-name="P187"><text:s text:c="4"/>Mounts:<text:tab/>&lt;none&gt;</text:p>
      <text:p text:style-name="P187"><text:s text:c="2"/>Volumes:<text:tab/>&lt;none&gt;</text:p>
      <text:p text:style-name="P154"><text:span text:style-name="T134">To </text:span>check the <text:span text:style-name="T100">history of revision2</text:span> deployment</text:p>
      <text:p text:style-name="P184">kubectle rollout history deployment &lt;deploy name&gt; --revision=2</text:p>
      <text:p text:style-name="P187">deployment.apps/deployexample with revision #2</text:p>
      <text:p text:style-name="P187">Pod Template:</text:p>
      <text:p text:style-name="P187"><text:s text:c="2"/>Labels:<text:tab/>app=frontend</text:p>
      <text:p text:style-name="P187"><text:tab/>pod-template-hash=6577f4885</text:p>
      <text:p text:style-name="P187"><text:s text:c="2"/>Containers:</text:p>
      <text:p text:style-name="P187"><text:s text:c="3"/>container1:</text:p>
      <text:p text:style-name="P187"><text:s text:c="4"/>Image:<text:tab/>aamirpinger/flag</text:p>
      <text:p text:style-name="P187"><text:s text:c="4"/>Port:<text:tab/>&lt;none&gt;</text:p>
      <text:p text:style-name="P187"><text:s text:c="4"/>Host Port:<text:tab/>&lt;none&gt;</text:p>
      <text:p text:style-name="P187"><text:s text:c="4"/>Environment:<text:tab/>&lt;none&gt;</text:p>
      <text:p text:style-name="P187"><text:s text:c="4"/>Mounts:<text:tab/>&lt;none&gt;</text:p>
      <text:p text:style-name="P187"><text:s text:c="2"/>Volumes:<text:tab/>&lt;none&gt;</text:p>
      <text:p text:style-name="P156">To undo the deployment to revision1</text:p>
      <text:p text:style-name="P184">kubectle rollout undo deployment &lt;deploy name&gt; --to-revision=1</text:p>
      <text:p text:style-name="P157">after undo we can chech the status and history</text:p>
      <text:p text:style-name="P185">kubectl rollout status deployment deploystrategy </text:p>
      <text:p text:style-name="P188">Waiting for deployment "deploystrategy" rollout to finish: 1 old replicas are pending termination...</text:p>
      <text:p text:style-name="P188">Waiting for deployment "deploystrategy" rollout to finish: 1 old replicas are pending termination...</text:p>
      <text:p text:style-name="P188">deployment "deploystrategy" successfully rolled out</text:p>
      <text:p text:style-name="P185">kubectl rollout history deployment deploystrategy</text:p>
      <text:p text:style-name="P188">deployment.apps/deployexample </text:p>
      <text:p text:style-name="P188">REVISION <text:s/>CHANGE-CAUSE</text:p>
      <text:p text:style-name="P188">2 <text:s text:c="8"/>&lt;none&gt;</text:p>
      <text:p text:style-name="P188">3 <text:s text:c="8"/>&lt;none&gt;</text:p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9:52:14.485696223</meta:creation-date>
    <dc:date>2020-07-26T10:33:11.105068437</dc:date>
    <meta:editing-duration>PT19H53M56S</meta:editing-duration>
    <meta:editing-cycles>103</meta:editing-cycles>
    <meta:generator>LibreOffice/6.0.7.3$Linux_X86_64 LibreOffice_project/00m0$Build-3</meta:generator>
    <meta:document-statistic meta:table-count="0" meta:image-count="0" meta:object-count="0" meta:page-count="11" meta:paragraph-count="892" meta:word-count="2739" meta:character-count="22954" meta:non-whitespace-character-count="18864"/>
  </office:meta>
</office:document-meta>
</file>